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384.01pt" svg:y="5.27pt">
            <loext:p draw:notify-on-update-of-ranges="Sheet1.A1:Sheet1.A4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383.22pt" svg:y="176.94pt">
            <loext:p draw:notify-on-update-of-ranges="Sheet1.B1:Sheet1.B4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378.54pt" svg:y="295.14pt">
            <loext:p draw:notify-on-update-of-ranges="Sheet1.C1:Sheet1.C4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328546" calcext:value-type="float">
            <text:p>1328546</text:p>
          </table:table-cell>
          <table:table-cell office:value-type="float" office:value="2994722" calcext:value-type="float">
            <text:p>2994722</text:p>
          </table:table-cell>
          <table:table-cell office:value-type="float" office:value="1360303" calcext:value-type="float">
            <text:p>1360303</text:p>
          </table:table-cell>
        </table:table-row>
        <table:table-row table:style-name="ro1">
          <table:table-cell office:value-type="float" office:value="1252751" calcext:value-type="float">
            <text:p>1252751</text:p>
          </table:table-cell>
          <table:table-cell office:value-type="float" office:value="2929769" calcext:value-type="float">
            <text:p>2929769</text:p>
          </table:table-cell>
          <table:table-cell office:value-type="float" office:value="1396989" calcext:value-type="float">
            <text:p>1396989</text:p>
          </table:table-cell>
        </table:table-row>
        <table:table-row table:style-name="ro1">
          <table:table-cell office:value-type="float" office:value="1178765" calcext:value-type="float">
            <text:p>1178765</text:p>
          </table:table-cell>
          <table:table-cell office:value-type="float" office:value="2821966" calcext:value-type="float">
            <text:p>2821966</text:p>
          </table:table-cell>
          <table:table-cell office:value-type="float" office:value="2141001" calcext:value-type="float">
            <text:p>2141001</text:p>
          </table:table-cell>
        </table:table-row>
        <table:table-row table:style-name="ro1">
          <table:table-cell office:value-type="float" office:value="1197605" calcext:value-type="float">
            <text:p>1197605</text:p>
          </table:table-cell>
          <table:table-cell office:value-type="float" office:value="2872280" calcext:value-type="float">
            <text:p>2872280</text:p>
          </table:table-cell>
          <table:table-cell office:value-type="float" office:value="2426668" calcext:value-type="float">
            <text:p>2426668</text:p>
          </table:table-cell>
        </table:table-row>
        <table:table-row table:style-name="ro1">
          <table:table-cell office:value-type="float" office:value="2027722" calcext:value-type="float">
            <text:p>2027722</text:p>
          </table:table-cell>
          <table:table-cell office:value-type="float" office:value="2840130" calcext:value-type="float">
            <text:p>2840130</text:p>
          </table:table-cell>
          <table:table-cell office:value-type="float" office:value="2786039" calcext:value-type="float">
            <text:p>2786039</text:p>
          </table:table-cell>
        </table:table-row>
        <table:table-row table:style-name="ro1">
          <table:table-cell office:value-type="float" office:value="1879249" calcext:value-type="float">
            <text:p>1879249</text:p>
          </table:table-cell>
          <table:table-cell office:value-type="float" office:value="2837875" calcext:value-type="float">
            <text:p>2837875</text:p>
          </table:table-cell>
          <table:table-cell office:value-type="float" office:value="2939143" calcext:value-type="float">
            <text:p>2939143</text:p>
          </table:table-cell>
        </table:table-row>
        <table:table-row table:style-name="ro1">
          <table:table-cell office:value-type="float" office:value="1895313" calcext:value-type="float">
            <text:p>1895313</text:p>
          </table:table-cell>
          <table:table-cell office:value-type="float" office:value="2823356" calcext:value-type="float">
            <text:p>2823356</text:p>
          </table:table-cell>
          <table:table-cell office:value-type="float" office:value="2998747" calcext:value-type="float">
            <text:p>2998747</text:p>
          </table:table-cell>
        </table:table-row>
        <table:table-row table:style-name="ro1">
          <table:table-cell office:value-type="float" office:value="1844244" calcext:value-type="float">
            <text:p>1844244</text:p>
          </table:table-cell>
          <table:table-cell office:value-type="float" office:value="2832323" calcext:value-type="float">
            <text:p>2832323</text:p>
          </table:table-cell>
          <table:table-cell office:value-type="float" office:value="3019192" calcext:value-type="float">
            <text:p>3019192</text:p>
          </table:table-cell>
        </table:table-row>
        <table:table-row table:style-name="ro1">
          <table:table-cell office:value-type="float" office:value="1916272" calcext:value-type="float">
            <text:p>1916272</text:p>
          </table:table-cell>
          <table:table-cell office:value-type="float" office:value="2826587" calcext:value-type="float">
            <text:p>2826587</text:p>
          </table:table-cell>
          <table:table-cell office:value-type="float" office:value="3188136" calcext:value-type="float">
            <text:p>3188136</text:p>
          </table:table-cell>
        </table:table-row>
        <table:table-row table:style-name="ro1">
          <table:table-cell office:value-type="float" office:value="1870437" calcext:value-type="float">
            <text:p>1870437</text:p>
          </table:table-cell>
          <table:table-cell office:value-type="float" office:value="2807889" calcext:value-type="float">
            <text:p>2807889</text:p>
          </table:table-cell>
          <table:table-cell office:value-type="float" office:value="2904929" calcext:value-type="float">
            <text:p>2904929</text:p>
          </table:table-cell>
        </table:table-row>
        <table:table-row table:style-name="ro1">
          <table:table-cell office:value-type="float" office:value="1925385" calcext:value-type="float">
            <text:p>1925385</text:p>
          </table:table-cell>
          <table:table-cell office:value-type="float" office:value="2829931" calcext:value-type="float">
            <text:p>2829931</text:p>
          </table:table-cell>
          <table:table-cell office:value-type="float" office:value="2909925" calcext:value-type="float">
            <text:p>2909925</text:p>
          </table:table-cell>
        </table:table-row>
        <table:table-row table:style-name="ro1">
          <table:table-cell office:value-type="float" office:value="1910272" calcext:value-type="float">
            <text:p>1910272</text:p>
          </table:table-cell>
          <table:table-cell office:value-type="float" office:value="2805680" calcext:value-type="float">
            <text:p>2805680</text:p>
          </table:table-cell>
          <table:table-cell office:value-type="float" office:value="2973094" calcext:value-type="float">
            <text:p>2973094</text:p>
          </table:table-cell>
        </table:table-row>
        <table:table-row table:style-name="ro1">
          <table:table-cell office:value-type="float" office:value="1909735" calcext:value-type="float">
            <text:p>1909735</text:p>
          </table:table-cell>
          <table:table-cell office:value-type="float" office:value="2811498" calcext:value-type="float">
            <text:p>2811498</text:p>
          </table:table-cell>
          <table:table-cell office:value-type="float" office:value="2899921" calcext:value-type="float">
            <text:p>2899921</text:p>
          </table:table-cell>
        </table:table-row>
        <table:table-row table:style-name="ro1">
          <table:table-cell office:value-type="float" office:value="2138438" calcext:value-type="float">
            <text:p>2138438</text:p>
          </table:table-cell>
          <table:table-cell office:value-type="float" office:value="2836157" calcext:value-type="float">
            <text:p>2836157</text:p>
          </table:table-cell>
          <table:table-cell office:value-type="float" office:value="2905080" calcext:value-type="float">
            <text:p>2905080</text:p>
          </table:table-cell>
        </table:table-row>
        <table:table-row table:style-name="ro1">
          <table:table-cell office:value-type="float" office:value="2053971" calcext:value-type="float">
            <text:p>2053971</text:p>
          </table:table-cell>
          <table:table-cell office:value-type="float" office:value="2826189" calcext:value-type="float">
            <text:p>2826189</text:p>
          </table:table-cell>
          <table:table-cell office:value-type="float" office:value="3106738" calcext:value-type="float">
            <text:p>3106738</text:p>
          </table:table-cell>
        </table:table-row>
        <table:table-row table:style-name="ro1">
          <table:table-cell office:value-type="float" office:value="2198286" calcext:value-type="float">
            <text:p>2198286</text:p>
          </table:table-cell>
          <table:table-cell office:value-type="float" office:value="2820420" calcext:value-type="float">
            <text:p>2820420</text:p>
          </table:table-cell>
          <table:table-cell office:value-type="float" office:value="2913628" calcext:value-type="float">
            <text:p>2913628</text:p>
          </table:table-cell>
        </table:table-row>
        <table:table-row table:style-name="ro1">
          <table:table-cell office:value-type="float" office:value="1907545" calcext:value-type="float">
            <text:p>1907545</text:p>
          </table:table-cell>
          <table:table-cell office:value-type="float" office:value="2820504" calcext:value-type="float">
            <text:p>2820504</text:p>
          </table:table-cell>
          <table:table-cell office:value-type="float" office:value="2926608" calcext:value-type="float">
            <text:p>2926608</text:p>
          </table:table-cell>
        </table:table-row>
        <table:table-row table:style-name="ro1">
          <table:table-cell office:value-type="float" office:value="1870053" calcext:value-type="float">
            <text:p>1870053</text:p>
          </table:table-cell>
          <table:table-cell office:value-type="float" office:value="2984576" calcext:value-type="float">
            <text:p>2984576</text:p>
          </table:table-cell>
          <table:table-cell office:value-type="float" office:value="2906690" calcext:value-type="float">
            <text:p>2906690</text:p>
          </table:table-cell>
        </table:table-row>
        <table:table-row table:style-name="ro1">
          <table:table-cell office:value-type="float" office:value="2071698" calcext:value-type="float">
            <text:p>2071698</text:p>
          </table:table-cell>
          <table:table-cell office:value-type="float" office:value="2887938" calcext:value-type="float">
            <text:p>2887938</text:p>
          </table:table-cell>
          <table:table-cell office:value-type="float" office:value="2930646" calcext:value-type="float">
            <text:p>2930646</text:p>
          </table:table-cell>
        </table:table-row>
        <table:table-row table:style-name="ro1">
          <table:table-cell office:value-type="float" office:value="2074331" calcext:value-type="float">
            <text:p>2074331</text:p>
          </table:table-cell>
          <table:table-cell office:value-type="float" office:value="2801433" calcext:value-type="float">
            <text:p>2801433</text:p>
          </table:table-cell>
          <table:table-cell office:value-type="float" office:value="2903577" calcext:value-type="float">
            <text:p>2903577</text:p>
          </table:table-cell>
        </table:table-row>
        <table:table-row table:style-name="ro1">
          <table:table-cell office:value-type="float" office:value="1978662" calcext:value-type="float">
            <text:p>1978662</text:p>
          </table:table-cell>
          <table:table-cell office:value-type="float" office:value="2800890" calcext:value-type="float">
            <text:p>2800890</text:p>
          </table:table-cell>
          <table:table-cell office:value-type="float" office:value="2898999" calcext:value-type="float">
            <text:p>2898999</text:p>
          </table:table-cell>
        </table:table-row>
        <table:table-row table:style-name="ro1">
          <table:table-cell office:value-type="float" office:value="1880665" calcext:value-type="float">
            <text:p>1880665</text:p>
          </table:table-cell>
          <table:table-cell office:value-type="float" office:value="2808923" calcext:value-type="float">
            <text:p>2808923</text:p>
          </table:table-cell>
          <table:table-cell office:value-type="float" office:value="2927664" calcext:value-type="float">
            <text:p>2927664</text:p>
          </table:table-cell>
        </table:table-row>
        <table:table-row table:style-name="ro1">
          <table:table-cell office:value-type="float" office:value="1971656" calcext:value-type="float">
            <text:p>1971656</text:p>
          </table:table-cell>
          <table:table-cell office:value-type="float" office:value="2813799" calcext:value-type="float">
            <text:p>2813799</text:p>
          </table:table-cell>
          <table:table-cell office:value-type="float" office:value="2960292" calcext:value-type="float">
            <text:p>2960292</text:p>
          </table:table-cell>
        </table:table-row>
        <table:table-row table:style-name="ro1">
          <table:table-cell office:value-type="float" office:value="1861361" calcext:value-type="float">
            <text:p>1861361</text:p>
          </table:table-cell>
          <table:table-cell office:value-type="float" office:value="2815951" calcext:value-type="float">
            <text:p>2815951</text:p>
          </table:table-cell>
          <table:table-cell office:value-type="float" office:value="2938080" calcext:value-type="float">
            <text:p>2938080</text:p>
          </table:table-cell>
        </table:table-row>
        <table:table-row table:style-name="ro1">
          <table:table-cell office:value-type="float" office:value="1855042" calcext:value-type="float">
            <text:p>1855042</text:p>
          </table:table-cell>
          <table:table-cell office:value-type="float" office:value="2828754" calcext:value-type="float">
            <text:p>2828754</text:p>
          </table:table-cell>
          <table:table-cell office:value-type="float" office:value="3045967" calcext:value-type="float">
            <text:p>3045967</text:p>
          </table:table-cell>
        </table:table-row>
        <table:table-row table:style-name="ro1">
          <table:table-cell office:value-type="float" office:value="1988959" calcext:value-type="float">
            <text:p>1988959</text:p>
          </table:table-cell>
          <table:table-cell office:value-type="float" office:value="2856158" calcext:value-type="float">
            <text:p>2856158</text:p>
          </table:table-cell>
          <table:table-cell office:value-type="float" office:value="3064308" calcext:value-type="float">
            <text:p>3064308</text:p>
          </table:table-cell>
        </table:table-row>
        <table:table-row table:style-name="ro1">
          <table:table-cell office:value-type="float" office:value="1833073" calcext:value-type="float">
            <text:p>1833073</text:p>
          </table:table-cell>
          <table:table-cell office:value-type="float" office:value="2829408" calcext:value-type="float">
            <text:p>2829408</text:p>
          </table:table-cell>
          <table:table-cell office:value-type="float" office:value="2923928" calcext:value-type="float">
            <text:p>2923928</text:p>
          </table:table-cell>
        </table:table-row>
        <table:table-row table:style-name="ro1">
          <table:table-cell office:value-type="float" office:value="1919019" calcext:value-type="float">
            <text:p>1919019</text:p>
          </table:table-cell>
          <table:table-cell office:value-type="float" office:value="2792309" calcext:value-type="float">
            <text:p>2792309</text:p>
          </table:table-cell>
          <table:table-cell office:value-type="float" office:value="2941247" calcext:value-type="float">
            <text:p>2941247</text:p>
          </table:table-cell>
        </table:table-row>
        <table:table-row table:style-name="ro1">
          <table:table-cell office:value-type="float" office:value="1947624" calcext:value-type="float">
            <text:p>1947624</text:p>
          </table:table-cell>
          <table:table-cell office:value-type="float" office:value="2812771" calcext:value-type="float">
            <text:p>2812771</text:p>
          </table:table-cell>
          <table:table-cell office:value-type="float" office:value="2935194" calcext:value-type="float">
            <text:p>2935194</text:p>
          </table:table-cell>
        </table:table-row>
        <table:table-row table:style-name="ro1">
          <table:table-cell office:value-type="float" office:value="2018519" calcext:value-type="float">
            <text:p>2018519</text:p>
          </table:table-cell>
          <table:table-cell office:value-type="float" office:value="2915562" calcext:value-type="float">
            <text:p>2915562</text:p>
          </table:table-cell>
          <table:table-cell office:value-type="float" office:value="2898128" calcext:value-type="float">
            <text:p>2898128</text:p>
          </table:table-cell>
        </table:table-row>
        <table:table-row table:style-name="ro1">
          <table:table-cell office:value-type="float" office:value="1858192" calcext:value-type="float">
            <text:p>1858192</text:p>
          </table:table-cell>
          <table:table-cell office:value-type="float" office:value="2925502" calcext:value-type="float">
            <text:p>2925502</text:p>
          </table:table-cell>
          <table:table-cell office:value-type="float" office:value="2911888" calcext:value-type="float">
            <text:p>2911888</text:p>
          </table:table-cell>
        </table:table-row>
        <table:table-row table:style-name="ro1">
          <table:table-cell office:value-type="float" office:value="2141027" calcext:value-type="float">
            <text:p>2141027</text:p>
          </table:table-cell>
          <table:table-cell office:value-type="float" office:value="2808410" calcext:value-type="float">
            <text:p>2808410</text:p>
          </table:table-cell>
          <table:table-cell office:value-type="float" office:value="2895480" calcext:value-type="float">
            <text:p>2895480</text:p>
          </table:table-cell>
        </table:table-row>
        <table:table-row table:style-name="ro1">
          <table:table-cell office:value-type="float" office:value="2139689" calcext:value-type="float">
            <text:p>2139689</text:p>
          </table:table-cell>
          <table:table-cell office:value-type="float" office:value="2800303" calcext:value-type="float">
            <text:p>2800303</text:p>
          </table:table-cell>
          <table:table-cell office:value-type="float" office:value="2912836" calcext:value-type="float">
            <text:p>2912836</text:p>
          </table:table-cell>
        </table:table-row>
        <table:table-row table:style-name="ro1">
          <table:table-cell office:value-type="float" office:value="1892451" calcext:value-type="float">
            <text:p>1892451</text:p>
          </table:table-cell>
          <table:table-cell office:value-type="float" office:value="2905456" calcext:value-type="float">
            <text:p>2905456</text:p>
          </table:table-cell>
          <table:table-cell office:value-type="float" office:value="2902737" calcext:value-type="float">
            <text:p>2902737</text:p>
          </table:table-cell>
        </table:table-row>
        <table:table-row table:style-name="ro1">
          <table:table-cell office:value-type="float" office:value="1873149" calcext:value-type="float">
            <text:p>1873149</text:p>
          </table:table-cell>
          <table:table-cell office:value-type="float" office:value="2921613" calcext:value-type="float">
            <text:p>2921613</text:p>
          </table:table-cell>
          <table:table-cell office:value-type="float" office:value="2905743" calcext:value-type="float">
            <text:p>2905743</text:p>
          </table:table-cell>
        </table:table-row>
        <table:table-row table:style-name="ro1">
          <table:table-cell office:value-type="float" office:value="1967624" calcext:value-type="float">
            <text:p>1967624</text:p>
          </table:table-cell>
          <table:table-cell office:value-type="float" office:value="2806329" calcext:value-type="float">
            <text:p>2806329</text:p>
          </table:table-cell>
          <table:table-cell office:value-type="float" office:value="2904067" calcext:value-type="float">
            <text:p>2904067</text:p>
          </table:table-cell>
        </table:table-row>
        <table:table-row table:style-name="ro1">
          <table:table-cell office:value-type="float" office:value="1866388" calcext:value-type="float">
            <text:p>1866388</text:p>
          </table:table-cell>
          <table:table-cell office:value-type="float" office:value="2801838" calcext:value-type="float">
            <text:p>2801838</text:p>
          </table:table-cell>
          <table:table-cell office:value-type="float" office:value="2927228" calcext:value-type="float">
            <text:p>2927228</text:p>
          </table:table-cell>
        </table:table-row>
        <table:table-row table:style-name="ro1">
          <table:table-cell office:value-type="float" office:value="1913446" calcext:value-type="float">
            <text:p>1913446</text:p>
          </table:table-cell>
          <table:table-cell office:value-type="float" office:value="2919099" calcext:value-type="float">
            <text:p>2919099</text:p>
          </table:table-cell>
          <table:table-cell office:value-type="float" office:value="2899440" calcext:value-type="float">
            <text:p>2899440</text:p>
          </table:table-cell>
        </table:table-row>
        <table:table-row table:style-name="ro1">
          <table:table-cell office:value-type="float" office:value="2050998" calcext:value-type="float">
            <text:p>2050998</text:p>
          </table:table-cell>
          <table:table-cell office:value-type="float" office:value="2948198" calcext:value-type="float">
            <text:p>2948198</text:p>
          </table:table-cell>
          <table:table-cell office:value-type="float" office:value="2909276" calcext:value-type="float">
            <text:p>2909276</text:p>
          </table:table-cell>
        </table:table-row>
        <table:table-row table:style-name="ro1">
          <table:table-cell office:value-type="float" office:value="1941863" calcext:value-type="float">
            <text:p>1941863</text:p>
          </table:table-cell>
          <table:table-cell office:value-type="float" office:value="2822868" calcext:value-type="float">
            <text:p>2822868</text:p>
          </table:table-cell>
          <table:table-cell office:value-type="float" office:value="2913810" calcext:value-type="float">
            <text:p>2913810</text:p>
          </table:table-cell>
        </table:table-row>
        <table:table-row table:style-name="ro1">
          <table:table-cell office:value-type="float" office:value="1889869" calcext:value-type="float">
            <text:p>1889869</text:p>
          </table:table-cell>
          <table:table-cell office:value-type="float" office:value="3025870" calcext:value-type="float">
            <text:p>3025870</text:p>
          </table:table-cell>
          <table:table-cell office:value-type="float" office:value="2916499" calcext:value-type="float">
            <text:p>2916499</text:p>
          </table:table-cell>
        </table:table-row>
        <table:table-row table:style-name="ro1">
          <table:table-cell office:value-type="float" office:value="2008294" calcext:value-type="float">
            <text:p>2008294</text:p>
          </table:table-cell>
          <table:table-cell office:value-type="float" office:value="4339116" calcext:value-type="float">
            <text:p>4339116</text:p>
          </table:table-cell>
          <table:table-cell office:value-type="float" office:value="2888402" calcext:value-type="float">
            <text:p>2888402</text:p>
          </table:table-cell>
        </table:table-row>
        <table:table-row table:style-name="ro1">
          <table:table-cell office:value-type="float" office:value="2188031" calcext:value-type="float">
            <text:p>2188031</text:p>
          </table:table-cell>
          <table:table-cell office:value-type="float" office:value="2893104" calcext:value-type="float">
            <text:p>2893104</text:p>
          </table:table-cell>
          <table:table-cell office:value-type="float" office:value="2899944" calcext:value-type="float">
            <text:p>2899944</text:p>
          </table:table-cell>
        </table:table-row>
        <table:table-row table:style-name="ro1">
          <table:table-cell office:value-type="float" office:value="1962041" calcext:value-type="float">
            <text:p>1962041</text:p>
          </table:table-cell>
          <table:table-cell office:value-type="float" office:value="2956424" calcext:value-type="float">
            <text:p>2956424</text:p>
          </table:table-cell>
          <table:table-cell office:value-type="float" office:value="2951371" calcext:value-type="float">
            <text:p>2951371</text:p>
          </table:table-cell>
        </table:table-row>
        <table:table-row table:style-name="ro1">
          <table:table-cell office:value-type="float" office:value="1945873" calcext:value-type="float">
            <text:p>1945873</text:p>
          </table:table-cell>
          <table:table-cell office:value-type="float" office:value="2983764" calcext:value-type="float">
            <text:p>2983764</text:p>
          </table:table-cell>
          <table:table-cell office:value-type="float" office:value="2912660" calcext:value-type="float">
            <text:p>2912660</text:p>
          </table:table-cell>
        </table:table-row>
        <table:table-row table:style-name="ro1">
          <table:table-cell office:value-type="float" office:value="1850716" calcext:value-type="float">
            <text:p>1850716</text:p>
          </table:table-cell>
          <table:table-cell office:value-type="float" office:value="2855929" calcext:value-type="float">
            <text:p>2855929</text:p>
          </table:table-cell>
          <table:table-cell office:value-type="float" office:value="2937414" calcext:value-type="float">
            <text:p>2937414</text:p>
          </table:table-cell>
        </table:table-row>
        <table:table-row table:style-name="ro1">
          <table:table-cell office:value-type="float" office:value="1956555" calcext:value-type="float">
            <text:p>1956555</text:p>
          </table:table-cell>
          <table:table-cell office:value-type="float" office:value="3027199" calcext:value-type="float">
            <text:p>3027199</text:p>
          </table:table-cell>
          <table:table-cell office:value-type="float" office:value="2929701" calcext:value-type="float">
            <text:p>2929701</text:p>
          </table:table-cell>
        </table:table-row>
        <table:table-row table:style-name="ro1">
          <table:table-cell office:value-type="float" office:value="2082206" calcext:value-type="float">
            <text:p>2082206</text:p>
          </table:table-cell>
          <table:table-cell office:value-type="float" office:value="4345517" calcext:value-type="float">
            <text:p>4345517</text:p>
          </table:table-cell>
          <table:table-cell office:value-type="float" office:value="2936798" calcext:value-type="float">
            <text:p>2936798</text:p>
          </table:table-cell>
        </table:table-row>
        <table:table-row table:style-name="ro1">
          <table:table-cell office:value-type="float" office:value="1946915" calcext:value-type="float">
            <text:p>1946915</text:p>
          </table:table-cell>
          <table:table-cell office:value-type="float" office:value="2963630" calcext:value-type="float">
            <text:p>2963630</text:p>
          </table:table-cell>
          <table:table-cell office:value-type="float" office:value="2938795" calcext:value-type="float">
            <text:p>2938795</text:p>
          </table:table-cell>
        </table:table-row>
        <table:table-row table:style-name="ro1">
          <table:table-cell office:value-type="float" office:value="2044187" calcext:value-type="float">
            <text:p>2044187</text:p>
          </table:table-cell>
          <table:table-cell office:value-type="float" office:value="2994919" calcext:value-type="float">
            <text:p>2994919</text:p>
          </table:table-cell>
          <table:table-cell office:value-type="float" office:value="2941052" calcext:value-type="float">
            <text:p>2941052</text:p>
          </table:table-cell>
        </table:table-row>
        <table:table-row table:style-name="ro1">
          <table:table-cell office:value-type="float" office:value="1974419" calcext:value-type="float">
            <text:p>1974419</text:p>
          </table:table-cell>
          <table:table-cell office:value-type="float" office:value="2959679" calcext:value-type="float">
            <text:p>2959679</text:p>
          </table:table-cell>
          <table:table-cell office:value-type="float" office:value="2938103" calcext:value-type="float">
            <text:p>2938103</text:p>
          </table:table-cell>
        </table:table-row>
        <table:table-row table:style-name="ro1">
          <table:table-cell office:value-type="float" office:value="2038873" calcext:value-type="float">
            <text:p>2038873</text:p>
          </table:table-cell>
          <table:table-cell office:value-type="float" office:value="2873692" calcext:value-type="float">
            <text:p>2873692</text:p>
          </table:table-cell>
          <table:table-cell office:value-type="float" office:value="3056285" calcext:value-type="float">
            <text:p>3056285</text:p>
          </table:table-cell>
        </table:table-row>
        <table:table-row table:style-name="ro1">
          <table:table-cell office:value-type="float" office:value="2043343" calcext:value-type="float">
            <text:p>2043343</text:p>
          </table:table-cell>
          <table:table-cell office:value-type="float" office:value="3033240" calcext:value-type="float">
            <text:p>3033240</text:p>
          </table:table-cell>
          <table:table-cell office:value-type="float" office:value="3110604" calcext:value-type="float">
            <text:p>3110604</text:p>
          </table:table-cell>
        </table:table-row>
        <table:table-row table:style-name="ro1">
          <table:table-cell office:value-type="float" office:value="2105359" calcext:value-type="float">
            <text:p>2105359</text:p>
          </table:table-cell>
          <table:table-cell office:value-type="float" office:value="4391639" calcext:value-type="float">
            <text:p>4391639</text:p>
          </table:table-cell>
          <table:table-cell office:value-type="float" office:value="2901178" calcext:value-type="float">
            <text:p>2901178</text:p>
          </table:table-cell>
        </table:table-row>
        <table:table-row table:style-name="ro1">
          <table:table-cell office:value-type="float" office:value="1861564" calcext:value-type="float">
            <text:p>1861564</text:p>
          </table:table-cell>
          <table:table-cell office:value-type="float" office:value="2972567" calcext:value-type="float">
            <text:p>2972567</text:p>
          </table:table-cell>
          <table:table-cell office:value-type="float" office:value="2940335" calcext:value-type="float">
            <text:p>2940335</text:p>
          </table:table-cell>
        </table:table-row>
        <table:table-row table:style-name="ro1">
          <table:table-cell office:value-type="float" office:value="1856507" calcext:value-type="float">
            <text:p>1856507</text:p>
          </table:table-cell>
          <table:table-cell office:value-type="float" office:value="3238498" calcext:value-type="float">
            <text:p>3238498</text:p>
          </table:table-cell>
          <table:table-cell office:value-type="float" office:value="3087175" calcext:value-type="float">
            <text:p>3087175</text:p>
          </table:table-cell>
        </table:table-row>
        <table:table-row table:style-name="ro1">
          <table:table-cell office:value-type="float" office:value="2056958" calcext:value-type="float">
            <text:p>2056958</text:p>
          </table:table-cell>
          <table:table-cell office:value-type="float" office:value="2956297" calcext:value-type="float">
            <text:p>2956297</text:p>
          </table:table-cell>
          <table:table-cell office:value-type="float" office:value="2994601" calcext:value-type="float">
            <text:p>2994601</text:p>
          </table:table-cell>
        </table:table-row>
        <table:table-row table:style-name="ro1">
          <table:table-cell office:value-type="float" office:value="2201424" calcext:value-type="float">
            <text:p>2201424</text:p>
          </table:table-cell>
          <table:table-cell office:value-type="float" office:value="2881266" calcext:value-type="float">
            <text:p>2881266</text:p>
          </table:table-cell>
          <table:table-cell office:value-type="float" office:value="3209475" calcext:value-type="float">
            <text:p>3209475</text:p>
          </table:table-cell>
        </table:table-row>
        <table:table-row table:style-name="ro1">
          <table:table-cell office:value-type="float" office:value="2153601" calcext:value-type="float">
            <text:p>2153601</text:p>
          </table:table-cell>
          <table:table-cell office:value-type="float" office:value="3032355" calcext:value-type="float">
            <text:p>3032355</text:p>
          </table:table-cell>
          <table:table-cell office:value-type="float" office:value="2978633" calcext:value-type="float">
            <text:p>2978633</text:p>
          </table:table-cell>
        </table:table-row>
        <table:table-row table:style-name="ro1">
          <table:table-cell office:value-type="float" office:value="1919481" calcext:value-type="float">
            <text:p>1919481</text:p>
          </table:table-cell>
          <table:table-cell office:value-type="float" office:value="4491946" calcext:value-type="float">
            <text:p>4491946</text:p>
          </table:table-cell>
          <table:table-cell office:value-type="float" office:value="2910352" calcext:value-type="float">
            <text:p>2910352</text:p>
          </table:table-cell>
        </table:table-row>
        <table:table-row table:style-name="ro1">
          <table:table-cell office:value-type="float" office:value="2013530" calcext:value-type="float">
            <text:p>2013530</text:p>
          </table:table-cell>
          <table:table-cell office:value-type="float" office:value="3322586" calcext:value-type="float">
            <text:p>3322586</text:p>
          </table:table-cell>
          <table:table-cell office:value-type="float" office:value="3094822" calcext:value-type="float">
            <text:p>3094822</text:p>
          </table:table-cell>
        </table:table-row>
        <table:table-row table:style-name="ro1">
          <table:table-cell office:value-type="float" office:value="1963965" calcext:value-type="float">
            <text:p>1963965</text:p>
          </table:table-cell>
          <table:table-cell office:value-type="float" office:value="3014119" calcext:value-type="float">
            <text:p>3014119</text:p>
          </table:table-cell>
          <table:table-cell office:value-type="float" office:value="2971551" calcext:value-type="float">
            <text:p>2971551</text:p>
          </table:table-cell>
        </table:table-row>
        <table:table-row table:style-name="ro1">
          <table:table-cell office:value-type="float" office:value="1872802" calcext:value-type="float">
            <text:p>1872802</text:p>
          </table:table-cell>
          <table:table-cell office:value-type="float" office:value="2905148" calcext:value-type="float">
            <text:p>2905148</text:p>
          </table:table-cell>
          <table:table-cell office:value-type="float" office:value="2920484" calcext:value-type="float">
            <text:p>2920484</text:p>
          </table:table-cell>
        </table:table-row>
        <table:table-row table:style-name="ro1">
          <table:table-cell office:value-type="float" office:value="1965551" calcext:value-type="float">
            <text:p>1965551</text:p>
          </table:table-cell>
          <table:table-cell office:value-type="float" office:value="2920884" calcext:value-type="float">
            <text:p>2920884</text:p>
          </table:table-cell>
          <table:table-cell office:value-type="float" office:value="3177371" calcext:value-type="float">
            <text:p>3177371</text:p>
          </table:table-cell>
        </table:table-row>
        <table:table-row table:style-name="ro1">
          <table:table-cell office:value-type="float" office:value="2138006" calcext:value-type="float">
            <text:p>2138006</text:p>
          </table:table-cell>
          <table:table-cell office:value-type="float" office:value="3010997" calcext:value-type="float">
            <text:p>3010997</text:p>
          </table:table-cell>
          <table:table-cell office:value-type="float" office:value="2899515" calcext:value-type="float">
            <text:p>2899515</text:p>
          </table:table-cell>
        </table:table-row>
        <table:table-row table:style-name="ro1">
          <table:table-cell office:value-type="float" office:value="2034477" calcext:value-type="float">
            <text:p>2034477</text:p>
          </table:table-cell>
          <table:table-cell office:value-type="float" office:value="2855100" calcext:value-type="float">
            <text:p>2855100</text:p>
          </table:table-cell>
          <table:table-cell office:value-type="float" office:value="3059337" calcext:value-type="float">
            <text:p>3059337</text:p>
          </table:table-cell>
        </table:table-row>
        <table:table-row table:style-name="ro1">
          <table:table-cell office:value-type="float" office:value="2162516" calcext:value-type="float">
            <text:p>2162516</text:p>
          </table:table-cell>
          <table:table-cell office:value-type="float" office:value="2987609" calcext:value-type="float">
            <text:p>2987609</text:p>
          </table:table-cell>
          <table:table-cell office:value-type="float" office:value="3184623" calcext:value-type="float">
            <text:p>3184623</text:p>
          </table:table-cell>
        </table:table-row>
        <table:table-row table:style-name="ro1">
          <table:table-cell office:value-type="float" office:value="2062085" calcext:value-type="float">
            <text:p>2062085</text:p>
          </table:table-cell>
          <table:table-cell office:value-type="float" office:value="3874017" calcext:value-type="float">
            <text:p>3874017</text:p>
          </table:table-cell>
          <table:table-cell office:value-type="float" office:value="3120633" calcext:value-type="float">
            <text:p>3120633</text:p>
          </table:table-cell>
        </table:table-row>
        <table:table-row table:style-name="ro1">
          <table:table-cell office:value-type="float" office:value="2070232" calcext:value-type="float">
            <text:p>2070232</text:p>
          </table:table-cell>
          <table:table-cell office:value-type="float" office:value="3760634" calcext:value-type="float">
            <text:p>3760634</text:p>
          </table:table-cell>
          <table:table-cell office:value-type="float" office:value="2897281" calcext:value-type="float">
            <text:p>2897281</text:p>
          </table:table-cell>
        </table:table-row>
        <table:table-row table:style-name="ro1">
          <table:table-cell office:value-type="float" office:value="2054444" calcext:value-type="float">
            <text:p>2054444</text:p>
          </table:table-cell>
          <table:table-cell office:value-type="float" office:value="3188418" calcext:value-type="float">
            <text:p>3188418</text:p>
          </table:table-cell>
          <table:table-cell office:value-type="float" office:value="2893815" calcext:value-type="float">
            <text:p>2893815</text:p>
          </table:table-cell>
        </table:table-row>
        <table:table-row table:style-name="ro1">
          <table:table-cell office:value-type="float" office:value="2035386" calcext:value-type="float">
            <text:p>2035386</text:p>
          </table:table-cell>
          <table:table-cell office:value-type="float" office:value="2991055" calcext:value-type="float">
            <text:p>2991055</text:p>
          </table:table-cell>
          <table:table-cell office:value-type="float" office:value="3021559" calcext:value-type="float">
            <text:p>3021559</text:p>
          </table:table-cell>
        </table:table-row>
        <table:table-row table:style-name="ro1">
          <table:table-cell office:value-type="float" office:value="2006700" calcext:value-type="float">
            <text:p>2006700</text:p>
          </table:table-cell>
          <table:table-cell office:value-type="float" office:value="2847622" calcext:value-type="float">
            <text:p>2847622</text:p>
          </table:table-cell>
          <table:table-cell office:value-type="float" office:value="3006167" calcext:value-type="float">
            <text:p>3006167</text:p>
          </table:table-cell>
        </table:table-row>
        <table:table-row table:style-name="ro1">
          <table:table-cell office:value-type="float" office:value="2610127" calcext:value-type="float">
            <text:p>2610127</text:p>
          </table:table-cell>
          <table:table-cell office:value-type="float" office:value="2849637" calcext:value-type="float">
            <text:p>2849637</text:p>
          </table:table-cell>
          <table:table-cell office:value-type="float" office:value="2901818" calcext:value-type="float">
            <text:p>2901818</text:p>
          </table:table-cell>
        </table:table-row>
        <table:table-row table:style-name="ro1">
          <table:table-cell office:value-type="float" office:value="2609348" calcext:value-type="float">
            <text:p>2609348</text:p>
          </table:table-cell>
          <table:table-cell office:value-type="float" office:value="2972109" calcext:value-type="float">
            <text:p>2972109</text:p>
          </table:table-cell>
          <table:table-cell office:value-type="float" office:value="2890683" calcext:value-type="float">
            <text:p>2890683</text:p>
          </table:table-cell>
        </table:table-row>
        <table:table-row table:style-name="ro1">
          <table:table-cell office:value-type="float" office:value="1953997" calcext:value-type="float">
            <text:p>1953997</text:p>
          </table:table-cell>
          <table:table-cell office:value-type="float" office:value="2996005" calcext:value-type="float">
            <text:p>2996005</text:p>
          </table:table-cell>
          <table:table-cell office:value-type="float" office:value="3070252" calcext:value-type="float">
            <text:p>3070252</text:p>
          </table:table-cell>
        </table:table-row>
        <table:table-row table:style-name="ro1">
          <table:table-cell office:value-type="float" office:value="2000705" calcext:value-type="float">
            <text:p>2000705</text:p>
          </table:table-cell>
          <table:table-cell office:value-type="float" office:value="2869700" calcext:value-type="float">
            <text:p>2869700</text:p>
          </table:table-cell>
          <table:table-cell office:value-type="float" office:value="2987897" calcext:value-type="float">
            <text:p>2987897</text:p>
          </table:table-cell>
        </table:table-row>
        <table:table-row table:style-name="ro1">
          <table:table-cell office:value-type="float" office:value="2088665" calcext:value-type="float">
            <text:p>2088665</text:p>
          </table:table-cell>
          <table:table-cell office:value-type="float" office:value="3027142" calcext:value-type="float">
            <text:p>3027142</text:p>
          </table:table-cell>
          <table:table-cell office:value-type="float" office:value="2900548" calcext:value-type="float">
            <text:p>2900548</text:p>
          </table:table-cell>
        </table:table-row>
        <table:table-row table:style-name="ro1">
          <table:table-cell office:value-type="float" office:value="2148295" calcext:value-type="float">
            <text:p>2148295</text:p>
          </table:table-cell>
          <table:table-cell office:value-type="float" office:value="4438623" calcext:value-type="float">
            <text:p>4438623</text:p>
          </table:table-cell>
          <table:table-cell office:value-type="float" office:value="2912616" calcext:value-type="float">
            <text:p>2912616</text:p>
          </table:table-cell>
        </table:table-row>
        <table:table-row table:style-name="ro1">
          <table:table-cell office:value-type="float" office:value="1976653" calcext:value-type="float">
            <text:p>1976653</text:p>
          </table:table-cell>
          <table:table-cell office:value-type="float" office:value="3342114" calcext:value-type="float">
            <text:p>3342114</text:p>
          </table:table-cell>
          <table:table-cell office:value-type="float" office:value="2910343" calcext:value-type="float">
            <text:p>2910343</text:p>
          </table:table-cell>
        </table:table-row>
        <table:table-row table:style-name="ro1">
          <table:table-cell office:value-type="float" office:value="2060618" calcext:value-type="float">
            <text:p>2060618</text:p>
          </table:table-cell>
          <table:table-cell office:value-type="float" office:value="3059463" calcext:value-type="float">
            <text:p>3059463</text:p>
          </table:table-cell>
          <table:table-cell office:value-type="float" office:value="3025054" calcext:value-type="float">
            <text:p>3025054</text:p>
          </table:table-cell>
        </table:table-row>
        <table:table-row table:style-name="ro1">
          <table:table-cell office:value-type="float" office:value="2089779" calcext:value-type="float">
            <text:p>2089779</text:p>
          </table:table-cell>
          <table:table-cell office:value-type="float" office:value="3212017" calcext:value-type="float">
            <text:p>3212017</text:p>
          </table:table-cell>
          <table:table-cell office:value-type="float" office:value="3012929" calcext:value-type="float">
            <text:p>3012929</text:p>
          </table:table-cell>
        </table:table-row>
        <table:table-row table:style-name="ro1">
          <table:table-cell office:value-type="float" office:value="2007958" calcext:value-type="float">
            <text:p>2007958</text:p>
          </table:table-cell>
          <table:table-cell office:value-type="float" office:value="3205738" calcext:value-type="float">
            <text:p>3205738</text:p>
          </table:table-cell>
          <table:table-cell office:value-type="float" office:value="2904671" calcext:value-type="float">
            <text:p>2904671</text:p>
          </table:table-cell>
        </table:table-row>
        <table:table-row table:style-name="ro1">
          <table:table-cell office:value-type="float" office:value="1942595" calcext:value-type="float">
            <text:p>1942595</text:p>
          </table:table-cell>
          <table:table-cell office:value-type="float" office:value="3002035" calcext:value-type="float">
            <text:p>3002035</text:p>
          </table:table-cell>
          <table:table-cell office:value-type="float" office:value="3305923" calcext:value-type="float">
            <text:p>3305923</text:p>
          </table:table-cell>
        </table:table-row>
        <table:table-row table:style-name="ro1">
          <table:table-cell office:value-type="float" office:value="1962127" calcext:value-type="float">
            <text:p>1962127</text:p>
          </table:table-cell>
          <table:table-cell office:value-type="float" office:value="2860439" calcext:value-type="float">
            <text:p>2860439</text:p>
          </table:table-cell>
          <table:table-cell office:value-type="float" office:value="2972766" calcext:value-type="float">
            <text:p>2972766</text:p>
          </table:table-cell>
        </table:table-row>
        <table:table-row table:style-name="ro1">
          <table:table-cell office:value-type="float" office:value="2112726" calcext:value-type="float">
            <text:p>2112726</text:p>
          </table:table-cell>
          <table:table-cell office:value-type="float" office:value="3014348" calcext:value-type="float">
            <text:p>3014348</text:p>
          </table:table-cell>
          <table:table-cell office:value-type="float" office:value="3012991" calcext:value-type="float">
            <text:p>3012991</text:p>
          </table:table-cell>
        </table:table-row>
        <table:table-row table:style-name="ro1">
          <table:table-cell office:value-type="float" office:value="1990446" calcext:value-type="float">
            <text:p>1990446</text:p>
          </table:table-cell>
          <table:table-cell office:value-type="float" office:value="4052097" calcext:value-type="float">
            <text:p>4052097</text:p>
          </table:table-cell>
          <table:table-cell office:value-type="float" office:value="3196764" calcext:value-type="float">
            <text:p>3196764</text:p>
          </table:table-cell>
        </table:table-row>
        <table:table-row table:style-name="ro1">
          <table:table-cell office:value-type="float" office:value="1932498" calcext:value-type="float">
            <text:p>1932498</text:p>
          </table:table-cell>
          <table:table-cell office:value-type="float" office:value="3602867" calcext:value-type="float">
            <text:p>3602867</text:p>
          </table:table-cell>
          <table:table-cell office:value-type="float" office:value="3144823" calcext:value-type="float">
            <text:p>3144823</text:p>
          </table:table-cell>
        </table:table-row>
        <table:table-row table:style-name="ro1">
          <table:table-cell office:value-type="float" office:value="1992117" calcext:value-type="float">
            <text:p>1992117</text:p>
          </table:table-cell>
          <table:table-cell office:value-type="float" office:value="3165296" calcext:value-type="float">
            <text:p>3165296</text:p>
          </table:table-cell>
          <table:table-cell office:value-type="float" office:value="3075343" calcext:value-type="float">
            <text:p>3075343</text:p>
          </table:table-cell>
        </table:table-row>
        <table:table-row table:style-name="ro1">
          <table:table-cell office:value-type="float" office:value="2554410" calcext:value-type="float">
            <text:p>2554410</text:p>
          </table:table-cell>
          <table:table-cell office:value-type="float" office:value="2987618" calcext:value-type="float">
            <text:p>2987618</text:p>
          </table:table-cell>
          <table:table-cell office:value-type="float" office:value="2900877" calcext:value-type="float">
            <text:p>2900877</text:p>
          </table:table-cell>
        </table:table-row>
        <table:table-row table:style-name="ro1">
          <table:table-cell office:value-type="float" office:value="2677658" calcext:value-type="float">
            <text:p>2677658</text:p>
          </table:table-cell>
          <table:table-cell office:value-type="float" office:value="2872479" calcext:value-type="float">
            <text:p>2872479</text:p>
          </table:table-cell>
          <table:table-cell office:value-type="float" office:value="3046649" calcext:value-type="float">
            <text:p>3046649</text:p>
          </table:table-cell>
        </table:table-row>
        <table:table-row table:style-name="ro1">
          <table:table-cell office:value-type="float" office:value="1842672" calcext:value-type="float">
            <text:p>1842672</text:p>
          </table:table-cell>
          <table:table-cell office:value-type="float" office:value="3115810" calcext:value-type="float">
            <text:p>3115810</text:p>
          </table:table-cell>
          <table:table-cell office:value-type="float" office:value="2993985" calcext:value-type="float">
            <text:p>2993985</text:p>
          </table:table-cell>
        </table:table-row>
        <table:table-row table:style-name="ro1">
          <table:table-cell office:value-type="float" office:value="2006329" calcext:value-type="float">
            <text:p>2006329</text:p>
          </table:table-cell>
          <table:table-cell office:value-type="float" office:value="2983977" calcext:value-type="float">
            <text:p>2983977</text:p>
          </table:table-cell>
          <table:table-cell office:value-type="float" office:value="2922080" calcext:value-type="float">
            <text:p>2922080</text:p>
          </table:table-cell>
        </table:table-row>
        <table:table-row table:style-name="ro1">
          <table:table-cell office:value-type="float" office:value="1973767" calcext:value-type="float">
            <text:p>1973767</text:p>
          </table:table-cell>
          <table:table-cell office:value-type="float" office:value="2974668" calcext:value-type="float">
            <text:p>2974668</text:p>
          </table:table-cell>
          <table:table-cell office:value-type="float" office:value="2895341" calcext:value-type="float">
            <text:p>2895341</text:p>
          </table:table-cell>
        </table:table-row>
        <table:table-row table:style-name="ro1">
          <table:table-cell office:value-type="float" office:value="1940860" calcext:value-type="float">
            <text:p>1940860</text:p>
          </table:table-cell>
          <table:table-cell office:value-type="float" office:value="2988572" calcext:value-type="float">
            <text:p>2988572</text:p>
          </table:table-cell>
          <table:table-cell office:value-type="float" office:value="3045542" calcext:value-type="float">
            <text:p>3045542</text:p>
          </table:table-cell>
        </table:table-row>
        <table:table-row table:style-name="ro1">
          <table:table-cell office:value-type="float" office:value="1911532" calcext:value-type="float">
            <text:p>1911532</text:p>
          </table:table-cell>
          <table:table-cell office:value-type="float" office:value="2863517" calcext:value-type="float">
            <text:p>2863517</text:p>
          </table:table-cell>
          <table:table-cell office:value-type="float" office:value="2978202" calcext:value-type="float">
            <text:p>2978202</text:p>
          </table:table-cell>
        </table:table-row>
        <table:table-row table:style-name="ro1">
          <table:table-cell office:value-type="float" office:value="2116689" calcext:value-type="float">
            <text:p>2116689</text:p>
          </table:table-cell>
          <table:table-cell office:value-type="float" office:value="2887390" calcext:value-type="float">
            <text:p>2887390</text:p>
          </table:table-cell>
          <table:table-cell office:value-type="float" office:value="2888294" calcext:value-type="float">
            <text:p>2888294</text:p>
          </table:table-cell>
        </table:table-row>
        <table:table-row table:style-name="ro1">
          <table:table-cell office:value-type="float" office:value="1991840" calcext:value-type="float">
            <text:p>1991840</text:p>
          </table:table-cell>
          <table:table-cell office:value-type="float" office:value="3032675" calcext:value-type="float">
            <text:p>3032675</text:p>
          </table:table-cell>
          <table:table-cell office:value-type="float" office:value="2901063" calcext:value-type="float">
            <text:p>2901063</text:p>
          </table:table-cell>
        </table:table-row>
        <table:table-row table:style-name="ro1">
          <table:table-cell office:value-type="float" office:value="2747039" calcext:value-type="float">
            <text:p>2747039</text:p>
          </table:table-cell>
          <table:table-cell office:value-type="float" office:value="3738648" calcext:value-type="float">
            <text:p>3738648</text:p>
          </table:table-cell>
          <table:table-cell office:value-type="float" office:value="3133865" calcext:value-type="float">
            <text:p>3133865</text:p>
          </table:table-cell>
        </table:table-row>
        <table:table-row table:style-name="ro1">
          <table:table-cell office:value-type="float" office:value="2566943" calcext:value-type="float">
            <text:p>2566943</text:p>
          </table:table-cell>
          <table:table-cell office:value-type="float" office:value="3945534" calcext:value-type="float">
            <text:p>3945534</text:p>
          </table:table-cell>
          <table:table-cell office:value-type="float" office:value="3071049" calcext:value-type="float">
            <text:p>3071049</text:p>
          </table:table-cell>
        </table:table-row>
        <table:table-row table:style-name="ro1">
          <table:table-cell office:value-type="float" office:value="2220739" calcext:value-type="float">
            <text:p>2220739</text:p>
          </table:table-cell>
          <table:table-cell office:value-type="float" office:value="3201961" calcext:value-type="float">
            <text:p>3201961</text:p>
          </table:table-cell>
          <table:table-cell office:value-type="float" office:value="3915379" calcext:value-type="float">
            <text:p>3915379</text:p>
          </table:table-cell>
        </table:table-row>
        <table:table-row table:style-name="ro1">
          <table:table-cell office:value-type="float" office:value="1981372" calcext:value-type="float">
            <text:p>1981372</text:p>
          </table:table-cell>
          <table:table-cell office:value-type="float" office:value="2992612" calcext:value-type="float">
            <text:p>2992612</text:p>
          </table:table-cell>
          <table:table-cell office:value-type="float" office:value="3813188" calcext:value-type="float">
            <text:p>3813188</text:p>
          </table:table-cell>
        </table:table-row>
        <table:table-row table:style-name="ro1">
          <table:table-cell office:value-type="float" office:value="2195423" calcext:value-type="float">
            <text:p>2195423</text:p>
          </table:table-cell>
          <table:table-cell office:value-type="float" office:value="2903582" calcext:value-type="float">
            <text:p>2903582</text:p>
          </table:table-cell>
          <table:table-cell office:value-type="float" office:value="3329735" calcext:value-type="float">
            <text:p>3329735</text:p>
          </table:table-cell>
        </table:table-row>
        <table:table-row table:style-name="ro1">
          <table:table-cell office:value-type="float" office:value="2142318" calcext:value-type="float">
            <text:p>2142318</text:p>
          </table:table-cell>
          <table:table-cell office:value-type="float" office:value="3056203" calcext:value-type="float">
            <text:p>3056203</text:p>
          </table:table-cell>
          <table:table-cell office:value-type="float" office:value="3020834" calcext:value-type="float">
            <text:p>3020834</text:p>
          </table:table-cell>
        </table:table-row>
        <table:table-row table:style-name="ro1">
          <table:table-cell office:value-type="float" office:value="2171968" calcext:value-type="float">
            <text:p>2171968</text:p>
          </table:table-cell>
          <table:table-cell office:value-type="float" office:value="4213724" calcext:value-type="float">
            <text:p>4213724</text:p>
          </table:table-cell>
          <table:table-cell office:value-type="float" office:value="2887877" calcext:value-type="float">
            <text:p>2887877</text:p>
          </table:table-cell>
        </table:table-row>
        <table:table-row table:style-name="ro1">
          <table:table-cell office:value-type="float" office:value="2188719" calcext:value-type="float">
            <text:p>2188719</text:p>
          </table:table-cell>
          <table:table-cell office:value-type="float" office:value="3513084" calcext:value-type="float">
            <text:p>3513084</text:p>
          </table:table-cell>
          <table:table-cell office:value-type="float" office:value="2911417" calcext:value-type="float">
            <text:p>2911417</text:p>
          </table:table-cell>
        </table:table-row>
        <table:table-row table:style-name="ro1">
          <table:table-cell office:value-type="float" office:value="1994041" calcext:value-type="float">
            <text:p>1994041</text:p>
          </table:table-cell>
          <table:table-cell office:value-type="float" office:value="3147570" calcext:value-type="float">
            <text:p>3147570</text:p>
          </table:table-cell>
          <table:table-cell office:value-type="float" office:value="3044003" calcext:value-type="float">
            <text:p>3044003</text:p>
          </table:table-cell>
        </table:table-row>
        <table:table-row table:style-name="ro1">
          <table:table-cell office:value-type="float" office:value="2022760" calcext:value-type="float">
            <text:p>2022760</text:p>
          </table:table-cell>
          <table:table-cell office:value-type="float" office:value="3195144" calcext:value-type="float">
            <text:p>3195144</text:p>
          </table:table-cell>
          <table:table-cell office:value-type="float" office:value="3182089" calcext:value-type="float">
            <text:p>3182089</text:p>
          </table:table-cell>
        </table:table-row>
        <table:table-row table:style-name="ro1">
          <table:table-cell office:value-type="float" office:value="2622088" calcext:value-type="float">
            <text:p>2622088</text:p>
          </table:table-cell>
          <table:table-cell office:value-type="float" office:value="3243014" calcext:value-type="float">
            <text:p>3243014</text:p>
          </table:table-cell>
          <table:table-cell office:value-type="float" office:value="3080211" calcext:value-type="float">
            <text:p>3080211</text:p>
          </table:table-cell>
        </table:table-row>
        <table:table-row table:style-name="ro1">
          <table:table-cell office:value-type="float" office:value="2675819" calcext:value-type="float">
            <text:p>2675819</text:p>
          </table:table-cell>
          <table:table-cell office:value-type="float" office:value="3039080" calcext:value-type="float">
            <text:p>3039080</text:p>
          </table:table-cell>
          <table:table-cell office:value-type="float" office:value="2918707" calcext:value-type="float">
            <text:p>2918707</text:p>
          </table:table-cell>
        </table:table-row>
        <table:table-row table:style-name="ro1">
          <table:table-cell office:value-type="float" office:value="1922838" calcext:value-type="float">
            <text:p>1922838</text:p>
          </table:table-cell>
          <table:table-cell office:value-type="float" office:value="2851536" calcext:value-type="float">
            <text:p>2851536</text:p>
          </table:table-cell>
          <table:table-cell office:value-type="float" office:value="2895077" calcext:value-type="float">
            <text:p>2895077</text:p>
          </table:table-cell>
        </table:table-row>
        <table:table-row table:style-name="ro1">
          <table:table-cell office:value-type="float" office:value="2167608" calcext:value-type="float">
            <text:p>2167608</text:p>
          </table:table-cell>
          <table:table-cell office:value-type="float" office:value="3060121" calcext:value-type="float">
            <text:p>3060121</text:p>
          </table:table-cell>
          <table:table-cell office:value-type="float" office:value="3037178" calcext:value-type="float">
            <text:p>3037178</text:p>
          </table:table-cell>
        </table:table-row>
        <table:table-row table:style-name="ro1">
          <table:table-cell office:value-type="float" office:value="2169197" calcext:value-type="float">
            <text:p>2169197</text:p>
          </table:table-cell>
          <table:table-cell office:value-type="float" office:value="3926425" calcext:value-type="float">
            <text:p>3926425</text:p>
          </table:table-cell>
          <table:table-cell office:value-type="float" office:value="3195678" calcext:value-type="float">
            <text:p>3195678</text:p>
          </table:table-cell>
        </table:table-row>
        <table:table-row table:style-name="ro1">
          <table:table-cell office:value-type="float" office:value="1981262" calcext:value-type="float">
            <text:p>1981262</text:p>
          </table:table-cell>
          <table:table-cell office:value-type="float" office:value="3724478" calcext:value-type="float">
            <text:p>3724478</text:p>
          </table:table-cell>
          <table:table-cell office:value-type="float" office:value="2963136" calcext:value-type="float">
            <text:p>2963136</text:p>
          </table:table-cell>
        </table:table-row>
        <table:table-row table:style-name="ro1">
          <table:table-cell office:value-type="float" office:value="1839141" calcext:value-type="float">
            <text:p>1839141</text:p>
          </table:table-cell>
          <table:table-cell office:value-type="float" office:value="3163394" calcext:value-type="float">
            <text:p>3163394</text:p>
          </table:table-cell>
          <table:table-cell office:value-type="float" office:value="3061955" calcext:value-type="float">
            <text:p>3061955</text:p>
          </table:table-cell>
        </table:table-row>
        <table:table-row table:style-name="ro1">
          <table:table-cell office:value-type="float" office:value="1972403" calcext:value-type="float">
            <text:p>1972403</text:p>
          </table:table-cell>
          <table:table-cell office:value-type="float" office:value="2980146" calcext:value-type="float">
            <text:p>2980146</text:p>
          </table:table-cell>
          <table:table-cell office:value-type="float" office:value="2916185" calcext:value-type="float">
            <text:p>2916185</text:p>
          </table:table-cell>
        </table:table-row>
        <table:table-row table:style-name="ro1">
          <table:table-cell office:value-type="float" office:value="2140567" calcext:value-type="float">
            <text:p>2140567</text:p>
          </table:table-cell>
          <table:table-cell office:value-type="float" office:value="2873723" calcext:value-type="float">
            <text:p>2873723</text:p>
          </table:table-cell>
          <table:table-cell office:value-type="float" office:value="3025725" calcext:value-type="float">
            <text:p>3025725</text:p>
          </table:table-cell>
        </table:table-row>
        <table:table-row table:style-name="ro1">
          <table:table-cell office:value-type="float" office:value="1820813" calcext:value-type="float">
            <text:p>1820813</text:p>
          </table:table-cell>
          <table:table-cell office:value-type="float" office:value="3034883" calcext:value-type="float">
            <text:p>3034883</text:p>
          </table:table-cell>
          <table:table-cell office:value-type="float" office:value="2984204" calcext:value-type="float">
            <text:p>2984204</text:p>
          </table:table-cell>
        </table:table-row>
        <table:table-row table:style-name="ro1">
          <table:table-cell office:value-type="float" office:value="2185361" calcext:value-type="float">
            <text:p>2185361</text:p>
          </table:table-cell>
          <table:table-cell office:value-type="float" office:value="4371258" calcext:value-type="float">
            <text:p>4371258</text:p>
          </table:table-cell>
          <table:table-cell office:value-type="float" office:value="2924856" calcext:value-type="float">
            <text:p>2924856</text:p>
          </table:table-cell>
        </table:table-row>
        <table:table-row table:style-name="ro1">
          <table:table-cell office:value-type="float" office:value="2042559" calcext:value-type="float">
            <text:p>2042559</text:p>
          </table:table-cell>
          <table:table-cell office:value-type="float" office:value="3379258" calcext:value-type="float">
            <text:p>3379258</text:p>
          </table:table-cell>
          <table:table-cell office:value-type="float" office:value="3082026" calcext:value-type="float">
            <text:p>3082026</text:p>
          </table:table-cell>
        </table:table-row>
        <table:table-row table:style-name="ro1">
          <table:table-cell office:value-type="float" office:value="2025015" calcext:value-type="float">
            <text:p>2025015</text:p>
          </table:table-cell>
          <table:table-cell office:value-type="float" office:value="3091391" calcext:value-type="float">
            <text:p>3091391</text:p>
          </table:table-cell>
          <table:table-cell office:value-type="float" office:value="2910684" calcext:value-type="float">
            <text:p>2910684</text:p>
          </table:table-cell>
        </table:table-row>
        <table:table-row table:style-name="ro1">
          <table:table-cell office:value-type="float" office:value="1867380" calcext:value-type="float">
            <text:p>1867380</text:p>
          </table:table-cell>
          <table:table-cell office:value-type="float" office:value="3221772" calcext:value-type="float">
            <text:p>3221772</text:p>
          </table:table-cell>
          <table:table-cell office:value-type="float" office:value="3013976" calcext:value-type="float">
            <text:p>3013976</text:p>
          </table:table-cell>
        </table:table-row>
        <table:table-row table:style-name="ro1">
          <table:table-cell office:value-type="float" office:value="1875792" calcext:value-type="float">
            <text:p>1875792</text:p>
          </table:table-cell>
          <table:table-cell office:value-type="float" office:value="3220751" calcext:value-type="float">
            <text:p>3220751</text:p>
          </table:table-cell>
          <table:table-cell office:value-type="float" office:value="3011739" calcext:value-type="float">
            <text:p>3011739</text:p>
          </table:table-cell>
        </table:table-row>
        <table:table-row table:style-name="ro1">
          <table:table-cell office:value-type="float" office:value="2044375" calcext:value-type="float">
            <text:p>2044375</text:p>
          </table:table-cell>
          <table:table-cell office:value-type="float" office:value="3026424" calcext:value-type="float">
            <text:p>3026424</text:p>
          </table:table-cell>
          <table:table-cell office:value-type="float" office:value="2894229" calcext:value-type="float">
            <text:p>2894229</text:p>
          </table:table-cell>
        </table:table-row>
        <table:table-row table:style-name="ro1">
          <table:table-cell office:value-type="float" office:value="2501143" calcext:value-type="float">
            <text:p>2501143</text:p>
          </table:table-cell>
          <table:table-cell office:value-type="float" office:value="2866819" calcext:value-type="float">
            <text:p>2866819</text:p>
          </table:table-cell>
          <table:table-cell office:value-type="float" office:value="2901961" calcext:value-type="float">
            <text:p>2901961</text:p>
          </table:table-cell>
        </table:table-row>
        <table:table-row table:style-name="ro1">
          <table:table-cell office:value-type="float" office:value="2644173" calcext:value-type="float">
            <text:p>2644173</text:p>
          </table:table-cell>
          <table:table-cell office:value-type="float" office:value="3020706" calcext:value-type="float">
            <text:p>3020706</text:p>
          </table:table-cell>
          <table:table-cell office:value-type="float" office:value="3033263" calcext:value-type="float">
            <text:p>3033263</text:p>
          </table:table-cell>
        </table:table-row>
        <table:table-row table:style-name="ro1">
          <table:table-cell office:value-type="float" office:value="2088634" calcext:value-type="float">
            <text:p>2088634</text:p>
          </table:table-cell>
          <table:table-cell office:value-type="float" office:value="4141209" calcext:value-type="float">
            <text:p>4141209</text:p>
          </table:table-cell>
          <table:table-cell office:value-type="float" office:value="3953024" calcext:value-type="float">
            <text:p>3953024</text:p>
          </table:table-cell>
        </table:table-row>
        <table:table-row table:style-name="ro1">
          <table:table-cell office:value-type="float" office:value="2104585" calcext:value-type="float">
            <text:p>2104585</text:p>
          </table:table-cell>
          <table:table-cell office:value-type="float" office:value="3745494" calcext:value-type="float">
            <text:p>3745494</text:p>
          </table:table-cell>
          <table:table-cell office:value-type="float" office:value="3759104" calcext:value-type="float">
            <text:p>3759104</text:p>
          </table:table-cell>
        </table:table-row>
        <table:table-row table:style-name="ro1">
          <table:table-cell office:value-type="float" office:value="1944885" calcext:value-type="float">
            <text:p>1944885</text:p>
          </table:table-cell>
          <table:table-cell office:value-type="float" office:value="3120025" calcext:value-type="float">
            <text:p>3120025</text:p>
          </table:table-cell>
          <table:table-cell office:value-type="float" office:value="3206401" calcext:value-type="float">
            <text:p>3206401</text:p>
          </table:table-cell>
        </table:table-row>
        <table:table-row table:style-name="ro1">
          <table:table-cell office:value-type="float" office:value="1982834" calcext:value-type="float">
            <text:p>1982834</text:p>
          </table:table-cell>
          <table:table-cell office:value-type="float" office:value="3190301" calcext:value-type="float">
            <text:p>3190301</text:p>
          </table:table-cell>
          <table:table-cell office:value-type="float" office:value="3202565" calcext:value-type="float">
            <text:p>3202565</text:p>
          </table:table-cell>
        </table:table-row>
        <table:table-row table:style-name="ro1">
          <table:table-cell office:value-type="float" office:value="1854627" calcext:value-type="float">
            <text:p>1854627</text:p>
          </table:table-cell>
          <table:table-cell office:value-type="float" office:value="3256055" calcext:value-type="float">
            <text:p>3256055</text:p>
          </table:table-cell>
          <table:table-cell office:value-type="float" office:value="2900075" calcext:value-type="float">
            <text:p>2900075</text:p>
          </table:table-cell>
        </table:table-row>
        <table:table-row table:style-name="ro1">
          <table:table-cell office:value-type="float" office:value="1964263" calcext:value-type="float">
            <text:p>1964263</text:p>
          </table:table-cell>
          <table:table-cell office:value-type="float" office:value="3026608" calcext:value-type="float">
            <text:p>3026608</text:p>
          </table:table-cell>
          <table:table-cell office:value-type="float" office:value="2925097" calcext:value-type="float">
            <text:p>2925097</text:p>
          </table:table-cell>
        </table:table-row>
        <table:table-row table:style-name="ro1">
          <table:table-cell office:value-type="float" office:value="2172294" calcext:value-type="float">
            <text:p>2172294</text:p>
          </table:table-cell>
          <table:table-cell office:value-type="float" office:value="2860053" calcext:value-type="float">
            <text:p>2860053</text:p>
          </table:table-cell>
          <table:table-cell office:value-type="float" office:value="3084356" calcext:value-type="float">
            <text:p>3084356</text:p>
          </table:table-cell>
        </table:table-row>
        <table:table-row table:style-name="ro1">
          <table:table-cell office:value-type="float" office:value="2820362" calcext:value-type="float">
            <text:p>2820362</text:p>
          </table:table-cell>
          <table:table-cell office:value-type="float" office:value="3009221" calcext:value-type="float">
            <text:p>3009221</text:p>
          </table:table-cell>
          <table:table-cell office:value-type="float" office:value="4384907" calcext:value-type="float">
            <text:p>4384907</text:p>
          </table:table-cell>
        </table:table-row>
        <table:table-row table:style-name="ro1">
          <table:table-cell office:value-type="float" office:value="2427479" calcext:value-type="float">
            <text:p>2427479</text:p>
          </table:table-cell>
          <table:table-cell office:value-type="float" office:value="3942828" calcext:value-type="float">
            <text:p>3942828</text:p>
          </table:table-cell>
          <table:table-cell office:value-type="float" office:value="3282195" calcext:value-type="float">
            <text:p>3282195</text:p>
          </table:table-cell>
        </table:table-row>
        <table:table-row table:style-name="ro1">
          <table:table-cell office:value-type="float" office:value="1827831" calcext:value-type="float">
            <text:p>1827831</text:p>
          </table:table-cell>
          <table:table-cell office:value-type="float" office:value="3742004" calcext:value-type="float">
            <text:p>3742004</text:p>
          </table:table-cell>
          <table:table-cell office:value-type="float" office:value="2999268" calcext:value-type="float">
            <text:p>2999268</text:p>
          </table:table-cell>
        </table:table-row>
        <table:table-row table:style-name="ro1">
          <table:table-cell office:value-type="float" office:value="2193706" calcext:value-type="float">
            <text:p>2193706</text:p>
          </table:table-cell>
          <table:table-cell office:value-type="float" office:value="3186567" calcext:value-type="float">
            <text:p>3186567</text:p>
          </table:table-cell>
          <table:table-cell office:value-type="float" office:value="3025935" calcext:value-type="float">
            <text:p>3025935</text:p>
          </table:table-cell>
        </table:table-row>
        <table:table-row table:style-name="ro1">
          <table:table-cell office:value-type="float" office:value="2010732" calcext:value-type="float">
            <text:p>2010732</text:p>
          </table:table-cell>
          <table:table-cell office:value-type="float" office:value="2983051" calcext:value-type="float">
            <text:p>2983051</text:p>
          </table:table-cell>
          <table:table-cell office:value-type="float" office:value="2897356" calcext:value-type="float">
            <text:p>2897356</text:p>
          </table:table-cell>
        </table:table-row>
        <table:table-row table:style-name="ro1">
          <table:table-cell office:value-type="float" office:value="1924396" calcext:value-type="float">
            <text:p>1924396</text:p>
          </table:table-cell>
          <table:table-cell office:value-type="float" office:value="2863016" calcext:value-type="float">
            <text:p>2863016</text:p>
          </table:table-cell>
          <table:table-cell office:value-type="float" office:value="3329734" calcext:value-type="float">
            <text:p>3329734</text:p>
          </table:table-cell>
        </table:table-row>
        <table:table-row table:style-name="ro1">
          <table:table-cell office:value-type="float" office:value="1952959" calcext:value-type="float">
            <text:p>1952959</text:p>
          </table:table-cell>
          <table:table-cell office:value-type="float" office:value="3065230" calcext:value-type="float">
            <text:p>3065230</text:p>
          </table:table-cell>
          <table:table-cell office:value-type="float" office:value="3051134" calcext:value-type="float">
            <text:p>3051134</text:p>
          </table:table-cell>
        </table:table-row>
        <table:table-row table:style-name="ro1">
          <table:table-cell office:value-type="float" office:value="2143524" calcext:value-type="float">
            <text:p>2143524</text:p>
          </table:table-cell>
          <table:table-cell office:value-type="float" office:value="4382117" calcext:value-type="float">
            <text:p>4382117</text:p>
          </table:table-cell>
          <table:table-cell office:value-type="float" office:value="2965417" calcext:value-type="float">
            <text:p>2965417</text:p>
          </table:table-cell>
        </table:table-row>
        <table:table-row table:style-name="ro1">
          <table:table-cell office:value-type="float" office:value="2460707" calcext:value-type="float">
            <text:p>2460707</text:p>
          </table:table-cell>
          <table:table-cell office:value-type="float" office:value="3417535" calcext:value-type="float">
            <text:p>3417535</text:p>
          </table:table-cell>
          <table:table-cell office:value-type="float" office:value="2940283" calcext:value-type="float">
            <text:p>2940283</text:p>
          </table:table-cell>
        </table:table-row>
        <table:table-row table:style-name="ro1">
          <table:table-cell office:value-type="float" office:value="2351472" calcext:value-type="float">
            <text:p>2351472</text:p>
          </table:table-cell>
          <table:table-cell office:value-type="float" office:value="3081446" calcext:value-type="float">
            <text:p>3081446</text:p>
          </table:table-cell>
          <table:table-cell office:value-type="float" office:value="3276591" calcext:value-type="float">
            <text:p>3276591</text:p>
          </table:table-cell>
        </table:table-row>
        <table:table-row table:style-name="ro1">
          <table:table-cell office:value-type="float" office:value="2449822" calcext:value-type="float">
            <text:p>2449822</text:p>
          </table:table-cell>
          <table:table-cell office:value-type="float" office:value="3235252" calcext:value-type="float">
            <text:p>3235252</text:p>
          </table:table-cell>
          <table:table-cell office:value-type="float" office:value="2949987" calcext:value-type="float">
            <text:p>2949987</text:p>
          </table:table-cell>
        </table:table-row>
        <table:table-row table:style-name="ro1">
          <table:table-cell office:value-type="float" office:value="2179289" calcext:value-type="float">
            <text:p>2179289</text:p>
          </table:table-cell>
          <table:table-cell office:value-type="float" office:value="3254163" calcext:value-type="float">
            <text:p>3254163</text:p>
          </table:table-cell>
          <table:table-cell office:value-type="float" office:value="3075977" calcext:value-type="float">
            <text:p>3075977</text:p>
          </table:table-cell>
        </table:table-row>
        <table:table-row table:style-name="ro1">
          <table:table-cell office:value-type="float" office:value="2040042" calcext:value-type="float">
            <text:p>2040042</text:p>
          </table:table-cell>
          <table:table-cell office:value-type="float" office:value="3025830" calcext:value-type="float">
            <text:p>3025830</text:p>
          </table:table-cell>
          <table:table-cell office:value-type="float" office:value="3022144" calcext:value-type="float">
            <text:p>3022144</text:p>
          </table:table-cell>
        </table:table-row>
        <table:table-row table:style-name="ro1">
          <table:table-cell office:value-type="float" office:value="2060391" calcext:value-type="float">
            <text:p>2060391</text:p>
          </table:table-cell>
          <table:table-cell office:value-type="float" office:value="2904653" calcext:value-type="float">
            <text:p>2904653</text:p>
          </table:table-cell>
          <table:table-cell office:value-type="float" office:value="2926165" calcext:value-type="float">
            <text:p>2926165</text:p>
          </table:table-cell>
        </table:table-row>
        <table:table-row table:style-name="ro1">
          <table:table-cell office:value-type="float" office:value="2003834" calcext:value-type="float">
            <text:p>2003834</text:p>
          </table:table-cell>
          <table:table-cell office:value-type="float" office:value="3029469" calcext:value-type="float">
            <text:p>3029469</text:p>
          </table:table-cell>
          <table:table-cell office:value-type="float" office:value="3106566" calcext:value-type="float">
            <text:p>3106566</text:p>
          </table:table-cell>
        </table:table-row>
        <table:table-row table:style-name="ro1">
          <table:table-cell office:value-type="float" office:value="2120312" calcext:value-type="float">
            <text:p>2120312</text:p>
          </table:table-cell>
          <table:table-cell office:value-type="float" office:value="4133378" calcext:value-type="float">
            <text:p>4133378</text:p>
          </table:table-cell>
          <table:table-cell office:value-type="float" office:value="3070797" calcext:value-type="float">
            <text:p>3070797</text:p>
          </table:table-cell>
        </table:table-row>
        <table:table-row table:style-name="ro1">
          <table:table-cell office:value-type="float" office:value="1927279" calcext:value-type="float">
            <text:p>1927279</text:p>
          </table:table-cell>
          <table:table-cell office:value-type="float" office:value="3554329" calcext:value-type="float">
            <text:p>3554329</text:p>
          </table:table-cell>
          <table:table-cell office:value-type="float" office:value="2949060" calcext:value-type="float">
            <text:p>2949060</text:p>
          </table:table-cell>
        </table:table-row>
        <table:table-row table:style-name="ro1">
          <table:table-cell office:value-type="float" office:value="1826040" calcext:value-type="float">
            <text:p>1826040</text:p>
          </table:table-cell>
          <table:table-cell office:value-type="float" office:value="3134952" calcext:value-type="float">
            <text:p>3134952</text:p>
          </table:table-cell>
          <table:table-cell office:value-type="float" office:value="2984312" calcext:value-type="float">
            <text:p>2984312</text:p>
          </table:table-cell>
        </table:table-row>
        <table:table-row table:style-name="ro1">
          <table:table-cell office:value-type="float" office:value="1881856" calcext:value-type="float">
            <text:p>1881856</text:p>
          </table:table-cell>
          <table:table-cell office:value-type="float" office:value="2964849" calcext:value-type="float">
            <text:p>2964849</text:p>
          </table:table-cell>
          <table:table-cell office:value-type="float" office:value="3027937" calcext:value-type="float">
            <text:p>3027937</text:p>
          </table:table-cell>
        </table:table-row>
        <table:table-row table:style-name="ro1">
          <table:table-cell office:value-type="float" office:value="1937424" calcext:value-type="float">
            <text:p>1937424</text:p>
          </table:table-cell>
          <table:table-cell office:value-type="float" office:value="2889397" calcext:value-type="float">
            <text:p>2889397</text:p>
          </table:table-cell>
          <table:table-cell office:value-type="float" office:value="2885851" calcext:value-type="float">
            <text:p>2885851</text:p>
          </table:table-cell>
        </table:table-row>
        <table:table-row table:style-name="ro1">
          <table:table-cell office:value-type="float" office:value="1903519" calcext:value-type="float">
            <text:p>1903519</text:p>
          </table:table-cell>
          <table:table-cell office:value-type="float" office:value="3035351" calcext:value-type="float">
            <text:p>3035351</text:p>
          </table:table-cell>
          <table:table-cell office:value-type="float" office:value="2916519" calcext:value-type="float">
            <text:p>2916519</text:p>
          </table:table-cell>
        </table:table-row>
        <table:table-row table:style-name="ro1">
          <table:table-cell office:value-type="float" office:value="1981181" calcext:value-type="float">
            <text:p>1981181</text:p>
          </table:table-cell>
          <table:table-cell office:value-type="float" office:value="4486449" calcext:value-type="float">
            <text:p>4486449</text:p>
          </table:table-cell>
          <table:table-cell office:value-type="float" office:value="3022327" calcext:value-type="float">
            <text:p>3022327</text:p>
          </table:table-cell>
        </table:table-row>
        <table:table-row table:style-name="ro1">
          <table:table-cell office:value-type="float" office:value="2709642" calcext:value-type="float">
            <text:p>2709642</text:p>
          </table:table-cell>
          <table:table-cell office:value-type="float" office:value="3358090" calcext:value-type="float">
            <text:p>3358090</text:p>
          </table:table-cell>
          <table:table-cell office:value-type="float" office:value="3037614" calcext:value-type="float">
            <text:p>3037614</text:p>
          </table:table-cell>
        </table:table-row>
        <table:table-row table:style-name="ro1">
          <table:table-cell office:value-type="float" office:value="3143626" calcext:value-type="float">
            <text:p>3143626</text:p>
          </table:table-cell>
          <table:table-cell office:value-type="float" office:value="3040934" calcext:value-type="float">
            <text:p>3040934</text:p>
          </table:table-cell>
          <table:table-cell office:value-type="float" office:value="2888740" calcext:value-type="float">
            <text:p>2888740</text:p>
          </table:table-cell>
        </table:table-row>
        <table:table-row table:style-name="ro1">
          <table:table-cell office:value-type="float" office:value="2502615" calcext:value-type="float">
            <text:p>2502615</text:p>
          </table:table-cell>
          <table:table-cell office:value-type="float" office:value="3257055" calcext:value-type="float">
            <text:p>3257055</text:p>
          </table:table-cell>
          <table:table-cell office:value-type="float" office:value="2888352" calcext:value-type="float">
            <text:p>2888352</text:p>
          </table:table-cell>
        </table:table-row>
        <table:table-row table:style-name="ro1">
          <table:table-cell office:value-type="float" office:value="2153481" calcext:value-type="float">
            <text:p>2153481</text:p>
          </table:table-cell>
          <table:table-cell office:value-type="float" office:value="3191826" calcext:value-type="float">
            <text:p>3191826</text:p>
          </table:table-cell>
          <table:table-cell office:value-type="float" office:value="3062242" calcext:value-type="float">
            <text:p>3062242</text:p>
          </table:table-cell>
        </table:table-row>
        <table:table-row table:style-name="ro1">
          <table:table-cell office:value-type="float" office:value="2038284" calcext:value-type="float">
            <text:p>2038284</text:p>
          </table:table-cell>
          <table:table-cell office:value-type="float" office:value="2990730" calcext:value-type="float">
            <text:p>2990730</text:p>
          </table:table-cell>
          <table:table-cell office:value-type="float" office:value="4374854" calcext:value-type="float">
            <text:p>4374854</text:p>
          </table:table-cell>
        </table:table-row>
        <table:table-row table:style-name="ro1">
          <table:table-cell office:value-type="float" office:value="2249414" calcext:value-type="float">
            <text:p>2249414</text:p>
          </table:table-cell>
          <table:table-cell office:value-type="float" office:value="2857135" calcext:value-type="float">
            <text:p>2857135</text:p>
          </table:table-cell>
          <table:table-cell office:value-type="float" office:value="3579149" calcext:value-type="float">
            <text:p>3579149</text:p>
          </table:table-cell>
        </table:table-row>
        <table:table-row table:style-name="ro1">
          <table:table-cell office:value-type="float" office:value="1865208" calcext:value-type="float">
            <text:p>1865208</text:p>
          </table:table-cell>
          <table:table-cell office:value-type="float" office:value="3116268" calcext:value-type="float">
            <text:p>3116268</text:p>
          </table:table-cell>
          <table:table-cell office:value-type="float" office:value="3171346" calcext:value-type="float">
            <text:p>3171346</text:p>
          </table:table-cell>
        </table:table-row>
        <table:table-row table:style-name="ro1">
          <table:table-cell office:value-type="float" office:value="1912453" calcext:value-type="float">
            <text:p>1912453</text:p>
          </table:table-cell>
          <table:table-cell office:value-type="float" office:value="4608198" calcext:value-type="float">
            <text:p>4608198</text:p>
          </table:table-cell>
          <table:table-cell office:value-type="float" office:value="3027688" calcext:value-type="float">
            <text:p>3027688</text:p>
          </table:table-cell>
        </table:table-row>
        <table:table-row table:style-name="ro1">
          <table:table-cell office:value-type="float" office:value="1957159" calcext:value-type="float">
            <text:p>1957159</text:p>
          </table:table-cell>
          <table:table-cell office:value-type="float" office:value="3359335" calcext:value-type="float">
            <text:p>3359335</text:p>
          </table:table-cell>
          <table:table-cell office:value-type="float" office:value="2904746" calcext:value-type="float">
            <text:p>2904746</text:p>
          </table:table-cell>
        </table:table-row>
        <table:table-row table:style-name="ro1">
          <table:table-cell office:value-type="float" office:value="2134140" calcext:value-type="float">
            <text:p>2134140</text:p>
          </table:table-cell>
          <table:table-cell office:value-type="float" office:value="3065133" calcext:value-type="float">
            <text:p>3065133</text:p>
          </table:table-cell>
          <table:table-cell office:value-type="float" office:value="2918237" calcext:value-type="float">
            <text:p>2918237</text:p>
          </table:table-cell>
        </table:table-row>
        <table:table-row table:style-name="ro1">
          <table:table-cell office:value-type="float" office:value="1938230" calcext:value-type="float">
            <text:p>1938230</text:p>
          </table:table-cell>
          <table:table-cell office:value-type="float" office:value="3216586" calcext:value-type="float">
            <text:p>3216586</text:p>
          </table:table-cell>
          <table:table-cell office:value-type="float" office:value="3052813" calcext:value-type="float">
            <text:p>3052813</text:p>
          </table:table-cell>
        </table:table-row>
        <table:table-row table:style-name="ro1">
          <table:table-cell office:value-type="float" office:value="1994494" calcext:value-type="float">
            <text:p>1994494</text:p>
          </table:table-cell>
          <table:table-cell office:value-type="float" office:value="3208295" calcext:value-type="float">
            <text:p>3208295</text:p>
          </table:table-cell>
          <table:table-cell office:value-type="float" office:value="4139528" calcext:value-type="float">
            <text:p>4139528</text:p>
          </table:table-cell>
        </table:table-row>
        <table:table-row table:style-name="ro1">
          <table:table-cell office:value-type="float" office:value="2107082" calcext:value-type="float">
            <text:p>2107082</text:p>
          </table:table-cell>
          <table:table-cell office:value-type="float" office:value="3000734" calcext:value-type="float">
            <text:p>3000734</text:p>
          </table:table-cell>
          <table:table-cell office:value-type="float" office:value="3607956" calcext:value-type="float">
            <text:p>3607956</text:p>
          </table:table-cell>
        </table:table-row>
        <table:table-row table:style-name="ro1">
          <table:table-cell office:value-type="float" office:value="2547637" calcext:value-type="float">
            <text:p>2547637</text:p>
          </table:table-cell>
          <table:table-cell office:value-type="float" office:value="2849296" calcext:value-type="float">
            <text:p>2849296</text:p>
          </table:table-cell>
          <table:table-cell office:value-type="float" office:value="3191325" calcext:value-type="float">
            <text:p>3191325</text:p>
          </table:table-cell>
        </table:table-row>
        <table:table-row table:style-name="ro1">
          <table:table-cell office:value-type="float" office:value="2692821" calcext:value-type="float">
            <text:p>2692821</text:p>
          </table:table-cell>
          <table:table-cell office:value-type="float" office:value="3021553" calcext:value-type="float">
            <text:p>3021553</text:p>
          </table:table-cell>
          <table:table-cell office:value-type="float" office:value="3181616" calcext:value-type="float">
            <text:p>3181616</text:p>
          </table:table-cell>
        </table:table-row>
        <table:table-row table:style-name="ro1">
          <table:table-cell office:value-type="float" office:value="1863643" calcext:value-type="float">
            <text:p>1863643</text:p>
          </table:table-cell>
          <table:table-cell office:value-type="float" office:value="4041072" calcext:value-type="float">
            <text:p>4041072</text:p>
          </table:table-cell>
          <table:table-cell office:value-type="float" office:value="3082140" calcext:value-type="float">
            <text:p>3082140</text:p>
          </table:table-cell>
        </table:table-row>
        <table:table-row table:style-name="ro1">
          <table:table-cell office:value-type="float" office:value="1919419" calcext:value-type="float">
            <text:p>1919419</text:p>
          </table:table-cell>
          <table:table-cell office:value-type="float" office:value="3640241" calcext:value-type="float">
            <text:p>3640241</text:p>
          </table:table-cell>
          <table:table-cell office:value-type="float" office:value="2888935" calcext:value-type="float">
            <text:p>2888935</text:p>
          </table:table-cell>
        </table:table-row>
        <table:table-row table:style-name="ro1">
          <table:table-cell office:value-type="float" office:value="2008141" calcext:value-type="float">
            <text:p>2008141</text:p>
          </table:table-cell>
          <table:table-cell office:value-type="float" office:value="3113315" calcext:value-type="float">
            <text:p>3113315</text:p>
          </table:table-cell>
          <table:table-cell office:value-type="float" office:value="2917695" calcext:value-type="float">
            <text:p>2917695</text:p>
          </table:table-cell>
        </table:table-row>
        <table:table-row table:style-name="ro1">
          <table:table-cell office:value-type="float" office:value="2690036" calcext:value-type="float">
            <text:p>2690036</text:p>
          </table:table-cell>
          <table:table-cell office:value-type="float" office:value="2994429" calcext:value-type="float">
            <text:p>2994429</text:p>
          </table:table-cell>
          <table:table-cell office:value-type="float" office:value="3030365" calcext:value-type="float">
            <text:p>3030365</text:p>
          </table:table-cell>
        </table:table-row>
        <table:table-row table:style-name="ro1">
          <table:table-cell office:value-type="float" office:value="2626024" calcext:value-type="float">
            <text:p>2626024</text:p>
          </table:table-cell>
          <table:table-cell office:value-type="float" office:value="2825862" calcext:value-type="float">
            <text:p>2825862</text:p>
          </table:table-cell>
          <table:table-cell office:value-type="float" office:value="3876606" calcext:value-type="float">
            <text:p>3876606</text:p>
          </table:table-cell>
        </table:table-row>
        <table:table-row table:style-name="ro1">
          <table:table-cell office:value-type="float" office:value="2029873" calcext:value-type="float">
            <text:p>2029873</text:p>
          </table:table-cell>
          <table:table-cell office:value-type="float" office:value="3006029" calcext:value-type="float">
            <text:p>3006029</text:p>
          </table:table-cell>
          <table:table-cell office:value-type="float" office:value="3719218" calcext:value-type="float">
            <text:p>3719218</text:p>
          </table:table-cell>
        </table:table-row>
        <table:table-row table:style-name="ro1">
          <table:table-cell office:value-type="float" office:value="2102710" calcext:value-type="float">
            <text:p>2102710</text:p>
          </table:table-cell>
          <table:table-cell office:value-type="float" office:value="4342512" calcext:value-type="float">
            <text:p>4342512</text:p>
          </table:table-cell>
          <table:table-cell office:value-type="float" office:value="2903535" calcext:value-type="float">
            <text:p>2903535</text:p>
          </table:table-cell>
        </table:table-row>
        <table:table-row table:style-name="ro1">
          <table:table-cell office:value-type="float" office:value="2221492" calcext:value-type="float">
            <text:p>2221492</text:p>
          </table:table-cell>
          <table:table-cell office:value-type="float" office:value="3317362" calcext:value-type="float">
            <text:p>3317362</text:p>
          </table:table-cell>
          <table:table-cell office:value-type="float" office:value="2958128" calcext:value-type="float">
            <text:p>2958128</text:p>
          </table:table-cell>
        </table:table-row>
        <table:table-row table:style-name="ro1">
          <table:table-cell office:value-type="float" office:value="2065085" calcext:value-type="float">
            <text:p>2065085</text:p>
          </table:table-cell>
          <table:table-cell office:value-type="float" office:value="3034219" calcext:value-type="float">
            <text:p>3034219</text:p>
          </table:table-cell>
          <table:table-cell office:value-type="float" office:value="2921007" calcext:value-type="float">
            <text:p>2921007</text:p>
          </table:table-cell>
        </table:table-row>
        <table:table-row table:style-name="ro1">
          <table:table-cell office:value-type="float" office:value="1897347" calcext:value-type="float">
            <text:p>1897347</text:p>
          </table:table-cell>
          <table:table-cell office:value-type="float" office:value="3240863" calcext:value-type="float">
            <text:p>3240863</text:p>
          </table:table-cell>
          <table:table-cell office:value-type="float" office:value="3071599" calcext:value-type="float">
            <text:p>3071599</text:p>
          </table:table-cell>
        </table:table-row>
        <table:table-row table:style-name="ro1">
          <table:table-cell office:value-type="float" office:value="1961682" calcext:value-type="float">
            <text:p>1961682</text:p>
          </table:table-cell>
          <table:table-cell office:value-type="float" office:value="3182024" calcext:value-type="float">
            <text:p>3182024</text:p>
          </table:table-cell>
          <table:table-cell office:value-type="float" office:value="4029492" calcext:value-type="float">
            <text:p>4029492</text:p>
          </table:table-cell>
        </table:table-row>
        <table:table-row table:style-name="ro1">
          <table:table-cell office:value-type="float" office:value="2063060" calcext:value-type="float">
            <text:p>2063060</text:p>
          </table:table-cell>
          <table:table-cell office:value-type="float" office:value="2977134" calcext:value-type="float">
            <text:p>2977134</text:p>
          </table:table-cell>
          <table:table-cell office:value-type="float" office:value="3730103" calcext:value-type="float">
            <text:p>3730103</text:p>
          </table:table-cell>
        </table:table-row>
        <table:table-row table:style-name="ro1">
          <table:table-cell office:value-type="float" office:value="1847444" calcext:value-type="float">
            <text:p>1847444</text:p>
          </table:table-cell>
          <table:table-cell office:value-type="float" office:value="2815828" calcext:value-type="float">
            <text:p>2815828</text:p>
          </table:table-cell>
          <table:table-cell office:value-type="float" office:value="3178394" calcext:value-type="float">
            <text:p>3178394</text:p>
          </table:table-cell>
        </table:table-row>
        <table:table-row table:style-name="ro1">
          <table:table-cell office:value-type="float" office:value="2062894" calcext:value-type="float">
            <text:p>2062894</text:p>
          </table:table-cell>
          <table:table-cell office:value-type="float" office:value="2964597" calcext:value-type="float">
            <text:p>2964597</text:p>
          </table:table-cell>
          <table:table-cell office:value-type="float" office:value="3190454" calcext:value-type="float">
            <text:p>3190454</text:p>
          </table:table-cell>
        </table:table-row>
        <table:table-row table:style-name="ro1">
          <table:table-cell office:value-type="float" office:value="2056394" calcext:value-type="float">
            <text:p>2056394</text:p>
          </table:table-cell>
          <table:table-cell office:value-type="float" office:value="3820345" calcext:value-type="float">
            <text:p>3820345</text:p>
          </table:table-cell>
          <table:table-cell office:value-type="float" office:value="2914852" calcext:value-type="float">
            <text:p>2914852</text:p>
          </table:table-cell>
        </table:table-row>
        <table:table-row table:style-name="ro1">
          <table:table-cell office:value-type="float" office:value="1999064" calcext:value-type="float">
            <text:p>1999064</text:p>
          </table:table-cell>
          <table:table-cell office:value-type="float" office:value="3707766" calcext:value-type="float">
            <text:p>3707766</text:p>
          </table:table-cell>
          <table:table-cell office:value-type="float" office:value="2893164" calcext:value-type="float">
            <text:p>2893164</text:p>
          </table:table-cell>
        </table:table-row>
        <table:table-row table:style-name="ro1">
          <table:table-cell office:value-type="float" office:value="2021321" calcext:value-type="float">
            <text:p>2021321</text:p>
          </table:table-cell>
          <table:table-cell office:value-type="float" office:value="3154415" calcext:value-type="float">
            <text:p>3154415</text:p>
          </table:table-cell>
          <table:table-cell office:value-type="float" office:value="3290127" calcext:value-type="float">
            <text:p>3290127</text:p>
          </table:table-cell>
        </table:table-row>
        <table:table-row table:style-name="ro1">
          <table:table-cell office:value-type="float" office:value="1997568" calcext:value-type="float">
            <text:p>1997568</text:p>
          </table:table-cell>
          <table:table-cell office:value-type="float" office:value="2962970" calcext:value-type="float">
            <text:p>2962970</text:p>
          </table:table-cell>
          <table:table-cell office:value-type="float" office:value="4255286" calcext:value-type="float">
            <text:p>4255286</text:p>
          </table:table-cell>
        </table:table-row>
        <table:table-row table:style-name="ro1">
          <table:table-cell office:value-type="float" office:value="2136136" calcext:value-type="float">
            <text:p>2136136</text:p>
          </table:table-cell>
          <table:table-cell office:value-type="float" office:value="2854274" calcext:value-type="float">
            <text:p>2854274</text:p>
          </table:table-cell>
          <table:table-cell office:value-type="float" office:value="3541544" calcext:value-type="float">
            <text:p>3541544</text:p>
          </table:table-cell>
        </table:table-row>
        <table:table-row table:style-name="ro1">
          <table:table-cell office:value-type="float" office:value="2552622" calcext:value-type="float">
            <text:p>2552622</text:p>
          </table:table-cell>
          <table:table-cell office:value-type="float" office:value="3050945" calcext:value-type="float">
            <text:p>3050945</text:p>
          </table:table-cell>
          <table:table-cell office:value-type="float" office:value="3149022" calcext:value-type="float">
            <text:p>3149022</text:p>
          </table:table-cell>
        </table:table-row>
        <table:table-row table:style-name="ro1">
          <table:table-cell office:value-type="float" office:value="2724596" calcext:value-type="float">
            <text:p>2724596</text:p>
          </table:table-cell>
          <table:table-cell office:value-type="float" office:value="4197791" calcext:value-type="float">
            <text:p>4197791</text:p>
          </table:table-cell>
          <table:table-cell office:value-type="float" office:value="2998921" calcext:value-type="float">
            <text:p>2998921</text:p>
          </table:table-cell>
        </table:table-row>
        <table:table-row table:style-name="ro1">
          <table:table-cell office:value-type="float" office:value="2180806" calcext:value-type="float">
            <text:p>2180806</text:p>
          </table:table-cell>
          <table:table-cell office:value-type="float" office:value="3469407" calcext:value-type="float">
            <text:p>3469407</text:p>
          </table:table-cell>
          <table:table-cell office:value-type="float" office:value="2907582" calcext:value-type="float">
            <text:p>2907582</text:p>
          </table:table-cell>
        </table:table-row>
        <table:table-row table:style-name="ro1">
          <table:table-cell office:value-type="float" office:value="2029047" calcext:value-type="float">
            <text:p>2029047</text:p>
          </table:table-cell>
          <table:table-cell office:value-type="float" office:value="3108031" calcext:value-type="float">
            <text:p>3108031</text:p>
          </table:table-cell>
          <table:table-cell office:value-type="float" office:value="2904821" calcext:value-type="float">
            <text:p>2904821</text:p>
          </table:table-cell>
        </table:table-row>
        <table:table-row table:style-name="ro1">
          <table:table-cell office:value-type="float" office:value="2020351" calcext:value-type="float">
            <text:p>2020351</text:p>
          </table:table-cell>
          <table:table-cell office:value-type="float" office:value="3156826" calcext:value-type="float">
            <text:p>3156826</text:p>
          </table:table-cell>
          <table:table-cell office:value-type="float" office:value="3102396" calcext:value-type="float">
            <text:p>3102396</text:p>
          </table:table-cell>
        </table:table-row>
        <table:table-row table:style-name="ro1">
          <table:table-cell office:value-type="float" office:value="2333192" calcext:value-type="float">
            <text:p>2333192</text:p>
          </table:table-cell>
          <table:table-cell office:value-type="float" office:value="3241479" calcext:value-type="float">
            <text:p>3241479</text:p>
          </table:table-cell>
          <table:table-cell office:value-type="float" office:value="4350301" calcext:value-type="float">
            <text:p>4350301</text:p>
          </table:table-cell>
        </table:table-row>
        <table:table-row table:style-name="ro1">
          <table:table-cell office:value-type="float" office:value="2079884" calcext:value-type="float">
            <text:p>2079884</text:p>
          </table:table-cell>
          <table:table-cell office:value-type="float" office:value="3029149" calcext:value-type="float">
            <text:p>3029149</text:p>
          </table:table-cell>
          <table:table-cell office:value-type="float" office:value="3504166" calcext:value-type="float">
            <text:p>3504166</text:p>
          </table:table-cell>
        </table:table-row>
        <table:table-row table:style-name="ro1">
          <table:table-cell office:value-type="float" office:value="2021526" calcext:value-type="float">
            <text:p>2021526</text:p>
          </table:table-cell>
          <table:table-cell office:value-type="float" office:value="2906895" calcext:value-type="float">
            <text:p>2906895</text:p>
          </table:table-cell>
          <table:table-cell office:value-type="float" office:value="3132770" calcext:value-type="float">
            <text:p>3132770</text:p>
          </table:table-cell>
        </table:table-row>
        <table:table-row table:style-name="ro1">
          <table:table-cell office:value-type="float" office:value="2000498" calcext:value-type="float">
            <text:p>2000498</text:p>
          </table:table-cell>
          <table:table-cell office:value-type="float" office:value="3122258" calcext:value-type="float">
            <text:p>3122258</text:p>
          </table:table-cell>
          <table:table-cell office:value-type="float" office:value="2985349" calcext:value-type="float">
            <text:p>2985349</text:p>
          </table:table-cell>
        </table:table-row>
        <table:table-row table:style-name="ro1">
          <table:table-cell office:value-type="float" office:value="1872646" calcext:value-type="float">
            <text:p>1872646</text:p>
          </table:table-cell>
          <table:table-cell office:value-type="float" office:value="3936136" calcext:value-type="float">
            <text:p>3936136</text:p>
          </table:table-cell>
          <table:table-cell office:value-type="float" office:value="2890782" calcext:value-type="float">
            <text:p>2890782</text:p>
          </table:table-cell>
        </table:table-row>
        <table:table-row table:style-name="ro1">
          <table:table-cell office:value-type="float" office:value="2082249" calcext:value-type="float">
            <text:p>2082249</text:p>
          </table:table-cell>
          <table:table-cell office:value-type="float" office:value="3708980" calcext:value-type="float">
            <text:p>3708980</text:p>
          </table:table-cell>
          <table:table-cell office:value-type="float" office:value="2892564" calcext:value-type="float">
            <text:p>2892564</text:p>
          </table:table-cell>
        </table:table-row>
        <table:table-row table:style-name="ro1">
          <table:table-cell office:value-type="float" office:value="1987633" calcext:value-type="float">
            <text:p>1987633</text:p>
          </table:table-cell>
          <table:table-cell office:value-type="float" office:value="3146865" calcext:value-type="float">
            <text:p>3146865</text:p>
          </table:table-cell>
          <table:table-cell office:value-type="float" office:value="3062551" calcext:value-type="float">
            <text:p>3062551</text:p>
          </table:table-cell>
        </table:table-row>
        <table:table-row table:style-name="ro1">
          <table:table-cell office:value-type="float" office:value="2767033" calcext:value-type="float">
            <text:p>2767033</text:p>
          </table:table-cell>
          <table:table-cell office:value-type="float" office:value="2967991" calcext:value-type="float">
            <text:p>2967991</text:p>
          </table:table-cell>
          <table:table-cell office:value-type="float" office:value="4227723" calcext:value-type="float">
            <text:p>4227723</text:p>
          </table:table-cell>
        </table:table-row>
        <table:table-row table:style-name="ro1">
          <table:table-cell office:value-type="float" office:value="2639013" calcext:value-type="float">
            <text:p>2639013</text:p>
          </table:table-cell>
          <table:table-cell office:value-type="float" office:value="2849691" calcext:value-type="float">
            <text:p>2849691</text:p>
          </table:table-cell>
          <table:table-cell office:value-type="float" office:value="3108938" calcext:value-type="float">
            <text:p>3108938</text:p>
          </table:table-cell>
        </table:table-row>
        <table:table-row table:style-name="ro1">
          <table:table-cell office:value-type="float" office:value="2163500" calcext:value-type="float">
            <text:p>2163500</text:p>
          </table:table-cell>
          <table:table-cell office:value-type="float" office:value="3031636" calcext:value-type="float">
            <text:p>3031636</text:p>
          </table:table-cell>
          <table:table-cell office:value-type="float" office:value="3056681" calcext:value-type="float">
            <text:p>3056681</text:p>
          </table:table-cell>
        </table:table-row>
        <table:table-row table:style-name="ro1">
          <table:table-cell office:value-type="float" office:value="2173221" calcext:value-type="float">
            <text:p>2173221</text:p>
          </table:table-cell>
          <table:table-cell office:value-type="float" office:value="4296078" calcext:value-type="float">
            <text:p>4296078</text:p>
          </table:table-cell>
          <table:table-cell office:value-type="float" office:value="3038567" calcext:value-type="float">
            <text:p>3038567</text:p>
          </table:table-cell>
        </table:table-row>
        <table:table-row table:style-name="ro1">
          <table:table-cell office:value-type="float" office:value="2088513" calcext:value-type="float">
            <text:p>2088513</text:p>
          </table:table-cell>
          <table:table-cell office:value-type="float" office:value="3394971" calcext:value-type="float">
            <text:p>3394971</text:p>
          </table:table-cell>
          <table:table-cell office:value-type="float" office:value="3116603" calcext:value-type="float">
            <text:p>3116603</text:p>
          </table:table-cell>
        </table:table-row>
        <table:table-row table:style-name="ro1">
          <table:table-cell office:value-type="float" office:value="2136257" calcext:value-type="float">
            <text:p>2136257</text:p>
          </table:table-cell>
          <table:table-cell office:value-type="float" office:value="3097019" calcext:value-type="float">
            <text:p>3097019</text:p>
          </table:table-cell>
          <table:table-cell office:value-type="float" office:value="3098441" calcext:value-type="float">
            <text:p>3098441</text:p>
          </table:table-cell>
        </table:table-row>
        <table:table-row table:style-name="ro1">
          <table:table-cell office:value-type="float" office:value="2293434" calcext:value-type="float">
            <text:p>2293434</text:p>
          </table:table-cell>
          <table:table-cell office:value-type="float" office:value="3182602" calcext:value-type="float">
            <text:p>3182602</text:p>
          </table:table-cell>
          <table:table-cell office:value-type="float" office:value="4521380" calcext:value-type="float">
            <text:p>4521380</text:p>
          </table:table-cell>
        </table:table-row>
        <table:table-row table:style-name="ro1">
          <table:table-cell office:value-type="float" office:value="2046475" calcext:value-type="float">
            <text:p>2046475</text:p>
          </table:table-cell>
          <table:table-cell office:value-type="float" office:value="3221892" calcext:value-type="float">
            <text:p>3221892</text:p>
          </table:table-cell>
          <table:table-cell office:value-type="float" office:value="3383848" calcext:value-type="float">
            <text:p>3383848</text:p>
          </table:table-cell>
        </table:table-row>
        <table:table-row table:style-name="ro1">
          <table:table-cell office:value-type="float" office:value="2060327" calcext:value-type="float">
            <text:p>2060327</text:p>
          </table:table-cell>
          <table:table-cell office:value-type="float" office:value="2995914" calcext:value-type="float">
            <text:p>2995914</text:p>
          </table:table-cell>
          <table:table-cell office:value-type="float" office:value="3428297" calcext:value-type="float">
            <text:p>3428297</text:p>
          </table:table-cell>
        </table:table-row>
        <table:table-row table:style-name="ro1">
          <table:table-cell office:value-type="float" office:value="2222306" calcext:value-type="float">
            <text:p>2222306</text:p>
          </table:table-cell>
          <table:table-cell office:value-type="float" office:value="2858128" calcext:value-type="float">
            <text:p>2858128</text:p>
          </table:table-cell>
          <table:table-cell office:value-type="float" office:value="2897229" calcext:value-type="float">
            <text:p>2897229</text:p>
          </table:table-cell>
        </table:table-row>
        <table:table-row table:style-name="ro1">
          <table:table-cell office:value-type="float" office:value="2188484" calcext:value-type="float">
            <text:p>2188484</text:p>
          </table:table-cell>
          <table:table-cell office:value-type="float" office:value="3008259" calcext:value-type="float">
            <text:p>3008259</text:p>
          </table:table-cell>
          <table:table-cell office:value-type="float" office:value="2948234" calcext:value-type="float">
            <text:p>2948234</text:p>
          </table:table-cell>
        </table:table-row>
        <table:table-row table:style-name="ro1">
          <table:table-cell office:value-type="float" office:value="1977490" calcext:value-type="float">
            <text:p>1977490</text:p>
          </table:table-cell>
          <table:table-cell office:value-type="float" office:value="3905489" calcext:value-type="float">
            <text:p>3905489</text:p>
          </table:table-cell>
          <table:table-cell office:value-type="float" office:value="3022971" calcext:value-type="float">
            <text:p>3022971</text:p>
          </table:table-cell>
        </table:table-row>
        <table:table-row table:style-name="ro1">
          <table:table-cell office:value-type="float" office:value="2152953" calcext:value-type="float">
            <text:p>2152953</text:p>
          </table:table-cell>
          <table:table-cell office:value-type="float" office:value="3711947" calcext:value-type="float">
            <text:p>3711947</text:p>
          </table:table-cell>
          <table:table-cell office:value-type="float" office:value="2881545" calcext:value-type="float">
            <text:p>2881545</text:p>
          </table:table-cell>
        </table:table-row>
        <table:table-row table:style-name="ro1">
          <table:table-cell office:value-type="float" office:value="2257439" calcext:value-type="float">
            <text:p>2257439</text:p>
          </table:table-cell>
          <table:table-cell office:value-type="float" office:value="3148279" calcext:value-type="float">
            <text:p>3148279</text:p>
          </table:table-cell>
          <table:table-cell office:value-type="float" office:value="3049586" calcext:value-type="float">
            <text:p>3049586</text:p>
          </table:table-cell>
        </table:table-row>
        <table:table-row table:style-name="ro1">
          <table:table-cell office:value-type="float" office:value="2111478" calcext:value-type="float">
            <text:p>2111478</text:p>
          </table:table-cell>
          <table:table-cell office:value-type="float" office:value="2987042" calcext:value-type="float">
            <text:p>2987042</text:p>
          </table:table-cell>
          <table:table-cell office:value-type="float" office:value="4206696" calcext:value-type="float">
            <text:p>4206696</text:p>
          </table:table-cell>
        </table:table-row>
        <table:table-row table:style-name="ro1">
          <table:table-cell office:value-type="float" office:value="2343107" calcext:value-type="float">
            <text:p>2343107</text:p>
          </table:table-cell>
          <table:table-cell office:value-type="float" office:value="2849772" calcext:value-type="float">
            <text:p>2849772</text:p>
          </table:table-cell>
          <table:table-cell office:value-type="float" office:value="3528051" calcext:value-type="float">
            <text:p>3528051</text:p>
          </table:table-cell>
        </table:table-row>
        <table:table-row table:style-name="ro1">
          <table:table-cell office:value-type="float" office:value="2369877" calcext:value-type="float">
            <text:p>2369877</text:p>
          </table:table-cell>
          <table:table-cell office:value-type="float" office:value="3034036" calcext:value-type="float">
            <text:p>3034036</text:p>
          </table:table-cell>
          <table:table-cell office:value-type="float" office:value="3156058" calcext:value-type="float">
            <text:p>3156058</text:p>
          </table:table-cell>
        </table:table-row>
        <table:table-row table:style-name="ro1">
          <table:table-cell office:value-type="float" office:value="1968562" calcext:value-type="float">
            <text:p>1968562</text:p>
          </table:table-cell>
          <table:table-cell office:value-type="float" office:value="4281351" calcext:value-type="float">
            <text:p>4281351</text:p>
          </table:table-cell>
          <table:table-cell office:value-type="float" office:value="2985000" calcext:value-type="float">
            <text:p>2985000</text:p>
          </table:table-cell>
        </table:table-row>
        <table:table-row table:style-name="ro1">
          <table:table-cell office:value-type="float" office:value="2032314" calcext:value-type="float">
            <text:p>2032314</text:p>
          </table:table-cell>
          <table:table-cell office:value-type="float" office:value="3424429" calcext:value-type="float">
            <text:p>3424429</text:p>
          </table:table-cell>
          <table:table-cell office:value-type="float" office:value="2921128" calcext:value-type="float">
            <text:p>2921128</text:p>
          </table:table-cell>
        </table:table-row>
        <table:table-row table:style-name="ro1">
          <table:table-cell office:value-type="float" office:value="2465897" calcext:value-type="float">
            <text:p>2465897</text:p>
          </table:table-cell>
          <table:table-cell office:value-type="float" office:value="3090560" calcext:value-type="float">
            <text:p>3090560</text:p>
          </table:table-cell>
          <table:table-cell office:value-type="float" office:value="3076451" calcext:value-type="float">
            <text:p>3076451</text:p>
          </table:table-cell>
        </table:table-row>
        <table:table-row table:style-name="ro1">
          <table:table-cell office:value-type="float" office:value="2172111" calcext:value-type="float">
            <text:p>2172111</text:p>
          </table:table-cell>
          <table:table-cell office:value-type="float" office:value="2927053" calcext:value-type="float">
            <text:p>2927053</text:p>
          </table:table-cell>
          <table:table-cell office:value-type="float" office:value="2906672" calcext:value-type="float">
            <text:p>2906672</text:p>
          </table:table-cell>
        </table:table-row>
        <table:table-row table:style-name="ro1">
          <table:table-cell office:value-type="float" office:value="1977207" calcext:value-type="float">
            <text:p>1977207</text:p>
          </table:table-cell>
          <table:table-cell office:value-type="float" office:value="2886693" calcext:value-type="float">
            <text:p>2886693</text:p>
          </table:table-cell>
          <table:table-cell office:value-type="float" office:value="3012387" calcext:value-type="float">
            <text:p>3012387</text:p>
          </table:table-cell>
        </table:table-row>
        <table:table-row table:style-name="ro1">
          <table:table-cell office:value-type="float" office:value="2183621" calcext:value-type="float">
            <text:p>2183621</text:p>
          </table:table-cell>
          <table:table-cell office:value-type="float" office:value="3048648" calcext:value-type="float">
            <text:p>3048648</text:p>
          </table:table-cell>
          <table:table-cell office:value-type="float" office:value="4038955" calcext:value-type="float">
            <text:p>4038955</text:p>
          </table:table-cell>
        </table:table-row>
        <table:table-row table:style-name="ro1">
          <table:table-cell office:value-type="float" office:value="2210047" calcext:value-type="float">
            <text:p>2210047</text:p>
          </table:table-cell>
          <table:table-cell office:value-type="float" office:value="4514944" calcext:value-type="float">
            <text:p>4514944</text:p>
          </table:table-cell>
          <table:table-cell office:value-type="float" office:value="3836669" calcext:value-type="float">
            <text:p>3836669</text:p>
          </table:table-cell>
        </table:table-row>
        <table:table-row table:style-name="ro1">
          <table:table-cell office:value-type="float" office:value="2017706" calcext:value-type="float">
            <text:p>2017706</text:p>
          </table:table-cell>
          <table:table-cell office:value-type="float" office:value="3343608" calcext:value-type="float">
            <text:p>3343608</text:p>
          </table:table-cell>
          <table:table-cell office:value-type="float" office:value="3215038" calcext:value-type="float">
            <text:p>3215038</text:p>
          </table:table-cell>
        </table:table-row>
        <table:table-row table:style-name="ro1">
          <table:table-cell office:value-type="float" office:value="2173178" calcext:value-type="float">
            <text:p>2173178</text:p>
          </table:table-cell>
          <table:table-cell office:value-type="float" office:value="3013411" calcext:value-type="float">
            <text:p>3013411</text:p>
          </table:table-cell>
          <table:table-cell office:value-type="float" office:value="3018658" calcext:value-type="float">
            <text:p>3018658</text:p>
          </table:table-cell>
        </table:table-row>
        <table:table-row table:style-name="ro1">
          <table:table-cell office:value-type="float" office:value="1995336" calcext:value-type="float">
            <text:p>1995336</text:p>
          </table:table-cell>
          <table:table-cell office:value-type="float" office:value="3258481" calcext:value-type="float">
            <text:p>3258481</text:p>
          </table:table-cell>
          <table:table-cell office:value-type="float" office:value="2887162" calcext:value-type="float">
            <text:p>2887162</text:p>
          </table:table-cell>
        </table:table-row>
        <table:table-row table:style-name="ro1">
          <table:table-cell office:value-type="float" office:value="2044711" calcext:value-type="float">
            <text:p>2044711</text:p>
          </table:table-cell>
          <table:table-cell office:value-type="float" office:value="3168110" calcext:value-type="float">
            <text:p>3168110</text:p>
          </table:table-cell>
          <table:table-cell office:value-type="float" office:value="2903748" calcext:value-type="float">
            <text:p>2903748</text:p>
          </table:table-cell>
        </table:table-row>
        <table:table-row table:style-name="ro1">
          <table:table-cell office:value-type="float" office:value="2133835" calcext:value-type="float">
            <text:p>2133835</text:p>
          </table:table-cell>
          <table:table-cell office:value-type="float" office:value="2961990" calcext:value-type="float">
            <text:p>2961990</text:p>
          </table:table-cell>
          <table:table-cell office:value-type="float" office:value="3023126" calcext:value-type="float">
            <text:p>3023126</text:p>
          </table:table-cell>
        </table:table-row>
        <table:table-row table:style-name="ro1">
          <table:table-cell office:value-type="float" office:value="2617872" calcext:value-type="float">
            <text:p>2617872</text:p>
          </table:table-cell>
          <table:table-cell office:value-type="float" office:value="2862935" calcext:value-type="float">
            <text:p>2862935</text:p>
          </table:table-cell>
          <table:table-cell office:value-type="float" office:value="3762087" calcext:value-type="float">
            <text:p>3762087</text:p>
          </table:table-cell>
        </table:table-row>
        <table:table-row table:style-name="ro1">
          <table:table-cell office:value-type="float" office:value="2834181" calcext:value-type="float">
            <text:p>2834181</text:p>
          </table:table-cell>
          <table:table-cell office:value-type="float" office:value="3126695" calcext:value-type="float">
            <text:p>3126695</text:p>
          </table:table-cell>
          <table:table-cell office:value-type="float" office:value="3890833" calcext:value-type="float">
            <text:p>3890833</text:p>
          </table:table-cell>
        </table:table-row>
        <table:table-row table:style-name="ro1">
          <table:table-cell office:value-type="float" office:value="2281140" calcext:value-type="float">
            <text:p>2281140</text:p>
          </table:table-cell>
          <table:table-cell office:value-type="float" office:value="4558819" calcext:value-type="float">
            <text:p>4558819</text:p>
          </table:table-cell>
          <table:table-cell office:value-type="float" office:value="3227067" calcext:value-type="float">
            <text:p>3227067</text:p>
          </table:table-cell>
        </table:table-row>
        <table:table-row table:style-name="ro1">
          <table:table-cell office:value-type="float" office:value="2078245" calcext:value-type="float">
            <text:p>2078245</text:p>
          </table:table-cell>
          <table:table-cell office:value-type="float" office:value="3348983" calcext:value-type="float">
            <text:p>3348983</text:p>
          </table:table-cell>
          <table:table-cell office:value-type="float" office:value="3018524" calcext:value-type="float">
            <text:p>3018524</text:p>
          </table:table-cell>
        </table:table-row>
        <table:table-row table:style-name="ro1">
          <table:table-cell office:value-type="float" office:value="1960232" calcext:value-type="float">
            <text:p>1960232</text:p>
          </table:table-cell>
          <table:table-cell office:value-type="float" office:value="3069531" calcext:value-type="float">
            <text:p>3069531</text:p>
          </table:table-cell>
          <table:table-cell office:value-type="float" office:value="2882489" calcext:value-type="float">
            <text:p>2882489</text:p>
          </table:table-cell>
        </table:table-row>
        <table:table-row table:style-name="ro1">
          <table:table-cell office:value-type="float" office:value="2219443" calcext:value-type="float">
            <text:p>2219443</text:p>
          </table:table-cell>
          <table:table-cell office:value-type="float" office:value="3200615" calcext:value-type="float">
            <text:p>3200615</text:p>
          </table:table-cell>
          <table:table-cell office:value-type="float" office:value="3068900" calcext:value-type="float">
            <text:p>3068900</text:p>
          </table:table-cell>
        </table:table-row>
        <table:table-row table:style-name="ro1">
          <table:table-cell office:value-type="float" office:value="2293242" calcext:value-type="float">
            <text:p>2293242</text:p>
          </table:table-cell>
          <table:table-cell office:value-type="float" office:value="3205254" calcext:value-type="float">
            <text:p>3205254</text:p>
          </table:table-cell>
          <table:table-cell office:value-type="float" office:value="4317897" calcext:value-type="float">
            <text:p>4317897</text:p>
          </table:table-cell>
        </table:table-row>
        <table:table-row table:style-name="ro1">
          <table:table-cell office:value-type="float" office:value="2031556" calcext:value-type="float">
            <text:p>2031556</text:p>
          </table:table-cell>
          <table:table-cell office:value-type="float" office:value="2995276" calcext:value-type="float">
            <text:p>2995276</text:p>
          </table:table-cell>
          <table:table-cell office:value-type="float" office:value="3039726" calcext:value-type="float">
            <text:p>3039726</text:p>
          </table:table-cell>
        </table:table-row>
        <table:table-row table:style-name="ro1">
          <table:table-cell office:value-type="float" office:value="2007720" calcext:value-type="float">
            <text:p>2007720</text:p>
          </table:table-cell>
          <table:table-cell office:value-type="float" office:value="2855571" calcext:value-type="float">
            <text:p>2855571</text:p>
          </table:table-cell>
          <table:table-cell office:value-type="float" office:value="3026384" calcext:value-type="float">
            <text:p>3026384</text:p>
          </table:table-cell>
        </table:table-row>
        <table:table-row table:style-name="ro1">
          <table:table-cell office:value-type="float" office:value="2228665" calcext:value-type="float">
            <text:p>2228665</text:p>
          </table:table-cell>
          <table:table-cell office:value-type="float" office:value="3022495" calcext:value-type="float">
            <text:p>3022495</text:p>
          </table:table-cell>
          <table:table-cell office:value-type="float" office:value="3018754" calcext:value-type="float">
            <text:p>3018754</text:p>
          </table:table-cell>
        </table:table-row>
        <table:table-row table:style-name="ro1">
          <table:table-cell office:value-type="float" office:value="2057692" calcext:value-type="float">
            <text:p>2057692</text:p>
          </table:table-cell>
          <table:table-cell office:value-type="float" office:value="4063441" calcext:value-type="float">
            <text:p>4063441</text:p>
          </table:table-cell>
          <table:table-cell office:value-type="float" office:value="2916101" calcext:value-type="float">
            <text:p>2916101</text:p>
          </table:table-cell>
        </table:table-row>
        <table:table-row table:style-name="ro1">
          <table:table-cell office:value-type="float" office:value="2220276" calcext:value-type="float">
            <text:p>2220276</text:p>
          </table:table-cell>
          <table:table-cell office:value-type="float" office:value="3587505" calcext:value-type="float">
            <text:p>3587505</text:p>
          </table:table-cell>
          <table:table-cell office:value-type="float" office:value="2913550" calcext:value-type="float">
            <text:p>2913550</text:p>
          </table:table-cell>
        </table:table-row>
        <table:table-row table:style-name="ro1">
          <table:table-cell office:value-type="float" office:value="2274264" calcext:value-type="float">
            <text:p>2274264</text:p>
          </table:table-cell>
          <table:table-cell office:value-type="float" office:value="3130560" calcext:value-type="float">
            <text:p>3130560</text:p>
          </table:table-cell>
          <table:table-cell office:value-type="float" office:value="3043852" calcext:value-type="float">
            <text:p>3043852</text:p>
          </table:table-cell>
        </table:table-row>
        <table:table-row table:style-name="ro1">
          <table:table-cell office:value-type="float" office:value="2235492" calcext:value-type="float">
            <text:p>2235492</text:p>
          </table:table-cell>
          <table:table-cell office:value-type="float" office:value="2965394" calcext:value-type="float">
            <text:p>2965394</text:p>
          </table:table-cell>
          <table:table-cell office:value-type="float" office:value="3908101" calcext:value-type="float">
            <text:p>3908101</text:p>
          </table:table-cell>
        </table:table-row>
        <table:table-row table:style-name="ro1">
          <table:table-cell office:value-type="float" office:value="2059127" calcext:value-type="float">
            <text:p>2059127</text:p>
          </table:table-cell>
          <table:table-cell office:value-type="float" office:value="2869042" calcext:value-type="float">
            <text:p>2869042</text:p>
          </table:table-cell>
          <table:table-cell office:value-type="float" office:value="3980390" calcext:value-type="float">
            <text:p>3980390</text:p>
          </table:table-cell>
        </table:table-row>
        <table:table-row table:style-name="ro1">
          <table:table-cell office:value-type="float" office:value="2058214" calcext:value-type="float">
            <text:p>2058214</text:p>
          </table:table-cell>
          <table:table-cell office:value-type="float" office:value="3040160" calcext:value-type="float">
            <text:p>3040160</text:p>
          </table:table-cell>
          <table:table-cell office:value-type="float" office:value="3178515" calcext:value-type="float">
            <text:p>3178515</text:p>
          </table:table-cell>
        </table:table-row>
        <table:table-row table:style-name="ro1">
          <table:table-cell office:value-type="float" office:value="2211752" calcext:value-type="float">
            <text:p>2211752</text:p>
          </table:table-cell>
          <table:table-cell office:value-type="float" office:value="4448285" calcext:value-type="float">
            <text:p>4448285</text:p>
          </table:table-cell>
          <table:table-cell office:value-type="float" office:value="3012739" calcext:value-type="float">
            <text:p>3012739</text:p>
          </table:table-cell>
        </table:table-row>
        <table:table-row table:style-name="ro1">
          <table:table-cell office:value-type="float" office:value="2125101" calcext:value-type="float">
            <text:p>2125101</text:p>
          </table:table-cell>
          <table:table-cell office:value-type="float" office:value="3350249" calcext:value-type="float">
            <text:p>3350249</text:p>
          </table:table-cell>
          <table:table-cell office:value-type="float" office:value="2910211" calcext:value-type="float">
            <text:p>2910211</text:p>
          </table:table-cell>
        </table:table-row>
        <table:table-row table:style-name="ro1">
          <table:table-cell office:value-type="float" office:value="2074441" calcext:value-type="float">
            <text:p>2074441</text:p>
          </table:table-cell>
          <table:table-cell office:value-type="float" office:value="3041371" calcext:value-type="float">
            <text:p>3041371</text:p>
          </table:table-cell>
          <table:table-cell office:value-type="float" office:value="3071265" calcext:value-type="float">
            <text:p>3071265</text:p>
          </table:table-cell>
        </table:table-row>
        <table:table-row table:style-name="ro1">
          <table:table-cell office:value-type="float" office:value="2156629" calcext:value-type="float">
            <text:p>2156629</text:p>
          </table:table-cell>
          <table:table-cell office:value-type="float" office:value="3221084" calcext:value-type="float">
            <text:p>3221084</text:p>
          </table:table-cell>
          <table:table-cell office:value-type="float" office:value="4504866" calcext:value-type="float">
            <text:p>4504866</text:p>
          </table:table-cell>
        </table:table-row>
        <table:table-row table:style-name="ro1">
          <table:table-cell office:value-type="float" office:value="1835919" calcext:value-type="float">
            <text:p>1835919</text:p>
          </table:table-cell>
          <table:table-cell office:value-type="float" office:value="3226367" calcext:value-type="float">
            <text:p>3226367</text:p>
          </table:table-cell>
          <table:table-cell office:value-type="float" office:value="2889099" calcext:value-type="float">
            <text:p>2889099</text:p>
          </table:table-cell>
        </table:table-row>
        <table:table-row table:style-name="ro1">
          <table:table-cell office:value-type="float" office:value="2050397" calcext:value-type="float">
            <text:p>2050397</text:p>
          </table:table-cell>
          <table:table-cell office:value-type="float" office:value="3003566" calcext:value-type="float">
            <text:p>3003566</text:p>
          </table:table-cell>
          <table:table-cell office:value-type="float" office:value="3049115" calcext:value-type="float">
            <text:p>3049115</text:p>
          </table:table-cell>
        </table:table-row>
        <table:table-row table:style-name="ro1">
          <table:table-cell office:value-type="float" office:value="2406829" calcext:value-type="float">
            <text:p>2406829</text:p>
          </table:table-cell>
          <table:table-cell office:value-type="float" office:value="2848824" calcext:value-type="float">
            <text:p>2848824</text:p>
          </table:table-cell>
          <table:table-cell office:value-type="float" office:value="3902748" calcext:value-type="float">
            <text:p>3902748</text:p>
          </table:table-cell>
        </table:table-row>
        <table:table-row table:style-name="ro1">
          <table:table-cell office:value-type="float" office:value="1856072" calcext:value-type="float">
            <text:p>1856072</text:p>
          </table:table-cell>
          <table:table-cell office:value-type="float" office:value="3003937" calcext:value-type="float">
            <text:p>3003937</text:p>
          </table:table-cell>
          <table:table-cell office:value-type="float" office:value="3441754" calcext:value-type="float">
            <text:p>3441754</text:p>
          </table:table-cell>
        </table:table-row>
        <table:table-row table:style-name="ro1">
          <table:table-cell office:value-type="float" office:value="2030320" calcext:value-type="float">
            <text:p>2030320</text:p>
          </table:table-cell>
          <table:table-cell office:value-type="float" office:value="4089835" calcext:value-type="float">
            <text:p>4089835</text:p>
          </table:table-cell>
          <table:table-cell office:value-type="float" office:value="2896841" calcext:value-type="float">
            <text:p>2896841</text:p>
          </table:table-cell>
        </table:table-row>
        <table:table-row table:style-name="ro1">
          <table:table-cell office:value-type="float" office:value="2054047" calcext:value-type="float">
            <text:p>2054047</text:p>
          </table:table-cell>
          <table:table-cell office:value-type="float" office:value="3560157" calcext:value-type="float">
            <text:p>3560157</text:p>
          </table:table-cell>
          <table:table-cell office:value-type="float" office:value="2896086" calcext:value-type="float">
            <text:p>2896086</text:p>
          </table:table-cell>
        </table:table-row>
        <table:table-row table:style-name="ro1">
          <table:table-cell office:value-type="float" office:value="2552170" calcext:value-type="float">
            <text:p>2552170</text:p>
          </table:table-cell>
          <table:table-cell office:value-type="float" office:value="3120110" calcext:value-type="float">
            <text:p>3120110</text:p>
          </table:table-cell>
          <table:table-cell office:value-type="float" office:value="2873902" calcext:value-type="float">
            <text:p>2873902</text:p>
          </table:table-cell>
        </table:table-row>
        <table:table-row table:style-name="ro1">
          <table:table-cell office:value-type="float" office:value="2835713" calcext:value-type="float">
            <text:p>2835713</text:p>
          </table:table-cell>
          <table:table-cell office:value-type="float" office:value="2976348" calcext:value-type="float">
            <text:p>2976348</text:p>
          </table:table-cell>
          <table:table-cell office:value-type="float" office:value="3048450" calcext:value-type="float">
            <text:p>3048450</text:p>
          </table:table-cell>
        </table:table-row>
        <table:table-row table:style-name="ro1">
          <table:table-cell office:value-type="float" office:value="2215215" calcext:value-type="float">
            <text:p>2215215</text:p>
          </table:table-cell>
          <table:table-cell office:value-type="float" office:value="2861469" calcext:value-type="float">
            <text:p>2861469</text:p>
          </table:table-cell>
          <table:table-cell office:value-type="float" office:value="3003219" calcext:value-type="float">
            <text:p>3003219</text:p>
          </table:table-cell>
        </table:table-row>
        <table:table-row table:style-name="ro1">
          <table:table-cell office:value-type="float" office:value="2218053" calcext:value-type="float">
            <text:p>2218053</text:p>
          </table:table-cell>
          <table:table-cell office:value-type="float" office:value="3047890" calcext:value-type="float">
            <text:p>3047890</text:p>
          </table:table-cell>
          <table:table-cell office:value-type="float" office:value="2973131" calcext:value-type="float">
            <text:p>2973131</text:p>
          </table:table-cell>
        </table:table-row>
        <table:table-row table:style-name="ro1">
          <table:table-cell office:value-type="float" office:value="2024113" calcext:value-type="float">
            <text:p>2024113</text:p>
          </table:table-cell>
          <table:table-cell office:value-type="float" office:value="4448459" calcext:value-type="float">
            <text:p>4448459</text:p>
          </table:table-cell>
          <table:table-cell office:value-type="float" office:value="3053945" calcext:value-type="float">
            <text:p>3053945</text:p>
          </table:table-cell>
        </table:table-row>
        <table:table-row table:style-name="ro1">
          <table:table-cell office:value-type="float" office:value="1863523" calcext:value-type="float">
            <text:p>1863523</text:p>
          </table:table-cell>
          <table:table-cell office:value-type="float" office:value="3349730" calcext:value-type="float">
            <text:p>3349730</text:p>
          </table:table-cell>
          <table:table-cell office:value-type="float" office:value="2869884" calcext:value-type="float">
            <text:p>2869884</text:p>
          </table:table-cell>
        </table:table-row>
        <table:table-row table:style-name="ro1">
          <table:table-cell office:value-type="float" office:value="2006007" calcext:value-type="float">
            <text:p>2006007</text:p>
          </table:table-cell>
          <table:table-cell office:value-type="float" office:value="3053459" calcext:value-type="float">
            <text:p>3053459</text:p>
          </table:table-cell>
          <table:table-cell office:value-type="float" office:value="3014238" calcext:value-type="float">
            <text:p>3014238</text:p>
          </table:table-cell>
        </table:table-row>
        <table:table-row table:style-name="ro1">
          <table:table-cell office:value-type="float" office:value="2175090" calcext:value-type="float">
            <text:p>2175090</text:p>
          </table:table-cell>
          <table:table-cell office:value-type="float" office:value="3216753" calcext:value-type="float">
            <text:p>3216753</text:p>
          </table:table-cell>
          <table:table-cell office:value-type="float" office:value="3822142" calcext:value-type="float">
            <text:p>3822142</text:p>
          </table:table-cell>
        </table:table-row>
        <table:table-row table:style-name="ro1">
          <table:table-cell office:value-type="float" office:value="2167488" calcext:value-type="float">
            <text:p>2167488</text:p>
          </table:table-cell>
          <table:table-cell office:value-type="float" office:value="3190021" calcext:value-type="float">
            <text:p>3190021</text:p>
          </table:table-cell>
          <table:table-cell office:value-type="float" office:value="3889037" calcext:value-type="float">
            <text:p>3889037</text:p>
          </table:table-cell>
        </table:table-row>
        <table:table-row table:style-name="ro1">
          <table:table-cell office:value-type="float" office:value="2971820" calcext:value-type="float">
            <text:p>2971820</text:p>
          </table:table-cell>
          <table:table-cell office:value-type="float" office:value="2989610" calcext:value-type="float">
            <text:p>2989610</text:p>
          </table:table-cell>
          <table:table-cell office:value-type="float" office:value="3230254" calcext:value-type="float">
            <text:p>3230254</text:p>
          </table:table-cell>
        </table:table-row>
        <table:table-row table:style-name="ro1">
          <table:table-cell office:value-type="float" office:value="2383667" calcext:value-type="float">
            <text:p>2383667</text:p>
          </table:table-cell>
          <table:table-cell office:value-type="float" office:value="3036308" calcext:value-type="float">
            <text:p>3036308</text:p>
          </table:table-cell>
          <table:table-cell office:value-type="float" office:value="3060218" calcext:value-type="float">
            <text:p>3060218</text:p>
          </table:table-cell>
        </table:table-row>
        <table:table-row table:style-name="ro1">
          <table:table-cell office:value-type="float" office:value="2381057" calcext:value-type="float">
            <text:p>2381057</text:p>
          </table:table-cell>
          <table:table-cell office:value-type="float" office:value="3059297" calcext:value-type="float">
            <text:p>3059297</text:p>
          </table:table-cell>
          <table:table-cell office:value-type="float" office:value="2898117" calcext:value-type="float">
            <text:p>2898117</text:p>
          </table:table-cell>
        </table:table-row>
        <table:table-row table:style-name="ro1">
          <table:table-cell office:value-type="float" office:value="1969704" calcext:value-type="float">
            <text:p>1969704</text:p>
          </table:table-cell>
          <table:table-cell office:value-type="float" office:value="4229424" calcext:value-type="float">
            <text:p>4229424</text:p>
          </table:table-cell>
          <table:table-cell office:value-type="float" office:value="3066018" calcext:value-type="float">
            <text:p>3066018</text:p>
          </table:table-cell>
        </table:table-row>
        <table:table-row table:style-name="ro1">
          <table:table-cell office:value-type="float" office:value="2268222" calcext:value-type="float">
            <text:p>2268222</text:p>
          </table:table-cell>
          <table:table-cell office:value-type="float" office:value="3491774" calcext:value-type="float">
            <text:p>3491774</text:p>
          </table:table-cell>
          <table:table-cell office:value-type="float" office:value="4303234" calcext:value-type="float">
            <text:p>4303234</text:p>
          </table:table-cell>
        </table:table-row>
        <table:table-row table:style-name="ro1">
          <table:table-cell office:value-type="float" office:value="2194420" calcext:value-type="float">
            <text:p>2194420</text:p>
          </table:table-cell>
          <table:table-cell office:value-type="float" office:value="3116227" calcext:value-type="float">
            <text:p>3116227</text:p>
          </table:table-cell>
          <table:table-cell office:value-type="float" office:value="3017937" calcext:value-type="float">
            <text:p>3017937</text:p>
          </table:table-cell>
        </table:table-row>
        <table:table-row table:style-name="ro1">
          <table:table-cell office:value-type="float" office:value="2029294" calcext:value-type="float">
            <text:p>2029294</text:p>
          </table:table-cell>
          <table:table-cell office:value-type="float" office:value="3189984" calcext:value-type="float">
            <text:p>3189984</text:p>
          </table:table-cell>
          <table:table-cell office:value-type="float" office:value="2995137" calcext:value-type="float">
            <text:p>2995137</text:p>
          </table:table-cell>
        </table:table-row>
        <table:table-row table:style-name="ro1">
          <table:table-cell office:value-type="float" office:value="2027651" calcext:value-type="float">
            <text:p>2027651</text:p>
          </table:table-cell>
          <table:table-cell office:value-type="float" office:value="3236832" calcext:value-type="float">
            <text:p>3236832</text:p>
          </table:table-cell>
          <table:table-cell office:value-type="float" office:value="3002563" calcext:value-type="float">
            <text:p>3002563</text:p>
          </table:table-cell>
        </table:table-row>
        <table:table-row table:style-name="ro1">
          <table:table-cell office:value-type="float" office:value="2159472" calcext:value-type="float">
            <text:p>2159472</text:p>
          </table:table-cell>
          <table:table-cell office:value-type="float" office:value="3023074" calcext:value-type="float">
            <text:p>3023074</text:p>
          </table:table-cell>
          <table:table-cell office:value-type="float" office:value="2890292" calcext:value-type="float">
            <text:p>2890292</text:p>
          </table:table-cell>
        </table:table-row>
        <table:table-row table:style-name="ro1">
          <table:table-cell office:value-type="float" office:value="2171496" calcext:value-type="float">
            <text:p>2171496</text:p>
          </table:table-cell>
          <table:table-cell office:value-type="float" office:value="2854400" calcext:value-type="float">
            <text:p>2854400</text:p>
          </table:table-cell>
          <table:table-cell office:value-type="float" office:value="3076393" calcext:value-type="float">
            <text:p>3076393</text:p>
          </table:table-cell>
        </table:table-row>
        <table:table-row table:style-name="ro1">
          <table:table-cell office:value-type="float" office:value="2055314" calcext:value-type="float">
            <text:p>2055314</text:p>
          </table:table-cell>
          <table:table-cell office:value-type="float" office:value="2997133" calcext:value-type="float">
            <text:p>2997133</text:p>
          </table:table-cell>
          <table:table-cell office:value-type="float" office:value="4721605" calcext:value-type="float">
            <text:p>4721605</text:p>
          </table:table-cell>
        </table:table-row>
        <table:table-row table:style-name="ro1">
          <table:table-cell office:value-type="float" office:value="2130735" calcext:value-type="float">
            <text:p>2130735</text:p>
          </table:table-cell>
          <table:table-cell office:value-type="float" office:value="3893727" calcext:value-type="float">
            <text:p>3893727</text:p>
          </table:table-cell>
          <table:table-cell office:value-type="float" office:value="3389204" calcext:value-type="float">
            <text:p>3389204</text:p>
          </table:table-cell>
        </table:table-row>
        <table:table-row table:style-name="ro1">
          <table:table-cell office:value-type="float" office:value="2118419" calcext:value-type="float">
            <text:p>2118419</text:p>
          </table:table-cell>
          <table:table-cell office:value-type="float" office:value="3730686" calcext:value-type="float">
            <text:p>3730686</text:p>
          </table:table-cell>
          <table:table-cell office:value-type="float" office:value="3104542" calcext:value-type="float">
            <text:p>3104542</text:p>
          </table:table-cell>
        </table:table-row>
        <table:table-row table:style-name="ro1">
          <table:table-cell office:value-type="float" office:value="2167450" calcext:value-type="float">
            <text:p>2167450</text:p>
          </table:table-cell>
          <table:table-cell office:value-type="float" office:value="3159132" calcext:value-type="float">
            <text:p>3159132</text:p>
          </table:table-cell>
          <table:table-cell office:value-type="float" office:value="2970868" calcext:value-type="float">
            <text:p>2970868</text:p>
          </table:table-cell>
        </table:table-row>
        <table:table-row table:style-name="ro1">
          <table:table-cell office:value-type="float" office:value="1955226" calcext:value-type="float">
            <text:p>1955226</text:p>
          </table:table-cell>
          <table:table-cell office:value-type="float" office:value="2978559" calcext:value-type="float">
            <text:p>2978559</text:p>
          </table:table-cell>
          <table:table-cell office:value-type="float" office:value="3013297" calcext:value-type="float">
            <text:p>3013297</text:p>
          </table:table-cell>
        </table:table-row>
        <table:table-row table:style-name="ro1">
          <table:table-cell office:value-type="float" office:value="2281751" calcext:value-type="float">
            <text:p>2281751</text:p>
          </table:table-cell>
          <table:table-cell office:value-type="float" office:value="2849014" calcext:value-type="float">
            <text:p>2849014</text:p>
          </table:table-cell>
          <table:table-cell office:value-type="float" office:value="3374994" calcext:value-type="float">
            <text:p>3374994</text:p>
          </table:table-cell>
        </table:table-row>
        <table:table-row table:style-name="ro1">
          <table:table-cell office:value-type="float" office:value="2173357" calcext:value-type="float">
            <text:p>2173357</text:p>
          </table:table-cell>
          <table:table-cell office:value-type="float" office:value="3057418" calcext:value-type="float">
            <text:p>3057418</text:p>
          </table:table-cell>
          <table:table-cell office:value-type="float" office:value="2879937" calcext:value-type="float">
            <text:p>2879937</text:p>
          </table:table-cell>
        </table:table-row>
        <table:table-row table:style-name="ro1">
          <table:table-cell office:value-type="float" office:value="2356726" calcext:value-type="float">
            <text:p>2356726</text:p>
          </table:table-cell>
          <table:table-cell office:value-type="float" office:value="4306219" calcext:value-type="float">
            <text:p>4306219</text:p>
          </table:table-cell>
          <table:table-cell office:value-type="float" office:value="3252962" calcext:value-type="float">
            <text:p>3252962</text:p>
          </table:table-cell>
        </table:table-row>
        <table:table-row table:style-name="ro1">
          <table:table-cell office:value-type="float" office:value="2278146" calcext:value-type="float">
            <text:p>2278146</text:p>
          </table:table-cell>
          <table:table-cell office:value-type="float" office:value="3417742" calcext:value-type="float">
            <text:p>3417742</text:p>
          </table:table-cell>
          <table:table-cell office:value-type="float" office:value="4406380" calcext:value-type="float">
            <text:p>4406380</text:p>
          </table:table-cell>
        </table:table-row>
        <table:table-row table:style-name="ro1">
          <table:table-cell office:value-type="float" office:value="2288957" calcext:value-type="float">
            <text:p>2288957</text:p>
          </table:table-cell>
          <table:table-cell office:value-type="float" office:value="3097884" calcext:value-type="float">
            <text:p>3097884</text:p>
          </table:table-cell>
          <table:table-cell office:value-type="float" office:value="2883646" calcext:value-type="float">
            <text:p>2883646</text:p>
          </table:table-cell>
        </table:table-row>
        <table:table-row table:style-name="ro1">
          <table:table-cell office:value-type="float" office:value="2132724" calcext:value-type="float">
            <text:p>2132724</text:p>
          </table:table-cell>
          <table:table-cell office:value-type="float" office:value="3250150" calcext:value-type="float">
            <text:p>3250150</text:p>
          </table:table-cell>
          <table:table-cell office:value-type="float" office:value="3011530" calcext:value-type="float">
            <text:p>3011530</text:p>
          </table:table-cell>
        </table:table-row>
        <table:table-row table:style-name="ro1">
          <table:table-cell office:value-type="float" office:value="2278080" calcext:value-type="float">
            <text:p>2278080</text:p>
          </table:table-cell>
          <table:table-cell office:value-type="float" office:value="3219746" calcext:value-type="float">
            <text:p>3219746</text:p>
          </table:table-cell>
          <table:table-cell office:value-type="float" office:value="2986960" calcext:value-type="float">
            <text:p>2986960</text:p>
          </table:table-cell>
        </table:table-row>
        <table:table-row table:style-name="ro1">
          <table:table-cell office:value-type="float" office:value="2403698" calcext:value-type="float">
            <text:p>2403698</text:p>
          </table:table-cell>
          <table:table-cell office:value-type="float" office:value="3006353" calcext:value-type="float">
            <text:p>3006353</text:p>
          </table:table-cell>
          <table:table-cell office:value-type="float" office:value="2912184" calcext:value-type="float">
            <text:p>2912184</text:p>
          </table:table-cell>
        </table:table-row>
        <table:table-row table:style-name="ro1">
          <table:table-cell office:value-type="float" office:value="2219420" calcext:value-type="float">
            <text:p>2219420</text:p>
          </table:table-cell>
          <table:table-cell office:value-type="float" office:value="2879522" calcext:value-type="float">
            <text:p>2879522</text:p>
          </table:table-cell>
          <table:table-cell office:value-type="float" office:value="3263981" calcext:value-type="float">
            <text:p>3263981</text:p>
          </table:table-cell>
        </table:table-row>
        <table:table-row table:style-name="ro1">
          <table:table-cell office:value-type="float" office:value="2252430" calcext:value-type="float">
            <text:p>2252430</text:p>
          </table:table-cell>
          <table:table-cell office:value-type="float" office:value="3004630" calcext:value-type="float">
            <text:p>3004630</text:p>
          </table:table-cell>
          <table:table-cell office:value-type="float" office:value="2905126" calcext:value-type="float">
            <text:p>2905126</text:p>
          </table:table-cell>
        </table:table-row>
        <table:table-row table:style-name="ro1">
          <table:table-cell office:value-type="float" office:value="1992334" calcext:value-type="float">
            <text:p>1992334</text:p>
          </table:table-cell>
          <table:table-cell office:value-type="float" office:value="3980588" calcext:value-type="float">
            <text:p>3980588</text:p>
          </table:table-cell>
          <table:table-cell office:value-type="float" office:value="2997316" calcext:value-type="float">
            <text:p>2997316</text:p>
          </table:table-cell>
        </table:table-row>
        <table:table-row table:style-name="ro1">
          <table:table-cell office:value-type="float" office:value="2124051" calcext:value-type="float">
            <text:p>2124051</text:p>
          </table:table-cell>
          <table:table-cell office:value-type="float" office:value="3663482" calcext:value-type="float">
            <text:p>3663482</text:p>
          </table:table-cell>
          <table:table-cell office:value-type="float" office:value="3000418" calcext:value-type="float">
            <text:p>3000418</text:p>
          </table:table-cell>
        </table:table-row>
        <table:table-row table:style-name="ro1">
          <table:table-cell office:value-type="float" office:value="2323913" calcext:value-type="float">
            <text:p>2323913</text:p>
          </table:table-cell>
          <table:table-cell office:value-type="float" office:value="3151846" calcext:value-type="float">
            <text:p>3151846</text:p>
          </table:table-cell>
          <table:table-cell office:value-type="float" office:value="2896902" calcext:value-type="float">
            <text:p>2896902</text:p>
          </table:table-cell>
        </table:table-row>
        <table:table-row table:style-name="ro1">
          <table:table-cell office:value-type="float" office:value="2250343" calcext:value-type="float">
            <text:p>2250343</text:p>
          </table:table-cell>
          <table:table-cell office:value-type="float" office:value="2965895" calcext:value-type="float">
            <text:p>2965895</text:p>
          </table:table-cell>
          <table:table-cell office:value-type="float" office:value="3277917" calcext:value-type="float">
            <text:p>3277917</text:p>
          </table:table-cell>
        </table:table-row>
        <table:table-row table:style-name="ro1">
          <table:table-cell office:value-type="float" office:value="2068475" calcext:value-type="float">
            <text:p>2068475</text:p>
          </table:table-cell>
          <table:table-cell office:value-type="float" office:value="2872089" calcext:value-type="float">
            <text:p>2872089</text:p>
          </table:table-cell>
          <table:table-cell office:value-type="float" office:value="4504796" calcext:value-type="float">
            <text:p>4504796</text:p>
          </table:table-cell>
        </table:table-row>
        <table:table-row table:style-name="ro1">
          <table:table-cell office:value-type="float" office:value="2203916" calcext:value-type="float">
            <text:p>2203916</text:p>
          </table:table-cell>
          <table:table-cell office:value-type="float" office:value="3023459" calcext:value-type="float">
            <text:p>3023459</text:p>
          </table:table-cell>
          <table:table-cell office:value-type="float" office:value="3385949" calcext:value-type="float">
            <text:p>3385949</text:p>
          </table:table-cell>
        </table:table-row>
        <table:table-row table:style-name="ro1">
          <table:table-cell office:value-type="float" office:value="2201307" calcext:value-type="float">
            <text:p>2201307</text:p>
          </table:table-cell>
          <table:table-cell office:value-type="float" office:value="4375687" calcext:value-type="float">
            <text:p>4375687</text:p>
          </table:table-cell>
          <table:table-cell office:value-type="float" office:value="3095251" calcext:value-type="float">
            <text:p>3095251</text:p>
          </table:table-cell>
        </table:table-row>
        <table:table-row table:style-name="ro1">
          <table:table-cell office:value-type="float" office:value="2016494" calcext:value-type="float">
            <text:p>2016494</text:p>
          </table:table-cell>
          <table:table-cell office:value-type="float" office:value="3342740" calcext:value-type="float">
            <text:p>3342740</text:p>
          </table:table-cell>
          <table:table-cell office:value-type="float" office:value="3305749" calcext:value-type="float">
            <text:p>3305749</text:p>
          </table:table-cell>
        </table:table-row>
        <table:table-row table:style-name="ro1">
          <table:table-cell office:value-type="float" office:value="1963766" calcext:value-type="float">
            <text:p>1963766</text:p>
          </table:table-cell>
          <table:table-cell office:value-type="float" office:value="3071588" calcext:value-type="float">
            <text:p>3071588</text:p>
          </table:table-cell>
          <table:table-cell office:value-type="float" office:value="3191574" calcext:value-type="float">
            <text:p>3191574</text:p>
          </table:table-cell>
        </table:table-row>
        <table:table-row table:style-name="ro1">
          <table:table-cell office:value-type="float" office:value="1959201" calcext:value-type="float">
            <text:p>1959201</text:p>
          </table:table-cell>
          <table:table-cell office:value-type="float" office:value="3198635" calcext:value-type="float">
            <text:p>3198635</text:p>
          </table:table-cell>
          <table:table-cell office:value-type="float" office:value="3007659" calcext:value-type="float">
            <text:p>3007659</text:p>
          </table:table-cell>
        </table:table-row>
        <table:table-row table:style-name="ro1">
          <table:table-cell office:value-type="float" office:value="2106715" calcext:value-type="float">
            <text:p>2106715</text:p>
          </table:table-cell>
          <table:table-cell office:value-type="float" office:value="3214569" calcext:value-type="float">
            <text:p>3214569</text:p>
          </table:table-cell>
          <table:table-cell office:value-type="float" office:value="2891748" calcext:value-type="float">
            <text:p>2891748</text:p>
          </table:table-cell>
        </table:table-row>
        <table:table-row table:style-name="ro1">
          <table:table-cell office:value-type="float" office:value="2154889" calcext:value-type="float">
            <text:p>2154889</text:p>
          </table:table-cell>
          <table:table-cell office:value-type="float" office:value="3179970" calcext:value-type="float">
            <text:p>3179970</text:p>
          </table:table-cell>
          <table:table-cell office:value-type="float" office:value="3066208" calcext:value-type="float">
            <text:p>3066208</text:p>
          </table:table-cell>
        </table:table-row>
        <table:table-row table:style-name="ro1">
          <table:table-cell office:value-type="float" office:value="1958092" calcext:value-type="float">
            <text:p>1958092</text:p>
          </table:table-cell>
          <table:table-cell office:value-type="float" office:value="2856904" calcext:value-type="float">
            <text:p>2856904</text:p>
          </table:table-cell>
          <table:table-cell office:value-type="float" office:value="4450756" calcext:value-type="float">
            <text:p>4450756</text:p>
          </table:table-cell>
        </table:table-row>
        <table:table-row table:style-name="ro1">
          <table:table-cell office:value-type="float" office:value="1920928" calcext:value-type="float">
            <text:p>1920928</text:p>
          </table:table-cell>
          <table:table-cell office:value-type="float" office:value="3022061" calcext:value-type="float">
            <text:p>3022061</text:p>
          </table:table-cell>
          <table:table-cell office:value-type="float" office:value="3382256" calcext:value-type="float">
            <text:p>3382256</text:p>
          </table:table-cell>
        </table:table-row>
        <table:table-row table:style-name="ro1">
          <table:table-cell office:value-type="float" office:value="1978932" calcext:value-type="float">
            <text:p>1978932</text:p>
          </table:table-cell>
          <table:table-cell office:value-type="float" office:value="4113856" calcext:value-type="float">
            <text:p>4113856</text:p>
          </table:table-cell>
          <table:table-cell office:value-type="float" office:value="3101456" calcext:value-type="float">
            <text:p>3101456</text:p>
          </table:table-cell>
        </table:table-row>
        <table:table-row table:style-name="ro1">
          <table:table-cell office:value-type="float" office:value="2522242" calcext:value-type="float">
            <text:p>2522242</text:p>
          </table:table-cell>
          <table:table-cell office:value-type="float" office:value="3563210" calcext:value-type="float">
            <text:p>3563210</text:p>
          </table:table-cell>
          <table:table-cell office:value-type="float" office:value="2963892" calcext:value-type="float">
            <text:p>2963892</text:p>
          </table:table-cell>
        </table:table-row>
        <table:table-row table:style-name="ro1">
          <table:table-cell office:value-type="float" office:value="2767320" calcext:value-type="float">
            <text:p>2767320</text:p>
          </table:table-cell>
          <table:table-cell office:value-type="float" office:value="3124998" calcext:value-type="float">
            <text:p>3124998</text:p>
          </table:table-cell>
          <table:table-cell office:value-type="float" office:value="2949974" calcext:value-type="float">
            <text:p>2949974</text:p>
          </table:table-cell>
        </table:table-row>
        <table:table-row table:style-name="ro1">
          <table:table-cell office:value-type="float" office:value="2180056" calcext:value-type="float">
            <text:p>2180056</text:p>
          </table:table-cell>
          <table:table-cell office:value-type="float" office:value="3161375" calcext:value-type="float">
            <text:p>3161375</text:p>
          </table:table-cell>
          <table:table-cell office:value-type="float" office:value="3068283" calcext:value-type="float">
            <text:p>3068283</text:p>
          </table:table-cell>
        </table:table-row>
        <table:table-row table:style-name="ro1">
          <table:table-cell office:value-type="float" office:value="2253258" calcext:value-type="float">
            <text:p>2253258</text:p>
          </table:table-cell>
          <table:table-cell office:value-type="float" office:value="3247660" calcext:value-type="float">
            <text:p>3247660</text:p>
          </table:table-cell>
          <table:table-cell office:value-type="float" office:value="2901791" calcext:value-type="float">
            <text:p>2901791</text:p>
          </table:table-cell>
        </table:table-row>
        <table:table-row table:style-name="ro1">
          <table:table-cell office:value-type="float" office:value="2062070" calcext:value-type="float">
            <text:p>2062070</text:p>
          </table:table-cell>
          <table:table-cell office:value-type="float" office:value="3052808" calcext:value-type="float">
            <text:p>3052808</text:p>
          </table:table-cell>
          <table:table-cell office:value-type="float" office:value="3059833" calcext:value-type="float">
            <text:p>3059833</text:p>
          </table:table-cell>
        </table:table-row>
        <table:table-row table:style-name="ro1">
          <table:table-cell office:value-type="float" office:value="2226217" calcext:value-type="float">
            <text:p>2226217</text:p>
          </table:table-cell>
          <table:table-cell office:value-type="float" office:value="2866479" calcext:value-type="float">
            <text:p>2866479</text:p>
          </table:table-cell>
          <table:table-cell office:value-type="float" office:value="3953771" calcext:value-type="float">
            <text:p>3953771</text:p>
          </table:table-cell>
        </table:table-row>
        <table:table-row table:style-name="ro1">
          <table:table-cell office:value-type="float" office:value="2252041" calcext:value-type="float">
            <text:p>2252041</text:p>
          </table:table-cell>
          <table:table-cell office:value-type="float" office:value="3016596" calcext:value-type="float">
            <text:p>3016596</text:p>
          </table:table-cell>
          <table:table-cell office:value-type="float" office:value="3956283" calcext:value-type="float">
            <text:p>3956283</text:p>
          </table:table-cell>
        </table:table-row>
        <table:table-row table:style-name="ro1">
          <table:table-cell office:value-type="float" office:value="2219658" calcext:value-type="float">
            <text:p>2219658</text:p>
          </table:table-cell>
          <table:table-cell office:value-type="float" office:value="3771827" calcext:value-type="float">
            <text:p>3771827</text:p>
          </table:table-cell>
          <table:table-cell office:value-type="float" office:value="3182004" calcext:value-type="float">
            <text:p>3182004</text:p>
          </table:table-cell>
        </table:table-row>
        <table:table-row table:style-name="ro1">
          <table:table-cell office:value-type="float" office:value="2135363" calcext:value-type="float">
            <text:p>2135363</text:p>
          </table:table-cell>
          <table:table-cell office:value-type="float" office:value="3878926" calcext:value-type="float">
            <text:p>3878926</text:p>
          </table:table-cell>
          <table:table-cell office:value-type="float" office:value="2999758" calcext:value-type="float">
            <text:p>2999758</text:p>
          </table:table-cell>
        </table:table-row>
        <table:table-row table:style-name="ro1">
          <table:table-cell office:value-type="float" office:value="2235586" calcext:value-type="float">
            <text:p>2235586</text:p>
          </table:table-cell>
          <table:table-cell office:value-type="float" office:value="3183206" calcext:value-type="float">
            <text:p>3183206</text:p>
          </table:table-cell>
          <table:table-cell office:value-type="float" office:value="2886415" calcext:value-type="float">
            <text:p>2886415</text:p>
          </table:table-cell>
        </table:table-row>
        <table:table-row table:style-name="ro1">
          <table:table-cell office:value-type="float" office:value="2077926" calcext:value-type="float">
            <text:p>2077926</text:p>
          </table:table-cell>
          <table:table-cell office:value-type="float" office:value="2996088" calcext:value-type="float">
            <text:p>2996088</text:p>
          </table:table-cell>
          <table:table-cell office:value-type="float" office:value="3107745" calcext:value-type="float">
            <text:p>3107745</text:p>
          </table:table-cell>
        </table:table-row>
        <table:table-row table:style-name="ro1">
          <table:table-cell office:value-type="float" office:value="2118063" calcext:value-type="float">
            <text:p>2118063</text:p>
          </table:table-cell>
          <table:table-cell office:value-type="float" office:value="2845452" calcext:value-type="float">
            <text:p>2845452</text:p>
          </table:table-cell>
          <table:table-cell office:value-type="float" office:value="3264333" calcext:value-type="float">
            <text:p>3264333</text:p>
          </table:table-cell>
        </table:table-row>
        <table:table-row table:style-name="ro1">
          <table:table-cell office:value-type="float" office:value="2197725" calcext:value-type="float">
            <text:p>2197725</text:p>
          </table:table-cell>
          <table:table-cell office:value-type="float" office:value="3038730" calcext:value-type="float">
            <text:p>3038730</text:p>
          </table:table-cell>
          <table:table-cell office:value-type="float" office:value="4548956" calcext:value-type="float">
            <text:p>4548956</text:p>
          </table:table-cell>
        </table:table-row>
        <table:table-row table:style-name="ro1">
          <table:table-cell office:value-type="float" office:value="2409613" calcext:value-type="float">
            <text:p>2409613</text:p>
          </table:table-cell>
          <table:table-cell office:value-type="float" office:value="4462343" calcext:value-type="float">
            <text:p>4462343</text:p>
          </table:table-cell>
          <table:table-cell office:value-type="float" office:value="3421807" calcext:value-type="float">
            <text:p>3421807</text:p>
          </table:table-cell>
        </table:table-row>
        <table:table-row table:style-name="ro1">
          <table:table-cell office:value-type="float" office:value="2289158" calcext:value-type="float">
            <text:p>2289158</text:p>
          </table:table-cell>
          <table:table-cell office:value-type="float" office:value="3602975" calcext:value-type="float">
            <text:p>3602975</text:p>
          </table:table-cell>
          <table:table-cell office:value-type="float" office:value="3109032" calcext:value-type="float">
            <text:p>3109032</text:p>
          </table:table-cell>
        </table:table-row>
        <table:table-row table:style-name="ro1">
          <table:table-cell office:value-type="float" office:value="2237382" calcext:value-type="float">
            <text:p>2237382</text:p>
          </table:table-cell>
          <table:table-cell office:value-type="float" office:value="3421657" calcext:value-type="float">
            <text:p>3421657</text:p>
          </table:table-cell>
          <table:table-cell office:value-type="float" office:value="3248024" calcext:value-type="float">
            <text:p>3248024</text:p>
          </table:table-cell>
        </table:table-row>
        <table:table-row table:style-name="ro1">
          <table:table-cell office:value-type="float" office:value="2284009" calcext:value-type="float">
            <text:p>2284009</text:p>
          </table:table-cell>
          <table:table-cell office:value-type="float" office:value="3094071" calcext:value-type="float">
            <text:p>3094071</text:p>
          </table:table-cell>
          <table:table-cell office:value-type="float" office:value="3246376" calcext:value-type="float">
            <text:p>3246376</text:p>
          </table:table-cell>
        </table:table-row>
        <table:table-row table:style-name="ro1">
          <table:table-cell office:value-type="float" office:value="2013609" calcext:value-type="float">
            <text:p>2013609</text:p>
          </table:table-cell>
          <table:table-cell office:value-type="float" office:value="2858688" calcext:value-type="float">
            <text:p>2858688</text:p>
          </table:table-cell>
          <table:table-cell office:value-type="float" office:value="3040052" calcext:value-type="float">
            <text:p>3040052</text:p>
          </table:table-cell>
        </table:table-row>
        <table:table-row table:style-name="ro1">
          <table:table-cell office:value-type="float" office:value="2042224" calcext:value-type="float">
            <text:p>2042224</text:p>
          </table:table-cell>
          <table:table-cell office:value-type="float" office:value="2989247" calcext:value-type="float">
            <text:p>2989247</text:p>
          </table:table-cell>
          <table:table-cell office:value-type="float" office:value="2906769" calcext:value-type="float">
            <text:p>2906769</text:p>
          </table:table-cell>
        </table:table-row>
        <table:table-row table:style-name="ro1">
          <table:table-cell office:value-type="float" office:value="1812738" calcext:value-type="float">
            <text:p>1812738</text:p>
          </table:table-cell>
          <table:table-cell office:value-type="float" office:value="4092626" calcext:value-type="float">
            <text:p>4092626</text:p>
          </table:table-cell>
          <table:table-cell office:value-type="float" office:value="3284163" calcext:value-type="float">
            <text:p>3284163</text:p>
          </table:table-cell>
        </table:table-row>
        <table:table-row table:style-name="ro1">
          <table:table-cell office:value-type="float" office:value="2054002" calcext:value-type="float">
            <text:p>2054002</text:p>
          </table:table-cell>
          <table:table-cell office:value-type="float" office:value="3892240" calcext:value-type="float">
            <text:p>3892240</text:p>
          </table:table-cell>
          <table:table-cell office:value-type="float" office:value="4345367" calcext:value-type="float">
            <text:p>4345367</text:p>
          </table:table-cell>
        </table:table-row>
        <table:table-row table:style-name="ro1">
          <table:table-cell office:value-type="float" office:value="2047194" calcext:value-type="float">
            <text:p>2047194</text:p>
          </table:table-cell>
          <table:table-cell office:value-type="float" office:value="3139193" calcext:value-type="float">
            <text:p>3139193</text:p>
          </table:table-cell>
          <table:table-cell office:value-type="float" office:value="3052973" calcext:value-type="float">
            <text:p>3052973</text:p>
          </table:table-cell>
        </table:table-row>
        <table:table-row table:style-name="ro1">
          <table:table-cell office:value-type="float" office:value="2596864" calcext:value-type="float">
            <text:p>2596864</text:p>
          </table:table-cell>
          <table:table-cell office:value-type="float" office:value="2977789" calcext:value-type="float">
            <text:p>2977789</text:p>
          </table:table-cell>
          <table:table-cell office:value-type="float" office:value="3335796" calcext:value-type="float">
            <text:p>3335796</text:p>
          </table:table-cell>
        </table:table-row>
        <table:table-row table:style-name="ro1">
          <table:table-cell office:value-type="float" office:value="2780240" calcext:value-type="float">
            <text:p>2780240</text:p>
          </table:table-cell>
          <table:table-cell office:value-type="float" office:value="2888030" calcext:value-type="float">
            <text:p>2888030</text:p>
          </table:table-cell>
          <table:table-cell office:value-type="float" office:value="3196797" calcext:value-type="float">
            <text:p>3196797</text:p>
          </table:table-cell>
        </table:table-row>
        <table:table-row table:style-name="ro1">
          <table:table-cell office:value-type="float" office:value="2121155" calcext:value-type="float">
            <text:p>2121155</text:p>
          </table:table-cell>
          <table:table-cell office:value-type="float" office:value="3040395" calcext:value-type="float">
            <text:p>3040395</text:p>
          </table:table-cell>
          <table:table-cell office:value-type="float" office:value="2965803" calcext:value-type="float">
            <text:p>2965803</text:p>
          </table:table-cell>
        </table:table-row>
        <table:table-row table:style-name="ro1">
          <table:table-cell office:value-type="float" office:value="2045396" calcext:value-type="float">
            <text:p>2045396</text:p>
          </table:table-cell>
          <table:table-cell office:value-type="float" office:value="4452781" calcext:value-type="float">
            <text:p>4452781</text:p>
          </table:table-cell>
          <table:table-cell office:value-type="float" office:value="3094252" calcext:value-type="float">
            <text:p>3094252</text:p>
          </table:table-cell>
        </table:table-row>
        <table:table-row table:style-name="ro1">
          <table:table-cell office:value-type="float" office:value="1918691" calcext:value-type="float">
            <text:p>1918691</text:p>
          </table:table-cell>
          <table:table-cell office:value-type="float" office:value="3344004" calcext:value-type="float">
            <text:p>3344004</text:p>
          </table:table-cell>
          <table:table-cell office:value-type="float" office:value="2937051" calcext:value-type="float">
            <text:p>2937051</text:p>
          </table:table-cell>
        </table:table-row>
        <table:table-row table:style-name="ro1">
          <table:table-cell office:value-type="float" office:value="2184868" calcext:value-type="float">
            <text:p>2184868</text:p>
          </table:table-cell>
          <table:table-cell office:value-type="float" office:value="3059441" calcext:value-type="float">
            <text:p>3059441</text:p>
          </table:table-cell>
          <table:table-cell office:value-type="float" office:value="3056226" calcext:value-type="float">
            <text:p>3056226</text:p>
          </table:table-cell>
        </table:table-row>
        <table:table-row table:style-name="ro1">
          <table:table-cell office:value-type="float" office:value="2363680" calcext:value-type="float">
            <text:p>2363680</text:p>
          </table:table-cell>
          <table:table-cell office:value-type="float" office:value="3232354" calcext:value-type="float">
            <text:p>3232354</text:p>
          </table:table-cell>
          <table:table-cell office:value-type="float" office:value="3951008" calcext:value-type="float">
            <text:p>3951008</text:p>
          </table:table-cell>
        </table:table-row>
        <table:table-row table:style-name="ro1">
          <table:table-cell office:value-type="float" office:value="1950791" calcext:value-type="float">
            <text:p>1950791</text:p>
          </table:table-cell>
          <table:table-cell office:value-type="float" office:value="3209069" calcext:value-type="float">
            <text:p>3209069</text:p>
          </table:table-cell>
          <table:table-cell office:value-type="float" office:value="3774598" calcext:value-type="float">
            <text:p>3774598</text:p>
          </table:table-cell>
        </table:table-row>
        <table:table-row table:style-name="ro1">
          <table:table-cell office:value-type="float" office:value="2053548" calcext:value-type="float">
            <text:p>2053548</text:p>
          </table:table-cell>
          <table:table-cell office:value-type="float" office:value="3091774" calcext:value-type="float">
            <text:p>3091774</text:p>
          </table:table-cell>
          <table:table-cell office:value-type="float" office:value="3236614" calcext:value-type="float">
            <text:p>3236614</text:p>
          </table:table-cell>
        </table:table-row>
        <table:table-row table:style-name="ro1">
          <table:table-cell office:value-type="float" office:value="2254292" calcext:value-type="float">
            <text:p>2254292</text:p>
          </table:table-cell>
          <table:table-cell office:value-type="float" office:value="2969200" calcext:value-type="float">
            <text:p>2969200</text:p>
          </table:table-cell>
          <table:table-cell office:value-type="float" office:value="3051148" calcext:value-type="float">
            <text:p>3051148</text:p>
          </table:table-cell>
        </table:table-row>
        <table:table-row table:style-name="ro1">
          <table:table-cell office:value-type="float" office:value="2086064" calcext:value-type="float">
            <text:p>2086064</text:p>
          </table:table-cell>
          <table:table-cell office:value-type="float" office:value="3026536" calcext:value-type="float">
            <text:p>3026536</text:p>
          </table:table-cell>
          <table:table-cell office:value-type="float" office:value="2932764" calcext:value-type="float">
            <text:p>2932764</text:p>
          </table:table-cell>
        </table:table-row>
        <table:table-row table:style-name="ro1">
          <table:table-cell office:value-type="float" office:value="2050598" calcext:value-type="float">
            <text:p>2050598</text:p>
          </table:table-cell>
          <table:table-cell office:value-type="float" office:value="4280214" calcext:value-type="float">
            <text:p>4280214</text:p>
          </table:table-cell>
          <table:table-cell office:value-type="float" office:value="3098367" calcext:value-type="float">
            <text:p>3098367</text:p>
          </table:table-cell>
        </table:table-row>
        <table:table-row table:style-name="ro1">
          <table:table-cell office:value-type="float" office:value="2301371" calcext:value-type="float">
            <text:p>2301371</text:p>
          </table:table-cell>
          <table:table-cell office:value-type="float" office:value="3413339" calcext:value-type="float">
            <text:p>3413339</text:p>
          </table:table-cell>
          <table:table-cell office:value-type="float" office:value="2935747" calcext:value-type="float">
            <text:p>2935747</text:p>
          </table:table-cell>
        </table:table-row>
        <table:table-row table:style-name="ro1">
          <table:table-cell office:value-type="float" office:value="2287676" calcext:value-type="float">
            <text:p>2287676</text:p>
          </table:table-cell>
          <table:table-cell office:value-type="float" office:value="3098040" calcext:value-type="float">
            <text:p>3098040</text:p>
          </table:table-cell>
          <table:table-cell office:value-type="float" office:value="3009317" calcext:value-type="float">
            <text:p>3009317</text:p>
          </table:table-cell>
        </table:table-row>
        <table:table-row table:style-name="ro1">
          <table:table-cell office:value-type="float" office:value="1980304" calcext:value-type="float">
            <text:p>1980304</text:p>
          </table:table-cell>
          <table:table-cell office:value-type="float" office:value="3183763" calcext:value-type="float">
            <text:p>3183763</text:p>
          </table:table-cell>
          <table:table-cell office:value-type="float" office:value="3058795" calcext:value-type="float">
            <text:p>3058795</text:p>
          </table:table-cell>
        </table:table-row>
        <table:table-row table:style-name="ro1">
          <table:table-cell office:value-type="float" office:value="2190183" calcext:value-type="float">
            <text:p>2190183</text:p>
          </table:table-cell>
          <table:table-cell office:value-type="float" office:value="3224474" calcext:value-type="float">
            <text:p>3224474</text:p>
          </table:table-cell>
          <table:table-cell office:value-type="float" office:value="2894124" calcext:value-type="float">
            <text:p>2894124</text:p>
          </table:table-cell>
        </table:table-row>
        <table:table-row table:style-name="ro1">
          <table:table-cell office:value-type="float" office:value="2144135" calcext:value-type="float">
            <text:p>2144135</text:p>
          </table:table-cell>
          <table:table-cell office:value-type="float" office:value="3001017" calcext:value-type="float">
            <text:p>3001017</text:p>
          </table:table-cell>
          <table:table-cell office:value-type="float" office:value="3084744" calcext:value-type="float">
            <text:p>3084744</text:p>
          </table:table-cell>
        </table:table-row>
        <table:table-row table:style-name="ro1">
          <table:table-cell office:value-type="float" office:value="2189458" calcext:value-type="float">
            <text:p>2189458</text:p>
          </table:table-cell>
          <table:table-cell office:value-type="float" office:value="2847181" calcext:value-type="float">
            <text:p>2847181</text:p>
          </table:table-cell>
          <table:table-cell office:value-type="float" office:value="4441509" calcext:value-type="float">
            <text:p>4441509</text:p>
          </table:table-cell>
        </table:table-row>
        <table:table-row table:style-name="ro1">
          <table:table-cell office:value-type="float" office:value="2047909" calcext:value-type="float">
            <text:p>2047909</text:p>
          </table:table-cell>
          <table:table-cell office:value-type="float" office:value="2974448" calcext:value-type="float">
            <text:p>2974448</text:p>
          </table:table-cell>
          <table:table-cell office:value-type="float" office:value="3403119" calcext:value-type="float">
            <text:p>3403119</text:p>
          </table:table-cell>
        </table:table-row>
        <table:table-row table:style-name="ro1">
          <table:table-cell office:value-type="float" office:value="2230003" calcext:value-type="float">
            <text:p>2230003</text:p>
          </table:table-cell>
          <table:table-cell office:value-type="float" office:value="3847089" calcext:value-type="float">
            <text:p>3847089</text:p>
          </table:table-cell>
          <table:table-cell office:value-type="float" office:value="3155654" calcext:value-type="float">
            <text:p>3155654</text:p>
          </table:table-cell>
        </table:table-row>
        <table:table-row table:style-name="ro1">
          <table:table-cell office:value-type="float" office:value="2226178" calcext:value-type="float">
            <text:p>2226178</text:p>
          </table:table-cell>
          <table:table-cell office:value-type="float" office:value="3734412" calcext:value-type="float">
            <text:p>3734412</text:p>
          </table:table-cell>
          <table:table-cell office:value-type="float" office:value="2963626" calcext:value-type="float">
            <text:p>2963626</text:p>
          </table:table-cell>
        </table:table-row>
        <table:table-row table:style-name="ro1">
          <table:table-cell office:value-type="float" office:value="2024135" calcext:value-type="float">
            <text:p>2024135</text:p>
          </table:table-cell>
          <table:table-cell office:value-type="float" office:value="3175172" calcext:value-type="float">
            <text:p>3175172</text:p>
          </table:table-cell>
          <table:table-cell office:value-type="float" office:value="2967979" calcext:value-type="float">
            <text:p>2967979</text:p>
          </table:table-cell>
        </table:table-row>
        <table:table-row table:style-name="ro1">
          <table:table-cell office:value-type="float" office:value="2227055" calcext:value-type="float">
            <text:p>2227055</text:p>
          </table:table-cell>
          <table:table-cell office:value-type="float" office:value="2974385" calcext:value-type="float">
            <text:p>2974385</text:p>
          </table:table-cell>
          <table:table-cell office:value-type="float" office:value="3056647" calcext:value-type="float">
            <text:p>3056647</text:p>
          </table:table-cell>
        </table:table-row>
        <table:table-row table:style-name="ro1">
          <table:table-cell office:value-type="float" office:value="2421487" calcext:value-type="float">
            <text:p>2421487</text:p>
          </table:table-cell>
          <table:table-cell office:value-type="float" office:value="2844629" calcext:value-type="float">
            <text:p>2844629</text:p>
          </table:table-cell>
          <table:table-cell office:value-type="float" office:value="3409792" calcext:value-type="float">
            <text:p>3409792</text:p>
          </table:table-cell>
        </table:table-row>
        <table:table-row table:style-name="ro1">
          <table:table-cell office:value-type="float" office:value="2069336" calcext:value-type="float">
            <text:p>2069336</text:p>
          </table:table-cell>
          <table:table-cell office:value-type="float" office:value="3015789" calcext:value-type="float">
            <text:p>3015789</text:p>
          </table:table-cell>
          <table:table-cell office:value-type="float" office:value="3291709" calcext:value-type="float">
            <text:p>3291709</text:p>
          </table:table-cell>
        </table:table-row>
        <table:table-row table:style-name="ro1">
          <table:table-cell office:value-type="float" office:value="1878332" calcext:value-type="float">
            <text:p>1878332</text:p>
          </table:table-cell>
          <table:table-cell office:value-type="float" office:value="4181433" calcext:value-type="float">
            <text:p>4181433</text:p>
          </table:table-cell>
          <table:table-cell office:value-type="float" office:value="4407897" calcext:value-type="float">
            <text:p>4407897</text:p>
          </table:table-cell>
        </table:table-row>
        <table:table-row table:style-name="ro1">
          <table:table-cell office:value-type="float" office:value="2210758" calcext:value-type="float">
            <text:p>2210758</text:p>
          </table:table-cell>
          <table:table-cell office:value-type="float" office:value="3589342" calcext:value-type="float">
            <text:p>3589342</text:p>
          </table:table-cell>
          <table:table-cell office:value-type="float" office:value="3417467" calcext:value-type="float">
            <text:p>3417467</text:p>
          </table:table-cell>
        </table:table-row>
        <table:table-row table:style-name="ro1">
          <table:table-cell office:value-type="float" office:value="2254737" calcext:value-type="float">
            <text:p>2254737</text:p>
          </table:table-cell>
          <table:table-cell office:value-type="float" office:value="3128162" calcext:value-type="float">
            <text:p>3128162</text:p>
          </table:table-cell>
          <table:table-cell office:value-type="float" office:value="3108260" calcext:value-type="float">
            <text:p>3108260</text:p>
          </table:table-cell>
        </table:table-row>
        <table:table-row table:style-name="ro1">
          <table:table-cell office:value-type="float" office:value="2327236" calcext:value-type="float">
            <text:p>2327236</text:p>
          </table:table-cell>
          <table:table-cell office:value-type="float" office:value="3186906" calcext:value-type="float">
            <text:p>3186906</text:p>
          </table:table-cell>
          <table:table-cell office:value-type="float" office:value="2977090" calcext:value-type="float">
            <text:p>2977090</text:p>
          </table:table-cell>
        </table:table-row>
        <table:table-row table:style-name="ro1">
          <table:table-cell office:value-type="float" office:value="2818998" calcext:value-type="float">
            <text:p>2818998</text:p>
          </table:table-cell>
          <table:table-cell office:value-type="float" office:value="3235056" calcext:value-type="float">
            <text:p>3235056</text:p>
          </table:table-cell>
          <table:table-cell office:value-type="float" office:value="2946360" calcext:value-type="float">
            <text:p>2946360</text:p>
          </table:table-cell>
        </table:table-row>
        <table:table-row table:style-name="ro1">
          <table:table-cell office:value-type="float" office:value="2182567" calcext:value-type="float">
            <text:p>2182567</text:p>
          </table:table-cell>
          <table:table-cell office:value-type="float" office:value="3010239" calcext:value-type="float">
            <text:p>3010239</text:p>
          </table:table-cell>
          <table:table-cell office:value-type="float" office:value="3060822" calcext:value-type="float">
            <text:p>3060822</text:p>
          </table:table-cell>
        </table:table-row>
        <table:table-row table:style-name="ro1">
          <table:table-cell office:value-type="float" office:value="2223873" calcext:value-type="float">
            <text:p>2223873</text:p>
          </table:table-cell>
          <table:table-cell office:value-type="float" office:value="2842297" calcext:value-type="float">
            <text:p>2842297</text:p>
          </table:table-cell>
          <table:table-cell office:value-type="float" office:value="2902147" calcext:value-type="float">
            <text:p>2902147</text:p>
          </table:table-cell>
        </table:table-row>
        <table:table-row table:style-name="ro1">
          <table:table-cell office:value-type="float" office:value="2004391" calcext:value-type="float">
            <text:p>2004391</text:p>
          </table:table-cell>
          <table:table-cell office:value-type="float" office:value="2986953" calcext:value-type="float">
            <text:p>2986953</text:p>
          </table:table-cell>
          <table:table-cell office:value-type="float" office:value="3262523" calcext:value-type="float">
            <text:p>3262523</text:p>
          </table:table-cell>
        </table:table-row>
        <table:table-row table:style-name="ro1">
          <table:table-cell office:value-type="float" office:value="2132235" calcext:value-type="float">
            <text:p>2132235</text:p>
          </table:table-cell>
          <table:table-cell office:value-type="float" office:value="3856581" calcext:value-type="float">
            <text:p>3856581</text:p>
          </table:table-cell>
          <table:table-cell office:value-type="float" office:value="4080410" calcext:value-type="float">
            <text:p>4080410</text:p>
          </table:table-cell>
        </table:table-row>
        <table:table-row table:style-name="ro1">
          <table:table-cell office:value-type="float" office:value="2258280" calcext:value-type="float">
            <text:p>2258280</text:p>
          </table:table-cell>
          <table:table-cell office:value-type="float" office:value="3747908" calcext:value-type="float">
            <text:p>3747908</text:p>
          </table:table-cell>
          <table:table-cell office:value-type="float" office:value="3659111" calcext:value-type="float">
            <text:p>3659111</text:p>
          </table:table-cell>
        </table:table-row>
        <table:table-row table:style-name="ro1">
          <table:table-cell office:value-type="float" office:value="2101257" calcext:value-type="float">
            <text:p>2101257</text:p>
          </table:table-cell>
          <table:table-cell office:value-type="float" office:value="3164619" calcext:value-type="float">
            <text:p>3164619</text:p>
          </table:table-cell>
          <table:table-cell office:value-type="float" office:value="3196811" calcext:value-type="float">
            <text:p>3196811</text:p>
          </table:table-cell>
        </table:table-row>
        <table:table-row table:style-name="ro1">
          <table:table-cell office:value-type="float" office:value="2137742" calcext:value-type="float">
            <text:p>2137742</text:p>
          </table:table-cell>
          <table:table-cell office:value-type="float" office:value="2971172" calcext:value-type="float">
            <text:p>2971172</text:p>
          </table:table-cell>
          <table:table-cell office:value-type="float" office:value="3005404" calcext:value-type="float">
            <text:p>3005404</text:p>
          </table:table-cell>
        </table:table-row>
        <table:table-row table:style-name="ro1">
          <table:table-cell office:value-type="float" office:value="1876608" calcext:value-type="float">
            <text:p>1876608</text:p>
          </table:table-cell>
          <table:table-cell office:value-type="float" office:value="2837177" calcext:value-type="float">
            <text:p>2837177</text:p>
          </table:table-cell>
          <table:table-cell office:value-type="float" office:value="2924806" calcext:value-type="float">
            <text:p>2924806</text:p>
          </table:table-cell>
        </table:table-row>
        <table:table-row table:style-name="ro1">
          <table:table-cell office:value-type="float" office:value="2032861" calcext:value-type="float">
            <text:p>2032861</text:p>
          </table:table-cell>
          <table:table-cell office:value-type="float" office:value="2840341" calcext:value-type="float">
            <text:p>2840341</text:p>
          </table:table-cell>
          <table:table-cell office:value-type="float" office:value="3146674" calcext:value-type="float">
            <text:p>3146674</text:p>
          </table:table-cell>
        </table:table-row>
        <table:table-row table:style-name="ro1">
          <table:table-cell office:value-type="float" office:value="2246504" calcext:value-type="float">
            <text:p>2246504</text:p>
          </table:table-cell>
          <table:table-cell office:value-type="float" office:value="2957629" calcext:value-type="float">
            <text:p>2957629</text:p>
          </table:table-cell>
          <table:table-cell office:value-type="float" office:value="4541285" calcext:value-type="float">
            <text:p>4541285</text:p>
          </table:table-cell>
        </table:table-row>
        <table:table-row table:style-name="ro1">
          <table:table-cell office:value-type="float" office:value="3156110" calcext:value-type="float">
            <text:p>3156110</text:p>
          </table:table-cell>
          <table:table-cell office:value-type="float" office:value="2967321" calcext:value-type="float">
            <text:p>2967321</text:p>
          </table:table-cell>
          <table:table-cell office:value-type="float" office:value="3389839" calcext:value-type="float">
            <text:p>3389839</text:p>
          </table:table-cell>
        </table:table-row>
        <table:table-row table:style-name="ro1">
          <table:table-cell office:value-type="float" office:value="2187456" calcext:value-type="float">
            <text:p>2187456</text:p>
          </table:table-cell>
          <table:table-cell office:value-type="float" office:value="2861734" calcext:value-type="float">
            <text:p>2861734</text:p>
          </table:table-cell>
          <table:table-cell office:value-type="float" office:value="3132584" calcext:value-type="float">
            <text:p>3132584</text:p>
          </table:table-cell>
        </table:table-row>
        <table:table-row table:style-name="ro1">
          <table:table-cell office:value-type="float" office:value="2443394" calcext:value-type="float">
            <text:p>2443394</text:p>
          </table:table-cell>
          <table:table-cell office:value-type="float" office:value="3034249" calcext:value-type="float">
            <text:p>3034249</text:p>
          </table:table-cell>
          <table:table-cell office:value-type="float" office:value="3458910" calcext:value-type="float">
            <text:p>3458910</text:p>
          </table:table-cell>
        </table:table-row>
        <table:table-row table:style-name="ro1">
          <table:table-cell office:value-type="float" office:value="2198429" calcext:value-type="float">
            <text:p>2198429</text:p>
          </table:table-cell>
          <table:table-cell office:value-type="float" office:value="4364318" calcext:value-type="float">
            <text:p>4364318</text:p>
          </table:table-cell>
          <table:table-cell office:value-type="float" office:value="3229316" calcext:value-type="float">
            <text:p>3229316</text:p>
          </table:table-cell>
        </table:table-row>
        <table:table-row table:style-name="ro1">
          <table:table-cell office:value-type="float" office:value="2120357" calcext:value-type="float">
            <text:p>2120357</text:p>
          </table:table-cell>
          <table:table-cell office:value-type="float" office:value="3574099" calcext:value-type="float">
            <text:p>3574099</text:p>
          </table:table-cell>
          <table:table-cell office:value-type="float" office:value="2987263" calcext:value-type="float">
            <text:p>2987263</text:p>
          </table:table-cell>
        </table:table-row>
        <table:table-row table:style-name="ro1">
          <table:table-cell office:value-type="float" office:value="2232217" calcext:value-type="float">
            <text:p>2232217</text:p>
          </table:table-cell>
          <table:table-cell office:value-type="float" office:value="3061649" calcext:value-type="float">
            <text:p>3061649</text:p>
          </table:table-cell>
          <table:table-cell office:value-type="float" office:value="2934969" calcext:value-type="float">
            <text:p>2934969</text:p>
          </table:table-cell>
        </table:table-row>
        <table:table-row table:style-name="ro1">
          <table:table-cell office:value-type="float" office:value="2078032" calcext:value-type="float">
            <text:p>2078032</text:p>
          </table:table-cell>
          <table:table-cell office:value-type="float" office:value="3228757" calcext:value-type="float">
            <text:p>3228757</text:p>
          </table:table-cell>
          <table:table-cell office:value-type="float" office:value="3086414" calcext:value-type="float">
            <text:p>3086414</text:p>
          </table:table-cell>
        </table:table-row>
        <table:table-row table:style-name="ro1">
          <table:table-cell office:value-type="float" office:value="2120514" calcext:value-type="float">
            <text:p>2120514</text:p>
          </table:table-cell>
          <table:table-cell office:value-type="float" office:value="3195914" calcext:value-type="float">
            <text:p>3195914</text:p>
          </table:table-cell>
          <table:table-cell office:value-type="float" office:value="2907288" calcext:value-type="float">
            <text:p>2907288</text:p>
          </table:table-cell>
        </table:table-row>
        <table:table-row table:style-name="ro1">
          <table:table-cell office:value-type="float" office:value="2260514" calcext:value-type="float">
            <text:p>2260514</text:p>
          </table:table-cell>
          <table:table-cell office:value-type="float" office:value="2989964" calcext:value-type="float">
            <text:p>2989964</text:p>
          </table:table-cell>
          <table:table-cell office:value-type="float" office:value="3024825" calcext:value-type="float">
            <text:p>3024825</text:p>
          </table:table-cell>
        </table:table-row>
        <table:table-row table:style-name="ro1">
          <table:table-cell office:value-type="float" office:value="2264330" calcext:value-type="float">
            <text:p>2264330</text:p>
          </table:table-cell>
          <table:table-cell office:value-type="float" office:value="2858294" calcext:value-type="float">
            <text:p>2858294</text:p>
          </table:table-cell>
          <table:table-cell office:value-type="float" office:value="3974650" calcext:value-type="float">
            <text:p>3974650</text:p>
          </table:table-cell>
        </table:table-row>
        <table:table-row table:style-name="ro1">
          <table:table-cell office:value-type="float" office:value="2159882" calcext:value-type="float">
            <text:p>2159882</text:p>
          </table:table-cell>
          <table:table-cell office:value-type="float" office:value="3022654" calcext:value-type="float">
            <text:p>3022654</text:p>
          </table:table-cell>
          <table:table-cell office:value-type="float" office:value="3894605" calcext:value-type="float">
            <text:p>3894605</text:p>
          </table:table-cell>
        </table:table-row>
        <table:table-row table:style-name="ro1">
          <table:table-cell office:value-type="float" office:value="2261526" calcext:value-type="float">
            <text:p>2261526</text:p>
          </table:table-cell>
          <table:table-cell office:value-type="float" office:value="4120164" calcext:value-type="float">
            <text:p>4120164</text:p>
          </table:table-cell>
          <table:table-cell office:value-type="float" office:value="3247343" calcext:value-type="float">
            <text:p>3247343</text:p>
          </table:table-cell>
        </table:table-row>
        <table:table-row table:style-name="ro1">
          <table:table-cell office:value-type="float" office:value="2109318" calcext:value-type="float">
            <text:p>2109318</text:p>
          </table:table-cell>
          <table:table-cell office:value-type="float" office:value="3572493" calcext:value-type="float">
            <text:p>3572493</text:p>
          </table:table-cell>
          <table:table-cell office:value-type="float" office:value="3215370" calcext:value-type="float">
            <text:p>3215370</text:p>
          </table:table-cell>
        </table:table-row>
        <table:table-row table:style-name="ro1">
          <table:table-cell office:value-type="float" office:value="1962854" calcext:value-type="float">
            <text:p>1962854</text:p>
          </table:table-cell>
          <table:table-cell office:value-type="float" office:value="3120519" calcext:value-type="float">
            <text:p>3120519</text:p>
          </table:table-cell>
          <table:table-cell office:value-type="float" office:value="2895973" calcext:value-type="float">
            <text:p>2895973</text:p>
          </table:table-cell>
        </table:table-row>
        <table:table-row table:style-name="ro1">
          <table:table-cell office:value-type="float" office:value="2045663" calcext:value-type="float">
            <text:p>2045663</text:p>
          </table:table-cell>
          <table:table-cell office:value-type="float" office:value="3179387" calcext:value-type="float">
            <text:p>3179387</text:p>
          </table:table-cell>
          <table:table-cell office:value-type="float" office:value="3083727" calcext:value-type="float">
            <text:p>3083727</text:p>
          </table:table-cell>
        </table:table-row>
        <table:table-row table:style-name="ro1">
          <table:table-cell office:value-type="float" office:value="2399706" calcext:value-type="float">
            <text:p>2399706</text:p>
          </table:table-cell>
          <table:table-cell office:value-type="float" office:value="3257268" calcext:value-type="float">
            <text:p>3257268</text:p>
          </table:table-cell>
          <table:table-cell office:value-type="float" office:value="4468057" calcext:value-type="float">
            <text:p>4468057</text:p>
          </table:table-cell>
        </table:table-row>
        <table:table-row table:style-name="ro1">
          <table:table-cell office:value-type="float" office:value="2397720" calcext:value-type="float">
            <text:p>2397720</text:p>
          </table:table-cell>
          <table:table-cell office:value-type="float" office:value="3037388" calcext:value-type="float">
            <text:p>3037388</text:p>
          </table:table-cell>
          <table:table-cell office:value-type="float" office:value="2902123" calcext:value-type="float">
            <text:p>2902123</text:p>
          </table:table-cell>
        </table:table-row>
        <table:table-row table:style-name="ro1">
          <table:table-cell office:value-type="float" office:value="2039872" calcext:value-type="float">
            <text:p>2039872</text:p>
          </table:table-cell>
          <table:table-cell office:value-type="float" office:value="2854041" calcext:value-type="float">
            <text:p>2854041</text:p>
          </table:table-cell>
          <table:table-cell office:value-type="float" office:value="3292254" calcext:value-type="float">
            <text:p>3292254</text:p>
          </table:table-cell>
        </table:table-row>
        <table:table-row table:style-name="ro1">
          <table:table-cell office:value-type="float" office:value="2173244" calcext:value-type="float">
            <text:p>2173244</text:p>
          </table:table-cell>
          <table:table-cell office:value-type="float" office:value="2990785" calcext:value-type="float">
            <text:p>2990785</text:p>
          </table:table-cell>
          <table:table-cell office:value-type="float" office:value="3944968" calcext:value-type="float">
            <text:p>3944968</text:p>
          </table:table-cell>
        </table:table-row>
        <table:table-row table:style-name="ro1">
          <table:table-cell office:value-type="float" office:value="2080921" calcext:value-type="float">
            <text:p>2080921</text:p>
          </table:table-cell>
          <table:table-cell office:value-type="float" office:value="3784671" calcext:value-type="float">
            <text:p>3784671</text:p>
          </table:table-cell>
          <table:table-cell office:value-type="float" office:value="3756943" calcext:value-type="float">
            <text:p>3756943</text:p>
          </table:table-cell>
        </table:table-row>
        <table:table-row table:style-name="ro1">
          <table:table-cell office:value-type="float" office:value="2090068" calcext:value-type="float">
            <text:p>2090068</text:p>
          </table:table-cell>
          <table:table-cell office:value-type="float" office:value="3838129" calcext:value-type="float">
            <text:p>3838129</text:p>
          </table:table-cell>
          <table:table-cell office:value-type="float" office:value="3247824" calcext:value-type="float">
            <text:p>3247824</text:p>
          </table:table-cell>
        </table:table-row>
        <table:table-row table:style-name="ro1">
          <table:table-cell office:value-type="float" office:value="2252748" calcext:value-type="float">
            <text:p>2252748</text:p>
          </table:table-cell>
          <table:table-cell office:value-type="float" office:value="3189420" calcext:value-type="float">
            <text:p>3189420</text:p>
          </table:table-cell>
          <table:table-cell office:value-type="float" office:value="3046128" calcext:value-type="float">
            <text:p>3046128</text:p>
          </table:table-cell>
        </table:table-row>
        <table:table-row table:style-name="ro1">
          <table:table-cell office:value-type="float" office:value="2334341" calcext:value-type="float">
            <text:p>2334341</text:p>
          </table:table-cell>
          <table:table-cell office:value-type="float" office:value="3005328" calcext:value-type="float">
            <text:p>3005328</text:p>
          </table:table-cell>
          <table:table-cell office:value-type="float" office:value="2911758" calcext:value-type="float">
            <text:p>2911758</text:p>
          </table:table-cell>
        </table:table-row>
        <table:table-row table:style-name="ro1">
          <table:table-cell office:value-type="float" office:value="1961403" calcext:value-type="float">
            <text:p>1961403</text:p>
          </table:table-cell>
          <table:table-cell office:value-type="float" office:value="2864348" calcext:value-type="float">
            <text:p>2864348</text:p>
          </table:table-cell>
          <table:table-cell office:value-type="float" office:value="2896970" calcext:value-type="float">
            <text:p>2896970</text:p>
          </table:table-cell>
        </table:table-row>
        <table:table-row table:style-name="ro1">
          <table:table-cell office:value-type="float" office:value="2096243" calcext:value-type="float">
            <text:p>2096243</text:p>
          </table:table-cell>
          <table:table-cell office:value-type="float" office:value="3030624" calcext:value-type="float">
            <text:p>3030624</text:p>
          </table:table-cell>
          <table:table-cell office:value-type="float" office:value="3035363" calcext:value-type="float">
            <text:p>3035363</text:p>
          </table:table-cell>
        </table:table-row>
        <table:table-row table:style-name="ro1">
          <table:table-cell office:value-type="float" office:value="2181611" calcext:value-type="float">
            <text:p>2181611</text:p>
          </table:table-cell>
          <table:table-cell office:value-type="float" office:value="4214649" calcext:value-type="float">
            <text:p>4214649</text:p>
          </table:table-cell>
          <table:table-cell office:value-type="float" office:value="3997553" calcext:value-type="float">
            <text:p>3997553</text:p>
          </table:table-cell>
        </table:table-row>
        <table:table-row table:style-name="ro1">
          <table:table-cell office:value-type="float" office:value="2328675" calcext:value-type="float">
            <text:p>2328675</text:p>
          </table:table-cell>
          <table:table-cell office:value-type="float" office:value="3487044" calcext:value-type="float">
            <text:p>3487044</text:p>
          </table:table-cell>
          <table:table-cell office:value-type="float" office:value="3754139" calcext:value-type="float">
            <text:p>3754139</text:p>
          </table:table-cell>
        </table:table-row>
        <table:table-row table:style-name="ro1">
          <table:table-cell office:value-type="float" office:value="1984941" calcext:value-type="float">
            <text:p>1984941</text:p>
          </table:table-cell>
          <table:table-cell office:value-type="float" office:value="3106699" calcext:value-type="float">
            <text:p>3106699</text:p>
          </table:table-cell>
          <table:table-cell office:value-type="float" office:value="3208374" calcext:value-type="float">
            <text:p>3208374</text:p>
          </table:table-cell>
        </table:table-row>
        <table:table-row table:style-name="ro1">
          <table:table-cell office:value-type="float" office:value="2354237" calcext:value-type="float">
            <text:p>2354237</text:p>
          </table:table-cell>
          <table:table-cell office:value-type="float" office:value="3167240" calcext:value-type="float">
            <text:p>3167240</text:p>
          </table:table-cell>
          <table:table-cell office:value-type="float" office:value="3015633" calcext:value-type="float">
            <text:p>3015633</text:p>
          </table:table-cell>
        </table:table-row>
        <table:table-row table:style-name="ro1">
          <table:table-cell office:value-type="float" office:value="2130012" calcext:value-type="float">
            <text:p>2130012</text:p>
          </table:table-cell>
          <table:table-cell office:value-type="float" office:value="3247160" calcext:value-type="float">
            <text:p>3247160</text:p>
          </table:table-cell>
          <table:table-cell office:value-type="float" office:value="2922686" calcext:value-type="float">
            <text:p>2922686</text:p>
          </table:table-cell>
        </table:table-row>
        <table:table-row table:style-name="ro1">
          <table:table-cell office:value-type="float" office:value="2043336" calcext:value-type="float">
            <text:p>2043336</text:p>
          </table:table-cell>
          <table:table-cell office:value-type="float" office:value="3065683" calcext:value-type="float">
            <text:p>3065683</text:p>
          </table:table-cell>
          <table:table-cell office:value-type="float" office:value="3082419" calcext:value-type="float">
            <text:p>3082419</text:p>
          </table:table-cell>
        </table:table-row>
        <table:table-row table:style-name="ro1">
          <table:table-cell office:value-type="float" office:value="1985311" calcext:value-type="float">
            <text:p>1985311</text:p>
          </table:table-cell>
          <table:table-cell office:value-type="float" office:value="2848062" calcext:value-type="float">
            <text:p>2848062</text:p>
          </table:table-cell>
          <table:table-cell office:value-type="float" office:value="4525403" calcext:value-type="float">
            <text:p>4525403</text:p>
          </table:table-cell>
        </table:table-row>
        <table:table-row table:style-name="ro1">
          <table:table-cell office:value-type="float" office:value="2215947" calcext:value-type="float">
            <text:p>2215947</text:p>
          </table:table-cell>
          <table:table-cell office:value-type="float" office:value="3002337" calcext:value-type="float">
            <text:p>3002337</text:p>
          </table:table-cell>
          <table:table-cell office:value-type="float" office:value="3415359" calcext:value-type="float">
            <text:p>3415359</text:p>
          </table:table-cell>
        </table:table-row>
        <table:table-row table:style-name="ro1">
          <table:table-cell office:value-type="float" office:value="2877780" calcext:value-type="float">
            <text:p>2877780</text:p>
          </table:table-cell>
          <table:table-cell office:value-type="float" office:value="3853192" calcext:value-type="float">
            <text:p>3853192</text:p>
          </table:table-cell>
          <table:table-cell office:value-type="float" office:value="3083814" calcext:value-type="float">
            <text:p>3083814</text:p>
          </table:table-cell>
        </table:table-row>
        <table:table-row table:style-name="ro1">
          <table:table-cell office:value-type="float" office:value="3338169" calcext:value-type="float">
            <text:p>3338169</text:p>
          </table:table-cell>
          <table:table-cell office:value-type="float" office:value="3753798" calcext:value-type="float">
            <text:p>3753798</text:p>
          </table:table-cell>
          <table:table-cell office:value-type="float" office:value="2948919" calcext:value-type="float">
            <text:p>29489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3:33:15.625159434</meta:creation-date>
    <dc:date>2018-05-01T13:39:01.898477631</dc:date>
    <meta:editing-duration>PT5M47S</meta:editing-duration>
    <meta:editing-cycles>1</meta:editing-cycles>
    <meta:document-statistic meta:table-count="1" meta:cell-count="1203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761cm" svg:y="4.203cm" style:legend-expansion="high" chart:style-name="ch2"/>
        <chart:plot-area chart:style-name="ch3" table:cell-range-address="Sheet1.A1:Sheet1.A401" svg:x="0.319cm" svg:y="0.18cm" svg:width="13.123cm" svg:height="8.645cm">
          <chartooo:coordinate-region svg:x="1.866cm" svg:y="0.301cm" svg:width="11.436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401" chart:class="chart:line">
            <chart:data-point chart:repeated="4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28546">
                <text:p>1328546</text:p>
                <draw:g>
                  <svg:desc>Sheet1.A1:Sheet1.A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2751">
                <text:p>1252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8765">
                <text:p>1178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7605">
                <text:p>1197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27722">
                <text:p>20277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79249">
                <text:p>1879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5313">
                <text:p>1895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44244">
                <text:p>18442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16272">
                <text:p>1916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0437">
                <text:p>18704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5385">
                <text:p>1925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0272">
                <text:p>1910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9735">
                <text:p>1909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38438">
                <text:p>21384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53971">
                <text:p>2053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98286">
                <text:p>2198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7545">
                <text:p>1907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70053">
                <text:p>18700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71698">
                <text:p>2071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74331">
                <text:p>20743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78662">
                <text:p>1978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80665">
                <text:p>18806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71656">
                <text:p>19716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61361">
                <text:p>18613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55042">
                <text:p>18550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8959">
                <text:p>19889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33073">
                <text:p>1833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9019">
                <text:p>19190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7624">
                <text:p>19476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18519">
                <text:p>20185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58192">
                <text:p>18581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41027">
                <text:p>21410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39689">
                <text:p>2139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92451">
                <text:p>18924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73149">
                <text:p>18731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67624">
                <text:p>19676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66388">
                <text:p>18663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13446">
                <text:p>19134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0998">
                <text:p>2050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41863">
                <text:p>19418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89869">
                <text:p>18898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8294">
                <text:p>20082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88031">
                <text:p>21880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2041">
                <text:p>19620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5873">
                <text:p>19458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50716">
                <text:p>18507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56555">
                <text:p>19565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82206">
                <text:p>20822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6915">
                <text:p>19469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4187">
                <text:p>2044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4419">
                <text:p>19744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38873">
                <text:p>20388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43343">
                <text:p>20433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05359">
                <text:p>21053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61564">
                <text:p>18615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56507">
                <text:p>18565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56958">
                <text:p>20569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01424">
                <text:p>22014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53601">
                <text:p>21536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19481">
                <text:p>19194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13530">
                <text:p>20135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3965">
                <text:p>19639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72802">
                <text:p>18728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5551">
                <text:p>19655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38006">
                <text:p>2138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34477">
                <text:p>20344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62516">
                <text:p>21625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62085">
                <text:p>20620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0232">
                <text:p>2070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54444">
                <text:p>20544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35386">
                <text:p>20353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6700">
                <text:p>20067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10127">
                <text:p>26101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09348">
                <text:p>26093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997">
                <text:p>1953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0705">
                <text:p>20007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8665">
                <text:p>20886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48295">
                <text:p>21482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6653">
                <text:p>19766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60618">
                <text:p>20606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89779">
                <text:p>20897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7958">
                <text:p>20079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42595">
                <text:p>19425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62127">
                <text:p>19621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12726">
                <text:p>21127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90446">
                <text:p>19904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32498">
                <text:p>19324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92117">
                <text:p>19921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54410">
                <text:p>25544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77658">
                <text:p>26776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42672">
                <text:p>18426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6329">
                <text:p>20063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73767">
                <text:p>19737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40860">
                <text:p>19408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11532">
                <text:p>19115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16689">
                <text:p>21166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1840">
                <text:p>19918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47039">
                <text:p>27470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66943">
                <text:p>25669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20739">
                <text:p>22207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81372">
                <text:p>19813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95423">
                <text:p>21954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42318">
                <text:p>21423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71968">
                <text:p>21719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88719">
                <text:p>21887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94041">
                <text:p>19940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22760">
                <text:p>20227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22088">
                <text:p>26220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75819">
                <text:p>26758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22838">
                <text:p>19228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67608">
                <text:p>21676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69197">
                <text:p>21691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81262">
                <text:p>19812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39141">
                <text:p>18391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72403">
                <text:p>19724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40567">
                <text:p>21405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20813">
                <text:p>18208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85361">
                <text:p>21853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42559">
                <text:p>20425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25015">
                <text:p>20250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67380">
                <text:p>18673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75792">
                <text:p>18757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44375">
                <text:p>2044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01143">
                <text:p>25011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44173">
                <text:p>26441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88634">
                <text:p>20886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04585">
                <text:p>21045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44885">
                <text:p>19448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82834">
                <text:p>19828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54627">
                <text:p>18546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64263">
                <text:p>19642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72294">
                <text:p>21722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20362">
                <text:p>28203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27479">
                <text:p>24274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27831">
                <text:p>18278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93706">
                <text:p>21937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10732">
                <text:p>20107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24396">
                <text:p>19243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52959">
                <text:p>19529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43524">
                <text:p>21435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60707">
                <text:p>24607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51472">
                <text:p>23514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49822">
                <text:p>24498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79289">
                <text:p>21792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40042">
                <text:p>20400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60391">
                <text:p>20603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3834">
                <text:p>20038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20312">
                <text:p>21203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27279">
                <text:p>19272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26040">
                <text:p>18260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81856">
                <text:p>18818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37424">
                <text:p>19374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03519">
                <text:p>19035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81181">
                <text:p>19811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09642">
                <text:p>27096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43626">
                <text:p>31436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02615">
                <text:p>25026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53481">
                <text:p>21534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38284">
                <text:p>20382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49414">
                <text:p>22494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65208">
                <text:p>18652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12453">
                <text:p>19124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57159">
                <text:p>19571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34140">
                <text:p>21341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38230">
                <text:p>193823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94494">
                <text:p>19944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07082">
                <text:p>21070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47637">
                <text:p>25476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92821">
                <text:p>26928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63643">
                <text:p>18636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19419">
                <text:p>19194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08141">
                <text:p>20081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90036">
                <text:p>26900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26024">
                <text:p>26260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29873">
                <text:p>20298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02710">
                <text:p>21027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21492">
                <text:p>22214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65085">
                <text:p>20650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97347">
                <text:p>18973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61682">
                <text:p>19616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63060">
                <text:p>20630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47444">
                <text:p>18474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62894">
                <text:p>20628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56394">
                <text:p>20563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9064">
                <text:p>19990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21321">
                <text:p>20213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97568">
                <text:p>19975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36136">
                <text:p>21361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52622">
                <text:p>25526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24596">
                <text:p>27245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80806">
                <text:p>21808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29047">
                <text:p>20290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20351">
                <text:p>20203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33192">
                <text:p>23331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79884">
                <text:p>20798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21526">
                <text:p>20215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00498">
                <text:p>20004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72646">
                <text:p>18726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82249">
                <text:p>20822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87633">
                <text:p>19876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767033">
                <text:p>27670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39013">
                <text:p>26390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63500">
                <text:p>21635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73221">
                <text:p>21732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88513">
                <text:p>20885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36257">
                <text:p>21362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93434">
                <text:p>22934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46475">
                <text:p>20464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60327">
                <text:p>20603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22306">
                <text:p>22223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88484">
                <text:p>21884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77490">
                <text:p>197749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52953">
                <text:p>21529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57439">
                <text:p>22574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11478">
                <text:p>21114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43107">
                <text:p>23431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69877">
                <text:p>23698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68562">
                <text:p>19685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32314">
                <text:p>20323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65897">
                <text:p>24658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72111">
                <text:p>21721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77207">
                <text:p>19772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83621">
                <text:p>21836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10047">
                <text:p>22100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17706">
                <text:p>20177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73178">
                <text:p>21731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95336">
                <text:p>19953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44711">
                <text:p>20447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33835">
                <text:p>21338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17872">
                <text:p>26178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34181">
                <text:p>28341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81140">
                <text:p>228114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78245">
                <text:p>20782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60232">
                <text:p>19602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19443">
                <text:p>22194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93242">
                <text:p>22932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31556">
                <text:p>20315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07720">
                <text:p>200772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28665">
                <text:p>22286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57692">
                <text:p>20576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20276">
                <text:p>22202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74264">
                <text:p>22742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35492">
                <text:p>22354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59127">
                <text:p>20591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58214">
                <text:p>20582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11752">
                <text:p>22117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25101">
                <text:p>21251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74441">
                <text:p>20744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56629">
                <text:p>21566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35919">
                <text:p>18359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50397">
                <text:p>20503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06829">
                <text:p>24068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56072">
                <text:p>18560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30320">
                <text:p>203032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54047">
                <text:p>20540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2170">
                <text:p>25521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35713">
                <text:p>28357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15215">
                <text:p>22152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18053">
                <text:p>22180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24113">
                <text:p>20241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63523">
                <text:p>18635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06007">
                <text:p>20060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75090">
                <text:p>217509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67488">
                <text:p>21674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71820">
                <text:p>297182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383667">
                <text:p>23836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381057">
                <text:p>23810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69704">
                <text:p>19697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68222">
                <text:p>22682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94420">
                <text:p>219442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29294">
                <text:p>20292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27651">
                <text:p>20276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59472">
                <text:p>21594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71496">
                <text:p>21714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55314">
                <text:p>20553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30735">
                <text:p>21307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118419">
                <text:p>21184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167450">
                <text:p>216745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55226">
                <text:p>19552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281751">
                <text:p>22817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73357">
                <text:p>21733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56726">
                <text:p>23567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78146">
                <text:p>22781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88957">
                <text:p>22889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32724">
                <text:p>21327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278080">
                <text:p>227808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03698">
                <text:p>24036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19420">
                <text:p>221942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252430">
                <text:p>225243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92334">
                <text:p>19923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124051">
                <text:p>21240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23913">
                <text:p>23239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50343">
                <text:p>22503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68475">
                <text:p>20684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03916">
                <text:p>22039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01307">
                <text:p>22013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16494">
                <text:p>20164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63766">
                <text:p>19637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59201">
                <text:p>19592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06715">
                <text:p>21067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54889">
                <text:p>21548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58092">
                <text:p>19580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20928">
                <text:p>19209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78932">
                <text:p>19789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22242">
                <text:p>252224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67320">
                <text:p>276732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80056">
                <text:p>21800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53258">
                <text:p>22532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62070">
                <text:p>206207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226217">
                <text:p>22262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252041">
                <text:p>22520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219658">
                <text:p>22196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35363">
                <text:p>21353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35586">
                <text:p>22355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77926">
                <text:p>20779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18063">
                <text:p>21180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97725">
                <text:p>21977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09613">
                <text:p>24096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89158">
                <text:p>22891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37382">
                <text:p>22373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84009">
                <text:p>228400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13609">
                <text:p>20136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42224">
                <text:p>20422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12738">
                <text:p>18127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54002">
                <text:p>20540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47194">
                <text:p>20471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96864">
                <text:p>25968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80240">
                <text:p>278024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121155">
                <text:p>21211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45396">
                <text:p>20453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18691">
                <text:p>19186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84868">
                <text:p>21848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63680">
                <text:p>236368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50791">
                <text:p>19507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53548">
                <text:p>20535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54292">
                <text:p>22542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86064">
                <text:p>20860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50598">
                <text:p>20505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01371">
                <text:p>23013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287676">
                <text:p>22876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80304">
                <text:p>19803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190183">
                <text:p>21901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44135">
                <text:p>21441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89458">
                <text:p>21894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47909">
                <text:p>20479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30003">
                <text:p>22300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26178">
                <text:p>22261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24135">
                <text:p>20241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27055">
                <text:p>22270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21487">
                <text:p>242148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69336">
                <text:p>20693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78332">
                <text:p>18783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10758">
                <text:p>221075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54737">
                <text:p>22547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327236">
                <text:p>23272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18998">
                <text:p>28189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182567">
                <text:p>21825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23873">
                <text:p>22238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04391">
                <text:p>20043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32235">
                <text:p>21322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58280">
                <text:p>225828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101257">
                <text:p>21012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137742">
                <text:p>21377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76608">
                <text:p>18766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32861">
                <text:p>20328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246504">
                <text:p>22465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156110">
                <text:p>315611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87456">
                <text:p>218745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43394">
                <text:p>24433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98429">
                <text:p>21984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20357">
                <text:p>21203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232217">
                <text:p>22322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78032">
                <text:p>20780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20514">
                <text:p>21205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260514">
                <text:p>22605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264330">
                <text:p>226433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59882">
                <text:p>215988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261526">
                <text:p>22615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09318">
                <text:p>21093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62854">
                <text:p>196285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45663">
                <text:p>20456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399706">
                <text:p>23997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397720">
                <text:p>239772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39872">
                <text:p>20398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73244">
                <text:p>21732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80921">
                <text:p>20809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90068">
                <text:p>20900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52748">
                <text:p>22527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334341">
                <text:p>23343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61403">
                <text:p>19614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96243">
                <text:p>20962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181611">
                <text:p>21816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328675">
                <text:p>23286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84941">
                <text:p>198494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354237">
                <text:p>23542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30012">
                <text:p>21300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43336">
                <text:p>20433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85311">
                <text:p>19853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15947">
                <text:p>22159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877780">
                <text:p>287778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338169">
                <text:p>3338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735cm" svg:y="4.203cm" style:legend-expansion="high" chart:style-name="ch2"/>
        <chart:plot-area chart:style-name="ch3" table:cell-range-address="Sheet1.B1:Sheet1.B401" svg:x="0.319cm" svg:y="0.18cm" svg:width="13.097cm" svg:height="8.645cm">
          <chartooo:coordinate-region svg:x="1.866cm" svg:y="0.301cm" svg:width="11.409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01" chart:class="chart:line">
            <chart:data-point chart:repeated="4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94722">
                <text:p>2994722</text:p>
                <draw:g>
                  <svg:desc>Sheet1.B1:Sheet1.B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29769">
                <text:p>2929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21966">
                <text:p>2821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72280">
                <text:p>28722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40130">
                <text:p>28401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37875">
                <text:p>2837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23356">
                <text:p>2823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32323">
                <text:p>28323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26587">
                <text:p>2826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7889">
                <text:p>2807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29931">
                <text:p>2829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05680">
                <text:p>28056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11498">
                <text:p>281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36157">
                <text:p>28361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26189">
                <text:p>2826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20420">
                <text:p>28204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20504">
                <text:p>2820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84576">
                <text:p>29845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87938">
                <text:p>28879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01433">
                <text:p>28014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0890">
                <text:p>28008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8923">
                <text:p>28089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13799">
                <text:p>28137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15951">
                <text:p>28159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28754">
                <text:p>28287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56158">
                <text:p>2856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29408">
                <text:p>28294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92309">
                <text:p>27923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12771">
                <text:p>28127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5562">
                <text:p>29155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25502">
                <text:p>29255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08410">
                <text:p>28084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00303">
                <text:p>2800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05456">
                <text:p>29054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21613">
                <text:p>29216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06329">
                <text:p>28063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1838">
                <text:p>28018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19099">
                <text:p>29190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48198">
                <text:p>29481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22868">
                <text:p>28228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25870">
                <text:p>30258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39116">
                <text:p>4339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93104">
                <text:p>28931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56424">
                <text:p>29564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83764">
                <text:p>29837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55929">
                <text:p>28559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27199">
                <text:p>30271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45517">
                <text:p>43455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63630">
                <text:p>29636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94919">
                <text:p>29949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59679">
                <text:p>29596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73692">
                <text:p>28736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33240">
                <text:p>30332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91639">
                <text:p>43916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72567">
                <text:p>29725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38498">
                <text:p>32384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56297">
                <text:p>29562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81266">
                <text:p>28812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32355">
                <text:p>30323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91946">
                <text:p>44919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22586">
                <text:p>33225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14119">
                <text:p>30141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05148">
                <text:p>29051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20884">
                <text:p>29208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10997">
                <text:p>30109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55100">
                <text:p>2855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87609">
                <text:p>29876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74017">
                <text:p>38740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60634">
                <text:p>37606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88418">
                <text:p>31884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91055">
                <text:p>2991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47622">
                <text:p>28476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49637">
                <text:p>28496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72109">
                <text:p>2972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96005">
                <text:p>29960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69700">
                <text:p>28697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27142">
                <text:p>30271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38623">
                <text:p>44386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42114">
                <text:p>33421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59463">
                <text:p>30594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12017">
                <text:p>32120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05738">
                <text:p>32057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02035">
                <text:p>30020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60439">
                <text:p>28604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14348">
                <text:p>30143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52097">
                <text:p>40520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02867">
                <text:p>36028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65296">
                <text:p>31652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87618">
                <text:p>29876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72479">
                <text:p>28724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15810">
                <text:p>31158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83977">
                <text:p>29839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74668">
                <text:p>29746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88572">
                <text:p>29885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63517">
                <text:p>28635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7390">
                <text:p>288739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32675">
                <text:p>30326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38648">
                <text:p>37386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45534">
                <text:p>39455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01961">
                <text:p>32019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92612">
                <text:p>29926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03582">
                <text:p>29035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56203">
                <text:p>30562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13724">
                <text:p>42137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13084">
                <text:p>35130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47570">
                <text:p>31475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95144">
                <text:p>31951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43014">
                <text:p>32430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39080">
                <text:p>30390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1536">
                <text:p>28515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60121">
                <text:p>30601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26425">
                <text:p>39264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24478">
                <text:p>37244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63394">
                <text:p>31633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0146">
                <text:p>29801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73723">
                <text:p>28737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4883">
                <text:p>30348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371258">
                <text:p>43712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79258">
                <text:p>33792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91391">
                <text:p>30913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21772">
                <text:p>32217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20751">
                <text:p>32207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26424">
                <text:p>30264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66819">
                <text:p>28668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20706">
                <text:p>30207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41209">
                <text:p>41412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45494">
                <text:p>37454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20025">
                <text:p>31200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90301">
                <text:p>31903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56055">
                <text:p>32560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26608">
                <text:p>30266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60053">
                <text:p>28600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9221">
                <text:p>30092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42828">
                <text:p>39428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42004">
                <text:p>37420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86567">
                <text:p>31865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83051">
                <text:p>29830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63016">
                <text:p>28630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65230">
                <text:p>30652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82117">
                <text:p>43821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17535">
                <text:p>34175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81446">
                <text:p>30814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35252">
                <text:p>32352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54163">
                <text:p>32541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25830">
                <text:p>302583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04653">
                <text:p>29046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29469">
                <text:p>30294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33378">
                <text:p>41333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54329">
                <text:p>35543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34952">
                <text:p>31349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64849">
                <text:p>29648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89397">
                <text:p>28893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35351">
                <text:p>30353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86449">
                <text:p>44864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58090">
                <text:p>335809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40934">
                <text:p>30409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57055">
                <text:p>32570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91826">
                <text:p>31918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90730">
                <text:p>299073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57135">
                <text:p>28571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16268">
                <text:p>31162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08198">
                <text:p>46081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59335">
                <text:p>33593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65133">
                <text:p>30651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16586">
                <text:p>32165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208295">
                <text:p>32082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00734">
                <text:p>30007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49296">
                <text:p>28492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21553">
                <text:p>30215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41072">
                <text:p>40410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40241">
                <text:p>36402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13315">
                <text:p>31133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94429">
                <text:p>29944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25862">
                <text:p>28258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06029">
                <text:p>30060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42512">
                <text:p>43425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17362">
                <text:p>33173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34219">
                <text:p>30342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40863">
                <text:p>32408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82024">
                <text:p>31820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77134">
                <text:p>29771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15828">
                <text:p>28158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64597">
                <text:p>29645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20345">
                <text:p>38203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7766">
                <text:p>37077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54415">
                <text:p>31544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62970">
                <text:p>29629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54274">
                <text:p>28542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50945">
                <text:p>30509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97791">
                <text:p>41977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69407">
                <text:p>34694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08031">
                <text:p>31080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56826">
                <text:p>31568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41479">
                <text:p>32414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29149">
                <text:p>30291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06895">
                <text:p>29068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22258">
                <text:p>31222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36136">
                <text:p>39361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08980">
                <text:p>37089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46865">
                <text:p>31468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67991">
                <text:p>29679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49691">
                <text:p>28496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31636">
                <text:p>30316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96078">
                <text:p>42960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394971">
                <text:p>33949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97019">
                <text:p>30970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82602">
                <text:p>31826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221892">
                <text:p>32218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95914">
                <text:p>29959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58128">
                <text:p>28581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08259">
                <text:p>30082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05489">
                <text:p>39054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711947">
                <text:p>37119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48279">
                <text:p>31482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987042">
                <text:p>29870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49772">
                <text:p>28497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34036">
                <text:p>30340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281351">
                <text:p>42813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24429">
                <text:p>34244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90560">
                <text:p>309056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27053">
                <text:p>29270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86693">
                <text:p>28866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48648">
                <text:p>30486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14944">
                <text:p>45149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343608">
                <text:p>33436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13411">
                <text:p>30134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58481">
                <text:p>32584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68110">
                <text:p>316811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61990">
                <text:p>296199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62935">
                <text:p>28629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126695">
                <text:p>31266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58819">
                <text:p>45588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48983">
                <text:p>33489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69531">
                <text:p>30695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200615">
                <text:p>32006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205254">
                <text:p>32052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95276">
                <text:p>29952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55571">
                <text:p>28555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22495">
                <text:p>30224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63441">
                <text:p>40634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87505">
                <text:p>35875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30560">
                <text:p>31305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65394">
                <text:p>29653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69042">
                <text:p>28690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40160">
                <text:p>304016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48285">
                <text:p>44482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350249">
                <text:p>33502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41371">
                <text:p>30413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221084">
                <text:p>32210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226367">
                <text:p>32263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03566">
                <text:p>30035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48824">
                <text:p>28488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03937">
                <text:p>30039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89835">
                <text:p>40898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60157">
                <text:p>35601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20110">
                <text:p>312011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76348">
                <text:p>29763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61469">
                <text:p>28614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47890">
                <text:p>304789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48459">
                <text:p>44484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49730">
                <text:p>334973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53459">
                <text:p>30534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16753">
                <text:p>32167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90021">
                <text:p>31900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89610">
                <text:p>298961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36308">
                <text:p>30363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59297">
                <text:p>30592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29424">
                <text:p>42294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91774">
                <text:p>34917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16227">
                <text:p>31162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189984">
                <text:p>31899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36832">
                <text:p>32368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23074">
                <text:p>30230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54400">
                <text:p>28544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97133">
                <text:p>29971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893727">
                <text:p>38937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30686">
                <text:p>37306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59132">
                <text:p>31591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78559">
                <text:p>29785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49014">
                <text:p>28490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57418">
                <text:p>30574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306219">
                <text:p>43062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17742">
                <text:p>34177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97884">
                <text:p>30978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250150">
                <text:p>325015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219746">
                <text:p>32197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06353">
                <text:p>30063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9522">
                <text:p>28795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04630">
                <text:p>300463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980588">
                <text:p>39805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63482">
                <text:p>36634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51846">
                <text:p>31518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65895">
                <text:p>29658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72089">
                <text:p>28720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23459">
                <text:p>30234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375687">
                <text:p>43756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42740">
                <text:p>334274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71588">
                <text:p>30715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198635">
                <text:p>319863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14569">
                <text:p>32145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79970">
                <text:p>317997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56904">
                <text:p>28569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2061">
                <text:p>302206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113856">
                <text:p>41138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63210">
                <text:p>356321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24998">
                <text:p>31249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61375">
                <text:p>31613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247660">
                <text:p>324766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52808">
                <text:p>30528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66479">
                <text:p>28664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16596">
                <text:p>30165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71827">
                <text:p>37718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878926">
                <text:p>38789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83206">
                <text:p>31832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96088">
                <text:p>29960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45452">
                <text:p>28454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038730">
                <text:p>303873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462343">
                <text:p>44623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02975">
                <text:p>36029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21657">
                <text:p>342165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094071">
                <text:p>309407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58688">
                <text:p>28586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89247">
                <text:p>29892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92626">
                <text:p>40926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92240">
                <text:p>389224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139193">
                <text:p>31391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77789">
                <text:p>29777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88030">
                <text:p>288803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040395">
                <text:p>30403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452781">
                <text:p>445278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44004">
                <text:p>33440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059441">
                <text:p>30594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232354">
                <text:p>32323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09069">
                <text:p>32090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91774">
                <text:p>30917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69200">
                <text:p>29692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26536">
                <text:p>30265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280214">
                <text:p>42802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13339">
                <text:p>34133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98040">
                <text:p>309804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183763">
                <text:p>31837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224474">
                <text:p>32244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001017">
                <text:p>30010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47181">
                <text:p>284718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974448">
                <text:p>29744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47089">
                <text:p>38470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34412">
                <text:p>37344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175172">
                <text:p>31751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74385">
                <text:p>29743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44629">
                <text:p>28446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15789">
                <text:p>30157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81433">
                <text:p>41814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89342">
                <text:p>35893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128162">
                <text:p>31281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186906">
                <text:p>31869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235056">
                <text:p>32350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10239">
                <text:p>30102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42297">
                <text:p>28422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986953">
                <text:p>29869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56581">
                <text:p>385658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47908">
                <text:p>37479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64619">
                <text:p>31646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71172">
                <text:p>29711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37177">
                <text:p>28371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40341">
                <text:p>284034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57629">
                <text:p>29576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67321">
                <text:p>29673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61734">
                <text:p>286173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034249">
                <text:p>30342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364318">
                <text:p>43643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74099">
                <text:p>35740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061649">
                <text:p>30616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28757">
                <text:p>32287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95914">
                <text:p>31959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89964">
                <text:p>29899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58294">
                <text:p>28582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022654">
                <text:p>302265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120164">
                <text:p>41201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72493">
                <text:p>35724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120519">
                <text:p>31205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179387">
                <text:p>31793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257268">
                <text:p>32572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037388">
                <text:p>30373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54041">
                <text:p>285404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90785">
                <text:p>299078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784671">
                <text:p>37846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38129">
                <text:p>383812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189420">
                <text:p>318942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005328">
                <text:p>30053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64348">
                <text:p>28643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30624">
                <text:p>30306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214649">
                <text:p>42146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487044">
                <text:p>34870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106699">
                <text:p>310669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167240">
                <text:p>316724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247160">
                <text:p>324716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065683">
                <text:p>306568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48062">
                <text:p>284806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002337">
                <text:p>30023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853192">
                <text:p>385319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753798">
                <text:p>37537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735cm" svg:y="4.203cm" style:legend-expansion="high" chart:style-name="ch2"/>
        <chart:plot-area chart:style-name="ch3" table:cell-range-address="Sheet1.C1:Sheet1.C401" svg:x="0.319cm" svg:y="0.18cm" svg:width="13.097cm" svg:height="8.645cm">
          <chartooo:coordinate-region svg:x="1.866cm" svg:y="0.301cm" svg:width="11.409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401" chart:class="chart:line">
            <chart:data-point chart:repeated="4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0303">
                <text:p>1360303</text:p>
                <draw:g>
                  <svg:desc>Sheet1.C1:Sheet1.C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6989">
                <text:p>1396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41001">
                <text:p>2141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6668">
                <text:p>2426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86039">
                <text:p>2786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39143">
                <text:p>2939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98747">
                <text:p>2998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19192">
                <text:p>3019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88136">
                <text:p>31881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4929">
                <text:p>29049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9925">
                <text:p>29099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3094">
                <text:p>2973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99921">
                <text:p>2899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05080">
                <text:p>29050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6738">
                <text:p>3106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13628">
                <text:p>29136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26608">
                <text:p>29266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06690">
                <text:p>29066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30646">
                <text:p>29306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3577">
                <text:p>29035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98999">
                <text:p>2898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27664">
                <text:p>29276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60292">
                <text:p>2960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38080">
                <text:p>2938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45967">
                <text:p>30459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4308">
                <text:p>30643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23928">
                <text:p>2923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41247">
                <text:p>29412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35194">
                <text:p>29351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98128">
                <text:p>28981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11888">
                <text:p>2911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95480">
                <text:p>28954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2836">
                <text:p>29128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02737">
                <text:p>29027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05743">
                <text:p>29057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04067">
                <text:p>29040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27228">
                <text:p>29272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99440">
                <text:p>28994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09276">
                <text:p>29092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13810">
                <text:p>29138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16499">
                <text:p>29164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88402">
                <text:p>28884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99944">
                <text:p>28999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51371">
                <text:p>29513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12660">
                <text:p>29126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37414">
                <text:p>29374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9701">
                <text:p>29297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36798">
                <text:p>2936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38795">
                <text:p>29387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41052">
                <text:p>29410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38103">
                <text:p>29381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56285">
                <text:p>30562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10604">
                <text:p>31106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01178">
                <text:p>29011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40335">
                <text:p>29403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87175">
                <text:p>30871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94601">
                <text:p>29946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09475">
                <text:p>3209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78633">
                <text:p>29786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10352">
                <text:p>29103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94822">
                <text:p>30948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71551">
                <text:p>29715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20484">
                <text:p>29204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77371">
                <text:p>31773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99515">
                <text:p>28995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59337">
                <text:p>30593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84623">
                <text:p>31846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20633">
                <text:p>31206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97281">
                <text:p>28972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93815">
                <text:p>28938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21559">
                <text:p>30215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06167">
                <text:p>30061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01818">
                <text:p>29018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90683">
                <text:p>28906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70252">
                <text:p>30702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87897">
                <text:p>29878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00548">
                <text:p>29005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12616">
                <text:p>29126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10343">
                <text:p>29103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25054">
                <text:p>30250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12929">
                <text:p>30129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04671">
                <text:p>29046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05923">
                <text:p>33059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72766">
                <text:p>29727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12991">
                <text:p>3012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96764">
                <text:p>31967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44823">
                <text:p>31448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75343">
                <text:p>30753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00877">
                <text:p>29008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46649">
                <text:p>30466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93985">
                <text:p>29939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22080">
                <text:p>29220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95341">
                <text:p>28953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45542">
                <text:p>30455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78202">
                <text:p>29782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8294">
                <text:p>28882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01063">
                <text:p>29010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33865">
                <text:p>31338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71049">
                <text:p>30710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15379">
                <text:p>39153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13188">
                <text:p>38131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29735">
                <text:p>33297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20834">
                <text:p>30208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87877">
                <text:p>28878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11417">
                <text:p>29114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44003">
                <text:p>30440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82089">
                <text:p>31820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80211">
                <text:p>30802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8707">
                <text:p>29187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95077">
                <text:p>28950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37178">
                <text:p>30371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95678">
                <text:p>31956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63136">
                <text:p>29631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61955">
                <text:p>30619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16185">
                <text:p>29161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25725">
                <text:p>30257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84204">
                <text:p>29842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24856">
                <text:p>29248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2026">
                <text:p>30820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10684">
                <text:p>29106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13976">
                <text:p>30139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11739">
                <text:p>30117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94229">
                <text:p>28942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01961">
                <text:p>29019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33263">
                <text:p>30332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53024">
                <text:p>39530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59104">
                <text:p>37591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06401">
                <text:p>32064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02565">
                <text:p>32025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00075">
                <text:p>29000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25097">
                <text:p>29250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84356">
                <text:p>30843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84907">
                <text:p>43849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82195">
                <text:p>32821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99268">
                <text:p>29992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25935">
                <text:p>30259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97356">
                <text:p>28973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29734">
                <text:p>33297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51134">
                <text:p>30511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65417">
                <text:p>29654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40283">
                <text:p>29402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76591">
                <text:p>32765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49987">
                <text:p>29499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75977">
                <text:p>30759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22144">
                <text:p>30221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6165">
                <text:p>29261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06566">
                <text:p>31065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70797">
                <text:p>30707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49060">
                <text:p>29490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84312">
                <text:p>29843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7937">
                <text:p>30279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85851">
                <text:p>28858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16519">
                <text:p>29165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22327">
                <text:p>30223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37614">
                <text:p>30376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88740">
                <text:p>28887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88352">
                <text:p>28883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62242">
                <text:p>30622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374854">
                <text:p>43748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79149">
                <text:p>35791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71346">
                <text:p>31713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27688">
                <text:p>30276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04746">
                <text:p>29047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18237">
                <text:p>29182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52813">
                <text:p>30528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39528">
                <text:p>41395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07956">
                <text:p>36079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91325">
                <text:p>31913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81616">
                <text:p>318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82140">
                <text:p>30821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88935">
                <text:p>28889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17695">
                <text:p>29176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30365">
                <text:p>30303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76606">
                <text:p>38766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19218">
                <text:p>37192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03535">
                <text:p>29035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58128">
                <text:p>29581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21007">
                <text:p>29210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71599">
                <text:p>30715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29492">
                <text:p>40294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30103">
                <text:p>37301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78394">
                <text:p>31783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90454">
                <text:p>31904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14852">
                <text:p>29148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93164">
                <text:p>28931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90127">
                <text:p>32901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55286">
                <text:p>42552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41544">
                <text:p>35415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49022">
                <text:p>31490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98921">
                <text:p>29989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07582">
                <text:p>29075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04821">
                <text:p>29048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02396">
                <text:p>31023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350301">
                <text:p>43503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504166">
                <text:p>35041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32770">
                <text:p>313277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85349">
                <text:p>29853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90782">
                <text:p>28907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92564">
                <text:p>28925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62551">
                <text:p>30625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27723">
                <text:p>42277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08938">
                <text:p>31089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56681">
                <text:p>30566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38567">
                <text:p>30385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116603">
                <text:p>31166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98441">
                <text:p>30984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521380">
                <text:p>452138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83848">
                <text:p>33838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28297">
                <text:p>34282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97229">
                <text:p>28972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48234">
                <text:p>29482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22971">
                <text:p>30229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81545">
                <text:p>28815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49586">
                <text:p>30495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06696">
                <text:p>42066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28051">
                <text:p>35280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56058">
                <text:p>31560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85000">
                <text:p>2985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21128">
                <text:p>29211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76451">
                <text:p>30764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06672">
                <text:p>29066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12387">
                <text:p>30123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38955">
                <text:p>40389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36669">
                <text:p>38366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15038">
                <text:p>32150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18658">
                <text:p>30186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87162">
                <text:p>28871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03748">
                <text:p>29037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23126">
                <text:p>30231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762087">
                <text:p>37620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890833">
                <text:p>38908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227067">
                <text:p>32270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18524">
                <text:p>30185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82489">
                <text:p>28824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68900">
                <text:p>30689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317897">
                <text:p>43178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39726">
                <text:p>30397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26384">
                <text:p>30263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18754">
                <text:p>30187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16101">
                <text:p>29161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13550">
                <text:p>291355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43852">
                <text:p>30438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908101">
                <text:p>39081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80390">
                <text:p>398039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178515">
                <text:p>31785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12739">
                <text:p>30127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10211">
                <text:p>29102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71265">
                <text:p>30712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504866">
                <text:p>45048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89099">
                <text:p>28890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49115">
                <text:p>30491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902748">
                <text:p>39027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41754">
                <text:p>34417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96841">
                <text:p>28968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96086">
                <text:p>28960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73902">
                <text:p>28739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48450">
                <text:p>304845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03219">
                <text:p>30032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73131">
                <text:p>29731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53945">
                <text:p>30539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69884">
                <text:p>28698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14238">
                <text:p>30142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822142">
                <text:p>38221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889037">
                <text:p>38890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30254">
                <text:p>32302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60218">
                <text:p>30602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98117">
                <text:p>28981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66018">
                <text:p>30660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03234">
                <text:p>43032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17937">
                <text:p>30179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95137">
                <text:p>29951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02563">
                <text:p>30025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90292">
                <text:p>28902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76393">
                <text:p>30763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721605">
                <text:p>47216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389204">
                <text:p>33892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104542">
                <text:p>31045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70868">
                <text:p>29708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13297">
                <text:p>30132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74994">
                <text:p>33749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79937">
                <text:p>28799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252962">
                <text:p>32529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06380">
                <text:p>44063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83646">
                <text:p>28836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11530">
                <text:p>301153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86960">
                <text:p>298696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12184">
                <text:p>29121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63981">
                <text:p>32639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05126">
                <text:p>29051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97316">
                <text:p>29973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00418">
                <text:p>30004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96902">
                <text:p>28969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277917">
                <text:p>32779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04796">
                <text:p>45047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385949">
                <text:p>33859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95251">
                <text:p>30952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05749">
                <text:p>33057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91574">
                <text:p>31915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07659">
                <text:p>30076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91748">
                <text:p>28917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66208">
                <text:p>30662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450756">
                <text:p>44507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382256">
                <text:p>33822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01456">
                <text:p>31014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963892">
                <text:p>29638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949974">
                <text:p>29499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8283">
                <text:p>306828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901791">
                <text:p>29017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59833">
                <text:p>30598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953771">
                <text:p>39537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956283">
                <text:p>39562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82004">
                <text:p>31820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999758">
                <text:p>29997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86415">
                <text:p>28864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07745">
                <text:p>31077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64333">
                <text:p>3264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548956">
                <text:p>45489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21807">
                <text:p>34218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09032">
                <text:p>31090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48024">
                <text:p>32480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46376">
                <text:p>32463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40052">
                <text:p>30400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06769">
                <text:p>29067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84163">
                <text:p>32841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345367">
                <text:p>43453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52973">
                <text:p>30529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35796">
                <text:p>33357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196797">
                <text:p>31967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65803">
                <text:p>29658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094252">
                <text:p>30942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37051">
                <text:p>293705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056226">
                <text:p>30562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51008">
                <text:p>39510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74598">
                <text:p>377459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236614">
                <text:p>32366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51148">
                <text:p>30511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32764">
                <text:p>29327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098367">
                <text:p>30983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35747">
                <text:p>293574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09317">
                <text:p>30093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58795">
                <text:p>30587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94124">
                <text:p>28941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084744">
                <text:p>30847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41509">
                <text:p>444150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03119">
                <text:p>34031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155654">
                <text:p>315565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963626">
                <text:p>29636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67979">
                <text:p>29679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56647">
                <text:p>30566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09792">
                <text:p>34097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291709">
                <text:p>32917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407897">
                <text:p>44078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17467">
                <text:p>34174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108260">
                <text:p>310826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977090">
                <text:p>297709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46360">
                <text:p>294636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60822">
                <text:p>30608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02147">
                <text:p>29021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262523">
                <text:p>32625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80410">
                <text:p>408041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59111">
                <text:p>36591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96811">
                <text:p>31968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05404">
                <text:p>30054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24806">
                <text:p>29248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46674">
                <text:p>31466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541285">
                <text:p>45412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389839">
                <text:p>33898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132584">
                <text:p>31325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58910">
                <text:p>345891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229316">
                <text:p>32293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87263">
                <text:p>29872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34969">
                <text:p>29349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86414">
                <text:p>30864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07288">
                <text:p>29072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024825">
                <text:p>30248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74650">
                <text:p>397465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94605">
                <text:p>38946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247343">
                <text:p>32473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215370">
                <text:p>321537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95973">
                <text:p>28959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083727">
                <text:p>308372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468057">
                <text:p>44680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902123">
                <text:p>29021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292254">
                <text:p>329225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44968">
                <text:p>39449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756943">
                <text:p>37569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247824">
                <text:p>32478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46128">
                <text:p>30461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911758">
                <text:p>29117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96970">
                <text:p>289697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35363">
                <text:p>30353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97553">
                <text:p>39975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54139">
                <text:p>37541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208374">
                <text:p>32083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15633">
                <text:p>30156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922686">
                <text:p>29226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082419">
                <text:p>30824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525403">
                <text:p>45254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415359">
                <text:p>34153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83814">
                <text:p>30838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948919">
                <text:p>29489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